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17.18mm"/>
    </style:style>
    <style:style style:name="co3" style:family="table-column">
      <style:table-column-properties fo:break-before="auto" style:column-width="19.4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5.28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42.69mm"/>
    </style:style>
    <style:style style:name="co8" style:family="table-column">
      <style:table-column-properties fo:break-before="auto" style:column-width="36.11mm"/>
    </style:style>
    <style:style style:name="co9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row table:style-name="ro1">
          <table:table-cell table:style-name="Default" table:number-columns-repeated="9"/>
        </table:table-row>
        <table:table-row table:style-name="ro2">
          <table:table-cell table:style-name="ce1" office:value-type="string" calcext:value-type="string">
            <text:p>Tamanho da Mensagem</text:p>
          </table:table-cell>
          <table:table-cell table:style-name="ce1" office:value-type="string" calcext:value-type="string">
            <text:p>1 Slave</text:p>
          </table:table-cell>
          <table:table-cell table:style-name="ce1" office:value-type="string" calcext:value-type="string">
            <text:p>2 Slaves</text:p>
          </table:table-cell>
          <table:table-cell table:style-name="ce1" office:value-type="string" calcext:value-type="string">
            <text:p>3 Slaves</text:p>
          </table:table-cell>
          <table:table-cell table:style-name="ce1" office:value-type="string" calcext:value-type="string">
            <text:p>4 Slaves</text:p>
          </table:table-cell>
          <table:table-cell table:style-name="ce1" office:value-type="string" calcext:value-type="string">
            <text:p>5 Slaves</text:p>
          </table:table-cell>
          <table:table-cell table:style-name="ce1" office:value-type="string" calcext:value-type="string">
            <text:p>6 Slaves</text:p>
          </table:table-cell>
          <table:table-cell table:style-name="ce1" office:value-type="string" calcext:value-type="string">
            <text:p>7 Slaves</text:p>
          </table:table-cell>
          <table:table-cell table:style-name="ce1" office:value-type="string" calcext:value-type="string">
            <text:p>8 Slav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.4391862282" calcext:value-type="float">
            <text:p>45,4391862282</text:p>
          </table:table-cell>
          <table:table-cell office:value-type="float" office:value="28.3573532569065" calcext:value-type="float">
            <text:p>28,3573532569</text:p>
          </table:table-cell>
          <table:table-cell office:value-type="float" office:value="19.6274025169193" calcext:value-type="float">
            <text:p>19,6274025169</text:p>
          </table:table-cell>
          <table:table-cell office:value-type="float" office:value="16.4125482794625" calcext:value-type="float">
            <text:p>16,4125482795</text:p>
          </table:table-cell>
          <table:table-cell office:value-type="float" office:value="13.7080941907625" calcext:value-type="float">
            <text:p>13,7080941908</text:p>
          </table:table-cell>
          <table:table-cell office:value-type="float" office:value="12.4432576889369" calcext:value-type="float">
            <text:p>12,4432576889</text:p>
          </table:table-cell>
          <table:table-cell office:value-type="float" office:value="11.5414815381387" calcext:value-type="float">
            <text:p>11,5414815381</text:p>
          </table:table-cell>
          <table:table-cell office:value-type="float" office:value="19.1063024460777" calcext:value-type="float">
            <text:p>19,106302446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3.381395153" calcext:value-type="float">
            <text:p>113,381395153</text:p>
          </table:table-cell>
          <table:table-cell office:value-type="float" office:value="56.3336799664261" calcext:value-type="float">
            <text:p>56,3336799664</text:p>
          </table:table-cell>
          <table:table-cell office:value-type="float" office:value="38.213175464269" calcext:value-type="float">
            <text:p>38,2131754643</text:p>
          </table:table-cell>
          <table:table-cell office:value-type="float" office:value="29.7629665701295" calcext:value-type="float">
            <text:p>29,7629665701</text:p>
          </table:table-cell>
          <table:table-cell office:value-type="float" office:value="24.4703347009559" calcext:value-type="float">
            <text:p>24,470334701</text:p>
          </table:table-cell>
          <table:table-cell office:value-type="float" office:value="20.3949798447931" calcext:value-type="float">
            <text:p>20,3949798448</text:p>
          </table:table-cell>
          <table:table-cell office:value-type="float" office:value="18.4599182182051" calcext:value-type="float">
            <text:p>18,4599182182</text:p>
          </table:table-cell>
          <table:table-cell office:value-type="float" office:value="30.5453442554063" calcext:value-type="float">
            <text:p>30,545344255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7.8861169935" calcext:value-type="float">
            <text:p>187,8861169935</text:p>
          </table:table-cell>
          <table:table-cell office:value-type="float" office:value="89.1600989732244" calcext:value-type="float">
            <text:p>89,1600989732</text:p>
          </table:table-cell>
          <table:table-cell office:value-type="float" office:value="59.6308117445854" calcext:value-type="float">
            <text:p>59,6308117446</text:p>
          </table:table-cell>
          <table:table-cell office:value-type="float" office:value="46.048202946909" calcext:value-type="float">
            <text:p>46,0482029469</text:p>
          </table:table-cell>
          <table:table-cell office:value-type="float" office:value="36.5423055992024" calcext:value-type="float">
            <text:p>36,5423055992</text:p>
          </table:table-cell>
          <table:table-cell office:value-type="float" office:value="31.0177824758041" calcext:value-type="float">
            <text:p>31,0177824758</text:p>
          </table:table-cell>
          <table:table-cell office:value-type="float" office:value="26.7596524898227" calcext:value-type="float">
            <text:p>26,7596524898</text:p>
          </table:table-cell>
          <table:table-cell office:value-type="float" office:value="46.3000444387896" calcext:value-type="float">
            <text:p>46,300044438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56.9670814717" calcext:value-type="float">
            <text:p>256,9670814717</text:p>
          </table:table-cell>
          <table:table-cell office:value-type="float" office:value="122.446865514483" calcext:value-type="float">
            <text:p>122,4468655145</text:p>
          </table:table-cell>
          <table:table-cell office:value-type="float" office:value="82.8042095987649" calcext:value-type="float">
            <text:p>82,8042095988</text:p>
          </table:table-cell>
          <table:table-cell office:value-type="float" office:value="63.344372242057" calcext:value-type="float">
            <text:p>63,3443722421</text:p>
          </table:table-cell>
          <table:table-cell office:value-type="float" office:value="50.5191022670631" calcext:value-type="float">
            <text:p>50,5191022671</text:p>
          </table:table-cell>
          <table:table-cell office:value-type="float" office:value="42.3705655234399" calcext:value-type="float">
            <text:p>42,3705655234</text:p>
          </table:table-cell>
          <table:table-cell office:value-type="float" office:value="36.3168280318525" calcext:value-type="float">
            <text:p>36,3168280319</text:p>
          </table:table-cell>
          <table:table-cell office:value-type="float" office:value="63.1309896186036" calcext:value-type="float">
            <text:p>63,130989618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26.9616727042" calcext:value-type="float">
            <text:p>326,9616727042</text:p>
          </table:table-cell>
          <table:table-cell office:value-type="float" office:value="155.678995456926" calcext:value-type="float">
            <text:p>155,6789954569</text:p>
          </table:table-cell>
          <table:table-cell office:value-type="float" office:value="105.048271847259" calcext:value-type="float">
            <text:p>105,0482718473</text:p>
          </table:table-cell>
          <table:table-cell office:value-type="float" office:value="80.5381438731103" calcext:value-type="float">
            <text:p>80,5381438731</text:p>
          </table:table-cell>
          <table:table-cell office:value-type="float" office:value="63.9860449310448" calcext:value-type="float">
            <text:p>63,986044931</text:p>
          </table:table-cell>
          <table:table-cell office:value-type="float" office:value="53.7642808212199" calcext:value-type="float">
            <text:p>53,7642808212</text:p>
          </table:table-cell>
          <table:table-cell office:value-type="float" office:value="46.3732333798235" calcext:value-type="float">
            <text:p>46,3732333798</text:p>
          </table:table-cell>
          <table:table-cell office:value-type="float" office:value="80.2684149159696" calcext:value-type="float">
            <text:p>80,26841491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96.8015295557" calcext:value-type="float">
            <text:p>396,8015295557</text:p>
          </table:table-cell>
          <table:table-cell office:value-type="float" office:value="188.632359291237" calcext:value-type="float">
            <text:p>188,6323592912</text:p>
          </table:table-cell>
          <table:table-cell office:value-type="float" office:value="128.643539422251" calcext:value-type="float">
            <text:p>128,6435394223</text:p>
          </table:table-cell>
          <table:table-cell office:value-type="float" office:value="98.188142907765" calcext:value-type="float">
            <text:p>98,1881429078</text:p>
          </table:table-cell>
          <table:table-cell office:value-type="float" office:value="77.8268660271964" calcext:value-type="float">
            <text:p>77,8268660272</text:p>
          </table:table-cell>
          <table:table-cell office:value-type="float" office:value="65.1393013918969" calcext:value-type="float">
            <text:p>65,1393013919</text:p>
          </table:table-cell>
          <table:table-cell office:value-type="float" office:value="56.4922117315001" calcext:value-type="float">
            <text:p>56,4922117315</text:p>
          </table:table-cell>
          <table:table-cell office:value-type="float" office:value="97.7113020603935" calcext:value-type="float">
            <text:p>97,711302060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63.4042841706" calcext:value-type="float">
            <text:p>463,4042841706</text:p>
          </table:table-cell>
          <table:table-cell office:value-type="float" office:value="221.395061558733" calcext:value-type="float">
            <text:p>221,3950615587</text:p>
          </table:table-cell>
          <table:table-cell office:value-type="float" office:value="151.159960517236" calcext:value-type="float">
            <text:p>151,1599605172</text:p>
          </table:table-cell>
          <table:table-cell office:value-type="float" office:value="115.09050307828" calcext:value-type="float">
            <text:p>115,0905030783</text:p>
          </table:table-cell>
          <table:table-cell office:value-type="float" office:value="91.6177885671528" calcext:value-type="float">
            <text:p>91,6177885672</text:p>
          </table:table-cell>
          <table:table-cell office:value-type="float" office:value="76.9976853329062" calcext:value-type="float">
            <text:p>76,9976853329</text:p>
          </table:table-cell>
          <table:table-cell office:value-type="float" office:value="66.0775436397345" calcext:value-type="float">
            <text:p>66,0775436397</text:p>
          </table:table-cell>
          <table:table-cell office:value-type="float" office:value="115.196698845618" calcext:value-type="float">
            <text:p>115,1966988456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533.8249750511" calcext:value-type="float">
            <text:p>533,8249750511</text:p>
          </table:table-cell>
          <table:table-cell office:value-type="float" office:value="256.053854192557" calcext:value-type="float">
            <text:p>256,0538541926</text:p>
          </table:table-cell>
          <table:table-cell office:value-type="float" office:value="173.879012786902" calcext:value-type="float">
            <text:p>173,8790127869</text:p>
          </table:table-cell>
          <table:table-cell office:value-type="float" office:value="132.417827796255" calcext:value-type="float">
            <text:p>132,4178277963</text:p>
          </table:table-cell>
          <table:table-cell office:value-type="float" office:value="105.403311299443" calcext:value-type="float">
            <text:p>105,4033112994</text:p>
          </table:table-cell>
          <table:table-cell office:value-type="float" office:value="88.2302322957206" calcext:value-type="float">
            <text:p>88,2302322957</text:p>
          </table:table-cell>
          <table:table-cell office:value-type="float" office:value="75.9810771756767" calcext:value-type="float">
            <text:p>75,9810771757</text:p>
          </table:table-cell>
          <table:table-cell office:value-type="float" office:value="132.093089615032" calcext:value-type="float">
            <text:p>132,09308961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03.7090059868" calcext:value-type="float">
            <text:p>603,7090059868</text:p>
          </table:table-cell>
          <table:table-cell office:value-type="float" office:value="290.419400082184" calcext:value-type="float">
            <text:p>290,4194000822</text:p>
          </table:table-cell>
          <table:table-cell office:value-type="float" office:value="196.585588945956" calcext:value-type="float">
            <text:p>196,585588946</text:p>
          </table:table-cell>
          <table:table-cell office:value-type="float" office:value="150.024415809228" calcext:value-type="float">
            <text:p>150,0244158092</text:p>
          </table:table-cell>
          <table:table-cell office:value-type="float" office:value="119.267112000524" calcext:value-type="float">
            <text:p>119,2671120005</text:p>
          </table:table-cell>
          <table:table-cell office:value-type="float" office:value="99.9889967728362" calcext:value-type="float">
            <text:p>99,9889967728</text:p>
          </table:table-cell>
          <table:table-cell office:value-type="float" office:value="85.9448377901063" calcext:value-type="float">
            <text:p>85,9448377901</text:p>
          </table:table-cell>
          <table:table-cell office:value-type="float" office:value="149.240707290651" calcext:value-type="float">
            <text:p>149,2407072907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671.940949552" calcext:value-type="float">
            <text:p>671,940949552</text:p>
          </table:table-cell>
          <table:table-cell office:value-type="float" office:value="323.455811177519" calcext:value-type="float">
            <text:p>323,4558111775</text:p>
          </table:table-cell>
          <table:table-cell office:value-type="float" office:value="219.257050331101" calcext:value-type="float">
            <text:p>219,2570503311</text:p>
          </table:table-cell>
          <table:table-cell office:value-type="float" office:value="166.994316179977" calcext:value-type="float">
            <text:p>166,99431618</text:p>
          </table:table-cell>
          <table:table-cell office:value-type="float" office:value="132.915290287016" calcext:value-type="float">
            <text:p>132,915290287</text:p>
          </table:table-cell>
          <table:table-cell office:value-type="float" office:value="111.185322296765" calcext:value-type="float">
            <text:p>111,1853222968</text:p>
          </table:table-cell>
          <table:table-cell office:value-type="float" office:value="95.8761419456082" calcext:value-type="float">
            <text:p>95,8761419456</text:p>
          </table:table-cell>
          <table:table-cell office:value-type="float" office:value="166.206412271621" calcext:value-type="float">
            <text:p>166,206412271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41.1771755343" calcext:value-type="float">
            <text:p>741,1771755343</text:p>
          </table:table-cell>
          <table:table-cell office:value-type="float" office:value="357.027623097325" calcext:value-type="float">
            <text:p>357,0276230973</text:p>
          </table:table-cell>
          <table:table-cell office:value-type="float" office:value="241.474961697663" calcext:value-type="float">
            <text:p>241,4749616977</text:p>
          </table:table-cell>
          <table:table-cell office:value-type="float" office:value="184.280123289146" calcext:value-type="float">
            <text:p>184,2801232891</text:p>
          </table:table-cell>
          <table:table-cell office:value-type="float" office:value="146.860107673814" calcext:value-type="float">
            <text:p>146,8601076738</text:p>
          </table:table-cell>
          <table:table-cell office:value-type="float" office:value="123.144074051351" calcext:value-type="float">
            <text:p>123,1440740514</text:p>
          </table:table-cell>
          <table:table-cell office:value-type="float" office:value="105.771719175455" calcext:value-type="float">
            <text:p>105,7717191755</text:p>
          </table:table-cell>
          <table:table-cell office:value-type="float" office:value="183.697733109697" calcext:value-type="float">
            <text:p>183,6977331097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808.3519330176" calcext:value-type="float">
            <text:p>808,3519330176</text:p>
          </table:table-cell>
          <table:table-cell office:value-type="float" office:value="392.288975677077" calcext:value-type="float">
            <text:p>392,2889756771</text:p>
          </table:table-cell>
          <table:table-cell office:value-type="float" office:value="265.152784248715" calcext:value-type="float">
            <text:p>265,1527842487</text:p>
          </table:table-cell>
          <table:table-cell office:value-type="float" office:value="201.881072623264" calcext:value-type="float">
            <text:p>201,8810726233</text:p>
          </table:table-cell>
          <table:table-cell office:value-type="float" office:value="160.749892694339" calcext:value-type="float">
            <text:p>160,7498926943</text:p>
          </table:table-cell>
          <table:table-cell office:value-type="float" office:value="134.753823136125" calcext:value-type="float">
            <text:p>134,7538231361</text:p>
          </table:table-cell>
          <table:table-cell office:value-type="float" office:value="115.620945470354" calcext:value-type="float">
            <text:p>115,6209454704</text:p>
          </table:table-cell>
          <table:table-cell office:value-type="float" office:value="200.555504147223" calcext:value-type="float">
            <text:p>200,555504147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880.0551675245" calcext:value-type="float">
            <text:p>880,0551675245</text:p>
          </table:table-cell>
          <table:table-cell office:value-type="float" office:value="423.531538466051" calcext:value-type="float">
            <text:p>423,5315384661</text:p>
          </table:table-cell>
          <table:table-cell office:value-type="float" office:value="288.483142234491" calcext:value-type="float">
            <text:p>288,4831422345</text:p>
          </table:table-cell>
          <table:table-cell office:value-type="float" office:value="219.421968320494" calcext:value-type="float">
            <text:p>219,4219683205</text:p>
          </table:table-cell>
          <table:table-cell office:value-type="float" office:value="174.75483478565" calcext:value-type="float">
            <text:p>174,7548347857</text:p>
          </table:table-cell>
          <table:table-cell office:value-type="float" office:value="146.230090424288" calcext:value-type="float">
            <text:p>146,2300904243</text:p>
          </table:table-cell>
          <table:table-cell office:value-type="float" office:value="125.586231343107" calcext:value-type="float">
            <text:p>125,5862313431</text:p>
          </table:table-cell>
          <table:table-cell office:value-type="float" office:value="218.096152942431" calcext:value-type="float">
            <text:p>218,0961529424</text:p>
          </table:table-cell>
        </table:table-row>
      </table:table>
      <table:table table:name="TempoResposta x TamanhoMensagem" table:style-name="ta1">
        <table:shapes>
          <draw:frame draw:z-index="0" draw:style-name="gr1" draw:text-style-name="P1" svg:width="191.09mm" svg:height="111.28mm" svg:x="48.09mm" svg:y="83.89mm">
            <loext:p draw:notify-on-update-of-ranges="'TempoResposta x TamanhoMensagem'.B4:'TempoResposta x TamanhoMensagem'.B16 'TempoResposta x TamanhoMensagem'.C3:'TempoResposta x TamanhoMensagem'.C3 'TempoResposta x TamanhoMensagem'.C4:'TempoResposta x TamanhoMensagem'.C16 'TempoResposta x TamanhoMensagem'.B4:'TempoResposta x TamanhoMensagem'.B16 'TempoResposta x TamanhoMensagem'.D3:'TempoResposta x TamanhoMensagem'.D3 'TempoResposta x TamanhoMensagem'.D4:'TempoResposta x TamanhoMensagem'.D16 'TempoResposta x TamanhoMensagem'.B4:'TempoResposta x TamanhoMensagem'.B16 'TempoResposta x TamanhoMensagem'.E3:'TempoResposta x TamanhoMensagem'.E3 'TempoResposta x TamanhoMensagem'.E4:'TempoResposta x TamanhoMensagem'.E16 'TempoResposta x TamanhoMensagem'.B4:'TempoResposta x TamanhoMensagem'.B16 'TempoResposta x TamanhoMensagem'.F3:'TempoResposta x TamanhoMensagem'.F3 'TempoResposta x TamanhoMensagem'.F4:'TempoResposta x TamanhoMensagem'.F16 'TempoResposta x TamanhoMensagem'.B4:'TempoResposta x TamanhoMensagem'.B16 'TempoResposta x TamanhoMensagem'.G3:'TempoResposta x TamanhoMensagem'.G3 'TempoResposta x TamanhoMensagem'.G4:'TempoResposta x TamanhoMensagem'.G16 'TempoResposta x TamanhoMensagem'.B4:'TempoResposta x TamanhoMensagem'.B16 'TempoResposta x TamanhoMensagem'.H3:'TempoResposta x TamanhoMensagem'.H3 'TempoResposta x TamanhoMensagem'.H4:'TempoResposta x TamanhoMensagem'.H16 'TempoResposta x TamanhoMensagem'.B4:'TempoResposta x TamanhoMensagem'.B16 'TempoResposta x TamanhoMensagem'.I3:'TempoResposta x TamanhoMensagem'.I3 'TempoResposta x TamanhoMensagem'.I4:'TempoResposta x TamanhoMensagem'.I16 'TempoResposta x TamanhoMensagem'.B4:'TempoResposta x TamanhoMensagem'.B16 'TempoResposta x TamanhoMensagem'.J3:'TempoResposta x TamanhoMensagem'.J3 'TempoResposta x TamanhoMensagem'.J4:'TempoResposta x TamanhoMensagem'.J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4" table:number-columns-repeated="8" table:default-cell-style-name="ce3"/>
        <table:table-row table:style-name="ro1" table:number-rows-repeated="2">
          <table:table-cell/>
          <table:table-cell table:style-name="Default" table:number-columns-repeated="9"/>
        </table:table-row>
        <table:table-row table:style-name="ro2">
          <table:table-cell/>
          <table:table-cell table:style-name="ce1" office:value-type="string" calcext:value-type="string">
            <text:p>Tamanho da Mensagem</text:p>
          </table:table-cell>
          <table:table-cell table:style-name="ce1" office:value-type="string" calcext:value-type="string">
            <text:p>1 Slave</text:p>
          </table:table-cell>
          <table:table-cell table:style-name="ce1" office:value-type="string" calcext:value-type="string">
            <text:p>2 Slaves</text:p>
          </table:table-cell>
          <table:table-cell table:style-name="ce1" office:value-type="string" calcext:value-type="string">
            <text:p>3 Slaves</text:p>
          </table:table-cell>
          <table:table-cell table:style-name="ce1" office:value-type="string" calcext:value-type="string">
            <text:p>4 Slaves</text:p>
          </table:table-cell>
          <table:table-cell table:style-name="ce1" office:value-type="string" calcext:value-type="string">
            <text:p>5 Slaves</text:p>
          </table:table-cell>
          <table:table-cell table:style-name="ce1" office:value-type="string" calcext:value-type="string">
            <text:p>6 Slaves</text:p>
          </table:table-cell>
          <table:table-cell table:style-name="ce1" office:value-type="string" calcext:value-type="string">
            <text:p>7 Slaves</text:p>
          </table:table-cell>
          <table:table-cell table:style-name="ce1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5.4391862282" calcext:value-type="float">
            <text:p>45,44</text:p>
          </table:table-cell>
          <table:table-cell office:value-type="float" office:value="28.3573532569065" calcext:value-type="float">
            <text:p>28,36</text:p>
          </table:table-cell>
          <table:table-cell office:value-type="float" office:value="19.6274025169193" calcext:value-type="float">
            <text:p>19,63</text:p>
          </table:table-cell>
          <table:table-cell office:value-type="float" office:value="16.4125482794625" calcext:value-type="float">
            <text:p>16,41</text:p>
          </table:table-cell>
          <table:table-cell office:value-type="float" office:value="13.7080941907625" calcext:value-type="float">
            <text:p>13,71</text:p>
          </table:table-cell>
          <table:table-cell office:value-type="float" office:value="12.4432576889369" calcext:value-type="float">
            <text:p>12,44</text:p>
          </table:table-cell>
          <table:table-cell office:value-type="float" office:value="11.5414815381387" calcext:value-type="float">
            <text:p>11,54</text:p>
          </table:table-cell>
          <table:table-cell office:value-type="float" office:value="19.1063024460777" calcext:value-type="float">
            <text:p>19,11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13.381395153" calcext:value-type="float">
            <text:p>113,38</text:p>
          </table:table-cell>
          <table:table-cell office:value-type="float" office:value="56.3336799664261" calcext:value-type="float">
            <text:p>56,33</text:p>
          </table:table-cell>
          <table:table-cell office:value-type="float" office:value="38.213175464269" calcext:value-type="float">
            <text:p>38,21</text:p>
          </table:table-cell>
          <table:table-cell office:value-type="float" office:value="29.7629665701295" calcext:value-type="float">
            <text:p>29,76</text:p>
          </table:table-cell>
          <table:table-cell office:value-type="float" office:value="24.4703347009559" calcext:value-type="float">
            <text:p>24,47</text:p>
          </table:table-cell>
          <table:table-cell office:value-type="float" office:value="20.3949798447931" calcext:value-type="float">
            <text:p>20,39</text:p>
          </table:table-cell>
          <table:table-cell office:value-type="float" office:value="18.4599182182051" calcext:value-type="float">
            <text:p>18,46</text:p>
          </table:table-cell>
          <table:table-cell office:value-type="float" office:value="30.5453442554063" calcext:value-type="float">
            <text:p>30,5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87.8861169935" calcext:value-type="float">
            <text:p>187,89</text:p>
          </table:table-cell>
          <table:table-cell office:value-type="float" office:value="89.1600989732244" calcext:value-type="float">
            <text:p>89,16</text:p>
          </table:table-cell>
          <table:table-cell office:value-type="float" office:value="59.6308117445854" calcext:value-type="float">
            <text:p>59,63</text:p>
          </table:table-cell>
          <table:table-cell office:value-type="float" office:value="46.048202946909" calcext:value-type="float">
            <text:p>46,05</text:p>
          </table:table-cell>
          <table:table-cell office:value-type="float" office:value="36.5423055992024" calcext:value-type="float">
            <text:p>36,54</text:p>
          </table:table-cell>
          <table:table-cell office:value-type="float" office:value="31.0177824758041" calcext:value-type="float">
            <text:p>31,02</text:p>
          </table:table-cell>
          <table:table-cell office:value-type="float" office:value="26.7596524898227" calcext:value-type="float">
            <text:p>26,76</text:p>
          </table:table-cell>
          <table:table-cell office:value-type="float" office:value="46.3000444387896" calcext:value-type="float">
            <text:p>46,30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256.9670814717" calcext:value-type="float">
            <text:p>256,97</text:p>
          </table:table-cell>
          <table:table-cell office:value-type="float" office:value="122.446865514483" calcext:value-type="float">
            <text:p>122,45</text:p>
          </table:table-cell>
          <table:table-cell office:value-type="float" office:value="82.8042095987649" calcext:value-type="float">
            <text:p>82,80</text:p>
          </table:table-cell>
          <table:table-cell office:value-type="float" office:value="63.344372242057" calcext:value-type="float">
            <text:p>63,34</text:p>
          </table:table-cell>
          <table:table-cell office:value-type="float" office:value="50.5191022670631" calcext:value-type="float">
            <text:p>50,52</text:p>
          </table:table-cell>
          <table:table-cell office:value-type="float" office:value="42.3705655234399" calcext:value-type="float">
            <text:p>42,37</text:p>
          </table:table-cell>
          <table:table-cell office:value-type="float" office:value="36.3168280318525" calcext:value-type="float">
            <text:p>36,32</text:p>
          </table:table-cell>
          <table:table-cell office:value-type="float" office:value="63.1309896186036" calcext:value-type="float">
            <text:p>63,13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26.9616727042" calcext:value-type="float">
            <text:p>326,96</text:p>
          </table:table-cell>
          <table:table-cell office:value-type="float" office:value="155.678995456926" calcext:value-type="float">
            <text:p>155,68</text:p>
          </table:table-cell>
          <table:table-cell office:value-type="float" office:value="105.048271847259" calcext:value-type="float">
            <text:p>105,05</text:p>
          </table:table-cell>
          <table:table-cell office:value-type="float" office:value="80.5381438731103" calcext:value-type="float">
            <text:p>80,54</text:p>
          </table:table-cell>
          <table:table-cell office:value-type="float" office:value="63.9860449310448" calcext:value-type="float">
            <text:p>63,99</text:p>
          </table:table-cell>
          <table:table-cell office:value-type="float" office:value="53.7642808212199" calcext:value-type="float">
            <text:p>53,76</text:p>
          </table:table-cell>
          <table:table-cell office:value-type="float" office:value="46.3732333798235" calcext:value-type="float">
            <text:p>46,37</text:p>
          </table:table-cell>
          <table:table-cell office:value-type="float" office:value="80.2684149159696" calcext:value-type="float">
            <text:p>80,27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396.8015295557" calcext:value-type="float">
            <text:p>396,80</text:p>
          </table:table-cell>
          <table:table-cell office:value-type="float" office:value="188.632359291237" calcext:value-type="float">
            <text:p>188,63</text:p>
          </table:table-cell>
          <table:table-cell office:value-type="float" office:value="128.643539422251" calcext:value-type="float">
            <text:p>128,64</text:p>
          </table:table-cell>
          <table:table-cell office:value-type="float" office:value="98.188142907765" calcext:value-type="float">
            <text:p>98,19</text:p>
          </table:table-cell>
          <table:table-cell office:value-type="float" office:value="77.8268660271964" calcext:value-type="float">
            <text:p>77,83</text:p>
          </table:table-cell>
          <table:table-cell office:value-type="float" office:value="65.1393013918969" calcext:value-type="float">
            <text:p>65,14</text:p>
          </table:table-cell>
          <table:table-cell office:value-type="float" office:value="56.4922117315001" calcext:value-type="float">
            <text:p>56,49</text:p>
          </table:table-cell>
          <table:table-cell office:value-type="float" office:value="97.7113020603935" calcext:value-type="float">
            <text:p>97,71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463.4042841706" calcext:value-type="float">
            <text:p>463,40</text:p>
          </table:table-cell>
          <table:table-cell office:value-type="float" office:value="221.395061558733" calcext:value-type="float">
            <text:p>221,40</text:p>
          </table:table-cell>
          <table:table-cell office:value-type="float" office:value="151.159960517236" calcext:value-type="float">
            <text:p>151,16</text:p>
          </table:table-cell>
          <table:table-cell office:value-type="float" office:value="115.09050307828" calcext:value-type="float">
            <text:p>115,09</text:p>
          </table:table-cell>
          <table:table-cell office:value-type="float" office:value="91.6177885671528" calcext:value-type="float">
            <text:p>91,62</text:p>
          </table:table-cell>
          <table:table-cell office:value-type="float" office:value="76.9976853329062" calcext:value-type="float">
            <text:p>77,00</text:p>
          </table:table-cell>
          <table:table-cell office:value-type="float" office:value="66.0775436397345" calcext:value-type="float">
            <text:p>66,08</text:p>
          </table:table-cell>
          <table:table-cell office:value-type="float" office:value="115.196698845618" calcext:value-type="float">
            <text:p>115,20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533.8249750511" calcext:value-type="float">
            <text:p>533,82</text:p>
          </table:table-cell>
          <table:table-cell office:value-type="float" office:value="256.053854192557" calcext:value-type="float">
            <text:p>256,05</text:p>
          </table:table-cell>
          <table:table-cell office:value-type="float" office:value="173.879012786902" calcext:value-type="float">
            <text:p>173,88</text:p>
          </table:table-cell>
          <table:table-cell office:value-type="float" office:value="132.417827796255" calcext:value-type="float">
            <text:p>132,42</text:p>
          </table:table-cell>
          <table:table-cell office:value-type="float" office:value="105.403311299443" calcext:value-type="float">
            <text:p>105,40</text:p>
          </table:table-cell>
          <table:table-cell office:value-type="float" office:value="88.2302322957206" calcext:value-type="float">
            <text:p>88,23</text:p>
          </table:table-cell>
          <table:table-cell office:value-type="float" office:value="75.9810771756767" calcext:value-type="float">
            <text:p>75,98</text:p>
          </table:table-cell>
          <table:table-cell office:value-type="float" office:value="132.093089615032" calcext:value-type="float">
            <text:p>132,09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603.7090059868" calcext:value-type="float">
            <text:p>603,71</text:p>
          </table:table-cell>
          <table:table-cell office:value-type="float" office:value="290.419400082184" calcext:value-type="float">
            <text:p>290,42</text:p>
          </table:table-cell>
          <table:table-cell office:value-type="float" office:value="196.585588945956" calcext:value-type="float">
            <text:p>196,59</text:p>
          </table:table-cell>
          <table:table-cell office:value-type="float" office:value="150.024415809228" calcext:value-type="float">
            <text:p>150,02</text:p>
          </table:table-cell>
          <table:table-cell office:value-type="float" office:value="119.267112000524" calcext:value-type="float">
            <text:p>119,27</text:p>
          </table:table-cell>
          <table:table-cell office:value-type="float" office:value="99.9889967728362" calcext:value-type="float">
            <text:p>99,99</text:p>
          </table:table-cell>
          <table:table-cell office:value-type="float" office:value="85.9448377901063" calcext:value-type="float">
            <text:p>85,94</text:p>
          </table:table-cell>
          <table:table-cell office:value-type="float" office:value="149.240707290651" calcext:value-type="float">
            <text:p>149,24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671.940949552" calcext:value-type="float">
            <text:p>671,94</text:p>
          </table:table-cell>
          <table:table-cell office:value-type="float" office:value="323.455811177519" calcext:value-type="float">
            <text:p>323,46</text:p>
          </table:table-cell>
          <table:table-cell office:value-type="float" office:value="219.257050331101" calcext:value-type="float">
            <text:p>219,26</text:p>
          </table:table-cell>
          <table:table-cell office:value-type="float" office:value="166.994316179977" calcext:value-type="float">
            <text:p>166,99</text:p>
          </table:table-cell>
          <table:table-cell office:value-type="float" office:value="132.915290287016" calcext:value-type="float">
            <text:p>132,92</text:p>
          </table:table-cell>
          <table:table-cell office:value-type="float" office:value="111.185322296765" calcext:value-type="float">
            <text:p>111,19</text:p>
          </table:table-cell>
          <table:table-cell office:value-type="float" office:value="95.8761419456082" calcext:value-type="float">
            <text:p>95,88</text:p>
          </table:table-cell>
          <table:table-cell office:value-type="float" office:value="166.206412271621" calcext:value-type="float">
            <text:p>166,21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41.1771755343" calcext:value-type="float">
            <text:p>741,18</text:p>
          </table:table-cell>
          <table:table-cell office:value-type="float" office:value="357.027623097325" calcext:value-type="float">
            <text:p>357,03</text:p>
          </table:table-cell>
          <table:table-cell office:value-type="float" office:value="241.474961697663" calcext:value-type="float">
            <text:p>241,47</text:p>
          </table:table-cell>
          <table:table-cell office:value-type="float" office:value="184.280123289146" calcext:value-type="float">
            <text:p>184,28</text:p>
          </table:table-cell>
          <table:table-cell office:value-type="float" office:value="146.860107673814" calcext:value-type="float">
            <text:p>146,86</text:p>
          </table:table-cell>
          <table:table-cell office:value-type="float" office:value="123.144074051351" calcext:value-type="float">
            <text:p>123,14</text:p>
          </table:table-cell>
          <table:table-cell office:value-type="float" office:value="105.771719175455" calcext:value-type="float">
            <text:p>105,77</text:p>
          </table:table-cell>
          <table:table-cell office:value-type="float" office:value="183.697733109697" calcext:value-type="float">
            <text:p>183,70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808.3519330176" calcext:value-type="float">
            <text:p>808,35</text:p>
          </table:table-cell>
          <table:table-cell office:value-type="float" office:value="392.288975677077" calcext:value-type="float">
            <text:p>392,29</text:p>
          </table:table-cell>
          <table:table-cell office:value-type="float" office:value="265.152784248715" calcext:value-type="float">
            <text:p>265,15</text:p>
          </table:table-cell>
          <table:table-cell office:value-type="float" office:value="201.881072623264" calcext:value-type="float">
            <text:p>201,88</text:p>
          </table:table-cell>
          <table:table-cell office:value-type="float" office:value="160.749892694339" calcext:value-type="float">
            <text:p>160,75</text:p>
          </table:table-cell>
          <table:table-cell office:value-type="float" office:value="134.753823136125" calcext:value-type="float">
            <text:p>134,75</text:p>
          </table:table-cell>
          <table:table-cell office:value-type="float" office:value="115.620945470354" calcext:value-type="float">
            <text:p>115,62</text:p>
          </table:table-cell>
          <table:table-cell office:value-type="float" office:value="200.555504147223" calcext:value-type="float">
            <text:p>200,56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880.0551675245" calcext:value-type="float">
            <text:p>880,06</text:p>
          </table:table-cell>
          <table:table-cell office:value-type="float" office:value="423.531538466051" calcext:value-type="float">
            <text:p>423,53</text:p>
          </table:table-cell>
          <table:table-cell office:value-type="float" office:value="288.483142234491" calcext:value-type="float">
            <text:p>288,48</text:p>
          </table:table-cell>
          <table:table-cell office:value-type="float" office:value="219.421968320494" calcext:value-type="float">
            <text:p>219,42</text:p>
          </table:table-cell>
          <table:table-cell office:value-type="float" office:value="174.75483478565" calcext:value-type="float">
            <text:p>174,75</text:p>
          </table:table-cell>
          <table:table-cell office:value-type="float" office:value="146.230090424288" calcext:value-type="float">
            <text:p>146,23</text:p>
          </table:table-cell>
          <table:table-cell office:value-type="float" office:value="125.586231343107" calcext:value-type="float">
            <text:p>125,59</text:p>
          </table:table-cell>
          <table:table-cell office:value-type="float" office:value="218.096152942431" calcext:value-type="float">
            <text:p>218,10</text:p>
          </table:table-cell>
        </table:table-row>
      </table:table>
      <table:table table:name="Speed Up x Tamanho da Mensagem" table:style-name="ta1">
        <table:shapes>
          <draw:frame draw:z-index="0" draw:style-name="gr1" draw:text-style-name="P1" svg:width="190.78mm" svg:height="110.57mm" svg:x="47.05mm" svg:y="165.8mm">
            <loext:p draw:notify-on-update-of-ranges="'Speed Up x Tamanho da Mensagem'.B20:'Speed Up x Tamanho da Mensagem'.B32 'Speed Up x Tamanho da Mensagem'.D19:'Speed Up x Tamanho da Mensagem'.D19 'Speed Up x Tamanho da Mensagem'.D20:'Speed Up x Tamanho da Mensagem'.D32 'Speed Up x Tamanho da Mensagem'.B20:'Speed Up x Tamanho da Mensagem'.B32 'Speed Up x Tamanho da Mensagem'.E19:'Speed Up x Tamanho da Mensagem'.E19 'Speed Up x Tamanho da Mensagem'.E20:'Speed Up x Tamanho da Mensagem'.E32 'Speed Up x Tamanho da Mensagem'.B20:'Speed Up x Tamanho da Mensagem'.B32 'Speed Up x Tamanho da Mensagem'.F19:'Speed Up x Tamanho da Mensagem'.F19 'Speed Up x Tamanho da Mensagem'.F20:'Speed Up x Tamanho da Mensagem'.F32 'Speed Up x Tamanho da Mensagem'.B20:'Speed Up x Tamanho da Mensagem'.B32 'Speed Up x Tamanho da Mensagem'.G19:'Speed Up x Tamanho da Mensagem'.G19 'Speed Up x Tamanho da Mensagem'.G20:'Speed Up x Tamanho da Mensagem'.G32 'Speed Up x Tamanho da Mensagem'.B20:'Speed Up x Tamanho da Mensagem'.B32 'Speed Up x Tamanho da Mensagem'.H19:'Speed Up x Tamanho da Mensagem'.H19 'Speed Up x Tamanho da Mensagem'.H20:'Speed Up x Tamanho da Mensagem'.H32 'Speed Up x Tamanho da Mensagem'.B20:'Speed Up x Tamanho da Mensagem'.B32 'Speed Up x Tamanho da Mensagem'.I19:'Speed Up x Tamanho da Mensagem'.I19 'Speed Up x Tamanho da Mensagem'.I20:'Speed Up x Tamanho da Mensagem'.I32 'Speed Up x Tamanho da Mensagem'.B20:'Speed Up x Tamanho da Mensagem'.B32 'Speed Up x Tamanho da Mensagem'.J19:'Speed Up x Tamanho da Mensagem'.J19 'Speed Up x Tamanho da Mensagem'.J20:'Speed Up x Tamanho da Mensagem'.J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1" table:default-cell-style-name="ce2"/>
        <table:table-column table:style-name="co4" table:number-columns-repeated="8" table:default-cell-style-name="ce3"/>
        <table:table-row table:style-name="ro1" table:number-rows-repeated="2">
          <table:table-cell/>
          <table:table-cell table:style-name="Default" table:number-columns-repeated="9"/>
        </table:table-row>
        <table:table-row table:style-name="ro2">
          <table:table-cell/>
          <table:table-cell table:style-name="ce1" office:value-type="string" calcext:value-type="string">
            <text:p>Tamanho da Mensagem</text:p>
          </table:table-cell>
          <table:table-cell table:style-name="ce1" office:value-type="string" calcext:value-type="string">
            <text:p>1 Slave</text:p>
          </table:table-cell>
          <table:table-cell table:style-name="ce1" office:value-type="string" calcext:value-type="string">
            <text:p>2 Slaves</text:p>
          </table:table-cell>
          <table:table-cell table:style-name="ce1" office:value-type="string" calcext:value-type="string">
            <text:p>3 Slaves</text:p>
          </table:table-cell>
          <table:table-cell table:style-name="ce1" office:value-type="string" calcext:value-type="string">
            <text:p>4 Slaves</text:p>
          </table:table-cell>
          <table:table-cell table:style-name="ce1" office:value-type="string" calcext:value-type="string">
            <text:p>5 Slaves</text:p>
          </table:table-cell>
          <table:table-cell table:style-name="ce1" office:value-type="string" calcext:value-type="string">
            <text:p>6 Slaves</text:p>
          </table:table-cell>
          <table:table-cell table:style-name="ce1" office:value-type="string" calcext:value-type="string">
            <text:p>7 Slaves</text:p>
          </table:table-cell>
          <table:table-cell table:style-name="ce1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5.4391862282" calcext:value-type="float">
            <text:p>45,44</text:p>
          </table:table-cell>
          <table:table-cell office:value-type="float" office:value="28.3573532569065" calcext:value-type="float">
            <text:p>28,36</text:p>
          </table:table-cell>
          <table:table-cell office:value-type="float" office:value="19.6274025169193" calcext:value-type="float">
            <text:p>19,63</text:p>
          </table:table-cell>
          <table:table-cell office:value-type="float" office:value="16.4125482794625" calcext:value-type="float">
            <text:p>16,41</text:p>
          </table:table-cell>
          <table:table-cell office:value-type="float" office:value="13.7080941907625" calcext:value-type="float">
            <text:p>13,71</text:p>
          </table:table-cell>
          <table:table-cell office:value-type="float" office:value="12.4432576889369" calcext:value-type="float">
            <text:p>12,44</text:p>
          </table:table-cell>
          <table:table-cell office:value-type="float" office:value="11.5414815381387" calcext:value-type="float">
            <text:p>11,54</text:p>
          </table:table-cell>
          <table:table-cell office:value-type="float" office:value="19.1063024460777" calcext:value-type="float">
            <text:p>19,11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13.381395153" calcext:value-type="float">
            <text:p>113,38</text:p>
          </table:table-cell>
          <table:table-cell office:value-type="float" office:value="56.3336799664261" calcext:value-type="float">
            <text:p>56,33</text:p>
          </table:table-cell>
          <table:table-cell office:value-type="float" office:value="38.213175464269" calcext:value-type="float">
            <text:p>38,21</text:p>
          </table:table-cell>
          <table:table-cell office:value-type="float" office:value="29.7629665701295" calcext:value-type="float">
            <text:p>29,76</text:p>
          </table:table-cell>
          <table:table-cell office:value-type="float" office:value="24.4703347009559" calcext:value-type="float">
            <text:p>24,47</text:p>
          </table:table-cell>
          <table:table-cell office:value-type="float" office:value="20.3949798447931" calcext:value-type="float">
            <text:p>20,39</text:p>
          </table:table-cell>
          <table:table-cell office:value-type="float" office:value="18.4599182182051" calcext:value-type="float">
            <text:p>18,46</text:p>
          </table:table-cell>
          <table:table-cell office:value-type="float" office:value="30.5453442554063" calcext:value-type="float">
            <text:p>30,5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87.8861169935" calcext:value-type="float">
            <text:p>187,89</text:p>
          </table:table-cell>
          <table:table-cell office:value-type="float" office:value="89.1600989732244" calcext:value-type="float">
            <text:p>89,16</text:p>
          </table:table-cell>
          <table:table-cell office:value-type="float" office:value="59.6308117445854" calcext:value-type="float">
            <text:p>59,63</text:p>
          </table:table-cell>
          <table:table-cell office:value-type="float" office:value="46.048202946909" calcext:value-type="float">
            <text:p>46,05</text:p>
          </table:table-cell>
          <table:table-cell office:value-type="float" office:value="36.5423055992024" calcext:value-type="float">
            <text:p>36,54</text:p>
          </table:table-cell>
          <table:table-cell office:value-type="float" office:value="31.0177824758041" calcext:value-type="float">
            <text:p>31,02</text:p>
          </table:table-cell>
          <table:table-cell office:value-type="float" office:value="26.7596524898227" calcext:value-type="float">
            <text:p>26,76</text:p>
          </table:table-cell>
          <table:table-cell office:value-type="float" office:value="46.3000444387896" calcext:value-type="float">
            <text:p>46,30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256.9670814717" calcext:value-type="float">
            <text:p>256,97</text:p>
          </table:table-cell>
          <table:table-cell office:value-type="float" office:value="122.446865514483" calcext:value-type="float">
            <text:p>122,45</text:p>
          </table:table-cell>
          <table:table-cell office:value-type="float" office:value="82.8042095987649" calcext:value-type="float">
            <text:p>82,80</text:p>
          </table:table-cell>
          <table:table-cell office:value-type="float" office:value="63.344372242057" calcext:value-type="float">
            <text:p>63,34</text:p>
          </table:table-cell>
          <table:table-cell office:value-type="float" office:value="50.5191022670631" calcext:value-type="float">
            <text:p>50,52</text:p>
          </table:table-cell>
          <table:table-cell office:value-type="float" office:value="42.3705655234399" calcext:value-type="float">
            <text:p>42,37</text:p>
          </table:table-cell>
          <table:table-cell office:value-type="float" office:value="36.3168280318525" calcext:value-type="float">
            <text:p>36,32</text:p>
          </table:table-cell>
          <table:table-cell office:value-type="float" office:value="63.1309896186036" calcext:value-type="float">
            <text:p>63,13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26.9616727042" calcext:value-type="float">
            <text:p>326,96</text:p>
          </table:table-cell>
          <table:table-cell office:value-type="float" office:value="155.678995456926" calcext:value-type="float">
            <text:p>155,68</text:p>
          </table:table-cell>
          <table:table-cell office:value-type="float" office:value="105.048271847259" calcext:value-type="float">
            <text:p>105,05</text:p>
          </table:table-cell>
          <table:table-cell office:value-type="float" office:value="80.5381438731103" calcext:value-type="float">
            <text:p>80,54</text:p>
          </table:table-cell>
          <table:table-cell office:value-type="float" office:value="63.9860449310448" calcext:value-type="float">
            <text:p>63,99</text:p>
          </table:table-cell>
          <table:table-cell office:value-type="float" office:value="53.7642808212199" calcext:value-type="float">
            <text:p>53,76</text:p>
          </table:table-cell>
          <table:table-cell office:value-type="float" office:value="46.3732333798235" calcext:value-type="float">
            <text:p>46,37</text:p>
          </table:table-cell>
          <table:table-cell office:value-type="float" office:value="80.2684149159696" calcext:value-type="float">
            <text:p>80,27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396.8015295557" calcext:value-type="float">
            <text:p>396,80</text:p>
          </table:table-cell>
          <table:table-cell office:value-type="float" office:value="188.632359291237" calcext:value-type="float">
            <text:p>188,63</text:p>
          </table:table-cell>
          <table:table-cell office:value-type="float" office:value="128.643539422251" calcext:value-type="float">
            <text:p>128,64</text:p>
          </table:table-cell>
          <table:table-cell office:value-type="float" office:value="98.188142907765" calcext:value-type="float">
            <text:p>98,19</text:p>
          </table:table-cell>
          <table:table-cell office:value-type="float" office:value="77.8268660271964" calcext:value-type="float">
            <text:p>77,83</text:p>
          </table:table-cell>
          <table:table-cell office:value-type="float" office:value="65.1393013918969" calcext:value-type="float">
            <text:p>65,14</text:p>
          </table:table-cell>
          <table:table-cell office:value-type="float" office:value="56.4922117315001" calcext:value-type="float">
            <text:p>56,49</text:p>
          </table:table-cell>
          <table:table-cell office:value-type="float" office:value="97.7113020603935" calcext:value-type="float">
            <text:p>97,71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463.4042841706" calcext:value-type="float">
            <text:p>463,40</text:p>
          </table:table-cell>
          <table:table-cell office:value-type="float" office:value="221.395061558733" calcext:value-type="float">
            <text:p>221,40</text:p>
          </table:table-cell>
          <table:table-cell office:value-type="float" office:value="151.159960517236" calcext:value-type="float">
            <text:p>151,16</text:p>
          </table:table-cell>
          <table:table-cell office:value-type="float" office:value="115.09050307828" calcext:value-type="float">
            <text:p>115,09</text:p>
          </table:table-cell>
          <table:table-cell office:value-type="float" office:value="91.6177885671528" calcext:value-type="float">
            <text:p>91,62</text:p>
          </table:table-cell>
          <table:table-cell office:value-type="float" office:value="76.9976853329062" calcext:value-type="float">
            <text:p>77,00</text:p>
          </table:table-cell>
          <table:table-cell office:value-type="float" office:value="66.0775436397345" calcext:value-type="float">
            <text:p>66,08</text:p>
          </table:table-cell>
          <table:table-cell office:value-type="float" office:value="115.196698845618" calcext:value-type="float">
            <text:p>115,20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533.8249750511" calcext:value-type="float">
            <text:p>533,82</text:p>
          </table:table-cell>
          <table:table-cell office:value-type="float" office:value="256.053854192557" calcext:value-type="float">
            <text:p>256,05</text:p>
          </table:table-cell>
          <table:table-cell office:value-type="float" office:value="173.879012786902" calcext:value-type="float">
            <text:p>173,88</text:p>
          </table:table-cell>
          <table:table-cell office:value-type="float" office:value="132.417827796255" calcext:value-type="float">
            <text:p>132,42</text:p>
          </table:table-cell>
          <table:table-cell office:value-type="float" office:value="105.403311299443" calcext:value-type="float">
            <text:p>105,40</text:p>
          </table:table-cell>
          <table:table-cell office:value-type="float" office:value="88.2302322957206" calcext:value-type="float">
            <text:p>88,23</text:p>
          </table:table-cell>
          <table:table-cell office:value-type="float" office:value="75.9810771756767" calcext:value-type="float">
            <text:p>75,98</text:p>
          </table:table-cell>
          <table:table-cell office:value-type="float" office:value="132.093089615032" calcext:value-type="float">
            <text:p>132,09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603.7090059868" calcext:value-type="float">
            <text:p>603,71</text:p>
          </table:table-cell>
          <table:table-cell office:value-type="float" office:value="290.419400082184" calcext:value-type="float">
            <text:p>290,42</text:p>
          </table:table-cell>
          <table:table-cell office:value-type="float" office:value="196.585588945956" calcext:value-type="float">
            <text:p>196,59</text:p>
          </table:table-cell>
          <table:table-cell office:value-type="float" office:value="150.024415809228" calcext:value-type="float">
            <text:p>150,02</text:p>
          </table:table-cell>
          <table:table-cell office:value-type="float" office:value="119.267112000524" calcext:value-type="float">
            <text:p>119,27</text:p>
          </table:table-cell>
          <table:table-cell office:value-type="float" office:value="99.9889967728362" calcext:value-type="float">
            <text:p>99,99</text:p>
          </table:table-cell>
          <table:table-cell office:value-type="float" office:value="85.9448377901063" calcext:value-type="float">
            <text:p>85,94</text:p>
          </table:table-cell>
          <table:table-cell office:value-type="float" office:value="149.240707290651" calcext:value-type="float">
            <text:p>149,24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671.940949552" calcext:value-type="float">
            <text:p>671,94</text:p>
          </table:table-cell>
          <table:table-cell office:value-type="float" office:value="323.455811177519" calcext:value-type="float">
            <text:p>323,46</text:p>
          </table:table-cell>
          <table:table-cell office:value-type="float" office:value="219.257050331101" calcext:value-type="float">
            <text:p>219,26</text:p>
          </table:table-cell>
          <table:table-cell office:value-type="float" office:value="166.994316179977" calcext:value-type="float">
            <text:p>166,99</text:p>
          </table:table-cell>
          <table:table-cell office:value-type="float" office:value="132.915290287016" calcext:value-type="float">
            <text:p>132,92</text:p>
          </table:table-cell>
          <table:table-cell office:value-type="float" office:value="111.185322296765" calcext:value-type="float">
            <text:p>111,19</text:p>
          </table:table-cell>
          <table:table-cell office:value-type="float" office:value="95.8761419456082" calcext:value-type="float">
            <text:p>95,88</text:p>
          </table:table-cell>
          <table:table-cell office:value-type="float" office:value="166.206412271621" calcext:value-type="float">
            <text:p>166,21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41.1771755343" calcext:value-type="float">
            <text:p>741,18</text:p>
          </table:table-cell>
          <table:table-cell office:value-type="float" office:value="357.027623097325" calcext:value-type="float">
            <text:p>357,03</text:p>
          </table:table-cell>
          <table:table-cell office:value-type="float" office:value="241.474961697663" calcext:value-type="float">
            <text:p>241,47</text:p>
          </table:table-cell>
          <table:table-cell office:value-type="float" office:value="184.280123289146" calcext:value-type="float">
            <text:p>184,28</text:p>
          </table:table-cell>
          <table:table-cell office:value-type="float" office:value="146.860107673814" calcext:value-type="float">
            <text:p>146,86</text:p>
          </table:table-cell>
          <table:table-cell office:value-type="float" office:value="123.144074051351" calcext:value-type="float">
            <text:p>123,14</text:p>
          </table:table-cell>
          <table:table-cell office:value-type="float" office:value="105.771719175455" calcext:value-type="float">
            <text:p>105,77</text:p>
          </table:table-cell>
          <table:table-cell office:value-type="float" office:value="183.697733109697" calcext:value-type="float">
            <text:p>183,70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808.3519330176" calcext:value-type="float">
            <text:p>808,35</text:p>
          </table:table-cell>
          <table:table-cell office:value-type="float" office:value="392.288975677077" calcext:value-type="float">
            <text:p>392,29</text:p>
          </table:table-cell>
          <table:table-cell office:value-type="float" office:value="265.152784248715" calcext:value-type="float">
            <text:p>265,15</text:p>
          </table:table-cell>
          <table:table-cell office:value-type="float" office:value="201.881072623264" calcext:value-type="float">
            <text:p>201,88</text:p>
          </table:table-cell>
          <table:table-cell office:value-type="float" office:value="160.749892694339" calcext:value-type="float">
            <text:p>160,75</text:p>
          </table:table-cell>
          <table:table-cell office:value-type="float" office:value="134.753823136125" calcext:value-type="float">
            <text:p>134,75</text:p>
          </table:table-cell>
          <table:table-cell office:value-type="float" office:value="115.620945470354" calcext:value-type="float">
            <text:p>115,62</text:p>
          </table:table-cell>
          <table:table-cell office:value-type="float" office:value="200.555504147223" calcext:value-type="float">
            <text:p>200,56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880.0551675245" calcext:value-type="float">
            <text:p>880,06</text:p>
          </table:table-cell>
          <table:table-cell office:value-type="float" office:value="423.531538466051" calcext:value-type="float">
            <text:p>423,53</text:p>
          </table:table-cell>
          <table:table-cell office:value-type="float" office:value="288.483142234491" calcext:value-type="float">
            <text:p>288,48</text:p>
          </table:table-cell>
          <table:table-cell office:value-type="float" office:value="219.421968320494" calcext:value-type="float">
            <text:p>219,42</text:p>
          </table:table-cell>
          <table:table-cell office:value-type="float" office:value="174.75483478565" calcext:value-type="float">
            <text:p>174,75</text:p>
          </table:table-cell>
          <table:table-cell office:value-type="float" office:value="146.230090424288" calcext:value-type="float">
            <text:p>146,23</text:p>
          </table:table-cell>
          <table:table-cell office:value-type="float" office:value="125.586231343107" calcext:value-type="float">
            <text:p>125,59</text:p>
          </table:table-cell>
          <table:table-cell office:value-type="float" office:value="218.096152942431" calcext:value-type="float">
            <text:p>218,10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2">
          <table:table-cell/>
          <table:table-cell table:style-name="ce1" office:value-type="string" calcext:value-type="string">
            <text:p>Tamanho da Mensagem</text:p>
          </table:table-cell>
          <table:table-cell table:style-name="ce1" office:value-type="string" calcext:value-type="string">
            <text:p>1 Slave</text:p>
          </table:table-cell>
          <table:table-cell table:style-name="ce1" office:value-type="string" calcext:value-type="string">
            <text:p>2 Slaves</text:p>
          </table:table-cell>
          <table:table-cell table:style-name="ce1" office:value-type="string" calcext:value-type="string">
            <text:p>3 Slaves</text:p>
          </table:table-cell>
          <table:table-cell table:style-name="ce1" office:value-type="string" calcext:value-type="string">
            <text:p>4 Slaves</text:p>
          </table:table-cell>
          <table:table-cell table:style-name="ce1" office:value-type="string" calcext:value-type="string">
            <text:p>5 Slaves</text:p>
          </table:table-cell>
          <table:table-cell table:style-name="ce1" office:value-type="string" calcext:value-type="string">
            <text:p>6 Slaves</text:p>
          </table:table-cell>
          <table:table-cell table:style-name="ce1" office:value-type="string" calcext:value-type="string">
            <text:p>7 Slaves</text:p>
          </table:table-cell>
          <table:table-cell table:style-name="ce1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4]/[.C4]" office:value-type="float" office:value="1" calcext:value-type="float">
            <text:p>1,00</text:p>
          </table:table-cell>
          <table:table-cell table:formula="of:=[.C4]/[.D4]" office:value-type="float" office:value="1.60237754971484" calcext:value-type="float">
            <text:p>1,60</text:p>
          </table:table-cell>
          <table:table-cell table:formula="of:=[.C4]/[.E4]" office:value-type="float" office:value="2.31508913056785" calcext:value-type="float">
            <text:p>2,32</text:p>
          </table:table-cell>
          <table:table-cell table:formula="of:=[.C4]/[.F4]" office:value-type="float" office:value="2.7685637510087" calcext:value-type="float">
            <text:p>2,77</text:p>
          </table:table-cell>
          <table:table-cell table:formula="of:=[.C4]/[.G4]" office:value-type="float" office:value="3.31477049952138" calcext:value-type="float">
            <text:p>3,31</text:p>
          </table:table-cell>
          <table:table-cell table:formula="of:=[.C4]/[.H4]" office:value-type="float" office:value="3.65171142188908" calcext:value-type="float">
            <text:p>3,65</text:p>
          </table:table-cell>
          <table:table-cell table:formula="of:=[.C4]/[.I4]" office:value-type="float" office:value="3.93703235395271" calcext:value-type="float">
            <text:p>3,94</text:p>
          </table:table-cell>
          <table:table-cell table:formula="of:=[.C4]/[.J4]" office:value-type="float" office:value="2.3782302387623" calcext:value-type="float">
            <text:p>2,38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[.C5]/[.C5]" office:value-type="float" office:value="1" calcext:value-type="float">
            <text:p>1,00</text:p>
          </table:table-cell>
          <table:table-cell table:formula="of:=[.C5]/[.D5]" office:value-type="float" office:value="2.01267510342966" calcext:value-type="float">
            <text:p>2,01</text:p>
          </table:table-cell>
          <table:table-cell table:formula="of:=[.C5]/[.E5]" office:value-type="float" office:value="2.96707598296866" calcext:value-type="float">
            <text:p>2,97</text:p>
          </table:table-cell>
          <table:table-cell table:formula="of:=[.C5]/[.F5]" office:value-type="float" office:value="3.80947896728786" calcext:value-type="float">
            <text:p>3,81</text:p>
          </table:table-cell>
          <table:table-cell table:formula="of:=[.C5]/[.G5]" office:value-type="float" office:value="4.63342232701749" calcext:value-type="float">
            <text:p>4,63</text:p>
          </table:table-cell>
          <table:table-cell table:formula="of:=[.C5]/[.H5]" office:value-type="float" office:value="5.55927958820448" calcext:value-type="float">
            <text:p>5,56</text:p>
          </table:table-cell>
          <table:table-cell table:formula="of:=[.C5]/[.I5]" office:value-type="float" office:value="6.14203128165453" calcext:value-type="float">
            <text:p>6,14</text:p>
          </table:table-cell>
          <table:table-cell table:formula="of:=[.C5]/[.J5]" office:value-type="float" office:value="3.71190431526835" calcext:value-type="float">
            <text:p>3,71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[.C6]/[.C6]" office:value-type="float" office:value="1" calcext:value-type="float">
            <text:p>1,00</text:p>
          </table:table-cell>
          <table:table-cell table:formula="of:=[.C6]/[.D6]" office:value-type="float" office:value="2.10728923764344" calcext:value-type="float">
            <text:p>2,11</text:p>
          </table:table-cell>
          <table:table-cell table:formula="of:=[.C6]/[.E6]" office:value-type="float" office:value="3.150822728999" calcext:value-type="float">
            <text:p>3,15</text:p>
          </table:table-cell>
          <table:table-cell table:formula="of:=[.C6]/[.F6]" office:value-type="float" office:value="4.08020519736942" calcext:value-type="float">
            <text:p>4,08</text:p>
          </table:table-cell>
          <table:table-cell table:formula="of:=[.C6]/[.G6]" office:value-type="float" office:value="5.14160543273441" calcext:value-type="float">
            <text:p>5,14</text:p>
          </table:table-cell>
          <table:table-cell table:formula="of:=[.C6]/[.H6]" office:value-type="float" office:value="6.05736780635635" calcext:value-type="float">
            <text:p>6,06</text:p>
          </table:table-cell>
          <table:table-cell table:formula="of:=[.C6]/[.I6]" office:value-type="float" office:value="7.02124652272511" calcext:value-type="float">
            <text:p>7,02</text:p>
          </table:table-cell>
          <table:table-cell table:formula="of:=[.C6]/[.J6]" office:value-type="float" office:value="4.05801159093686" calcext:value-type="float">
            <text:p>4,06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table:formula="of:=[.C7]/[.C7]" office:value-type="float" office:value="1" calcext:value-type="float">
            <text:p>1,00</text:p>
          </table:table-cell>
          <table:table-cell table:formula="of:=[.C7]/[.D7]" office:value-type="float" office:value="2.09860073095384" calcext:value-type="float">
            <text:p>2,10</text:p>
          </table:table-cell>
          <table:table-cell table:formula="of:=[.C7]/[.E7]" office:value-type="float" office:value="3.10330939353031" calcext:value-type="float">
            <text:p>3,10</text:p>
          </table:table-cell>
          <table:table-cell table:formula="of:=[.C7]/[.F7]" office:value-type="float" office:value="4.05666789923744" calcext:value-type="float">
            <text:p>4,06</text:p>
          </table:table-cell>
          <table:table-cell table:formula="of:=[.C7]/[.G7]" office:value-type="float" office:value="5.08653301306256" calcext:value-type="float">
            <text:p>5,09</text:p>
          </table:table-cell>
          <table:table-cell table:formula="of:=[.C7]/[.H7]" office:value-type="float" office:value="6.06475458368718" calcext:value-type="float">
            <text:p>6,06</text:p>
          </table:table-cell>
          <table:table-cell table:formula="of:=[.C7]/[.I7]" office:value-type="float" office:value="7.07570279117772" calcext:value-type="float">
            <text:p>7,08</text:p>
          </table:table-cell>
          <table:table-cell table:formula="of:=[.C7]/[.J7]" office:value-type="float" office:value="4.07037942893226" calcext:value-type="float">
            <text:p>4,0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table:formula="of:=[.C8]/[.C8]" office:value-type="float" office:value="1" calcext:value-type="float">
            <text:p>1,00</text:p>
          </table:table-cell>
          <table:table-cell table:formula="of:=[.C8]/[.D8]" office:value-type="float" office:value="2.10022984632288" calcext:value-type="float">
            <text:p>2,10</text:p>
          </table:table-cell>
          <table:table-cell table:formula="of:=[.C8]/[.E8]" office:value-type="float" office:value="3.11248978164633" calcext:value-type="float">
            <text:p>3,11</text:p>
          </table:table-cell>
          <table:table-cell table:formula="of:=[.C8]/[.F8]" office:value-type="float" office:value="4.05971204426235" calcext:value-type="float">
            <text:p>4,06</text:p>
          </table:table-cell>
          <table:table-cell table:formula="of:=[.C8]/[.G8]" office:value-type="float" office:value="5.10989033712825" calcext:value-type="float">
            <text:p>5,11</text:p>
          </table:table-cell>
          <table:table-cell table:formula="of:=[.C8]/[.H8]" office:value-type="float" office:value="6.08139210103883" calcext:value-type="float">
            <text:p>6,08</text:p>
          </table:table-cell>
          <table:table-cell table:formula="of:=[.C8]/[.I8]" office:value-type="float" office:value="7.05065506272111" calcext:value-type="float">
            <text:p>7,05</text:p>
          </table:table-cell>
          <table:table-cell table:formula="of:=[.C8]/[.J8]" office:value-type="float" office:value="4.07335404650117" calcext:value-type="float">
            <text:p>4,07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table:formula="of:=[.C9]/[.C9]" office:value-type="float" office:value="1" calcext:value-type="float">
            <text:p>1,00</text:p>
          </table:table-cell>
          <table:table-cell table:formula="of:=[.C9]/[.D9]" office:value-type="float" office:value="2.1035708350711" calcext:value-type="float">
            <text:p>2,10</text:p>
          </table:table-cell>
          <table:table-cell table:formula="of:=[.C9]/[.E9]" office:value-type="float" office:value="3.08450413707341" calcext:value-type="float">
            <text:p>3,08</text:p>
          </table:table-cell>
          <table:table-cell table:formula="of:=[.C9]/[.F9]" office:value-type="float" office:value="4.04123672986099" calcext:value-type="float">
            <text:p>4,04</text:p>
          </table:table-cell>
          <table:table-cell table:formula="of:=[.C9]/[.G9]" office:value-type="float" office:value="5.09851610132982" calcext:value-type="float">
            <text:p>5,10</text:p>
          </table:table-cell>
          <table:table-cell table:formula="of:=[.C9]/[.H9]" office:value-type="float" office:value="6.0915840525895" calcext:value-type="float">
            <text:p>6,09</text:p>
          </table:table-cell>
          <table:table-cell table:formula="of:=[.C9]/[.I9]" office:value-type="float" office:value="7.02400414842394" calcext:value-type="float">
            <text:p>7,02</text:p>
          </table:table-cell>
          <table:table-cell table:formula="of:=[.C9]/[.J9]" office:value-type="float" office:value="4.06095836600811" calcext:value-type="float">
            <text:p>4,06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C10]/[.C10]" office:value-type="float" office:value="1" calcext:value-type="float">
            <text:p>1,00</text:p>
          </table:table-cell>
          <table:table-cell table:formula="of:=[.C10]/[.D10]" office:value-type="float" office:value="2.09311030204558" calcext:value-type="float">
            <text:p>2,09</text:p>
          </table:table-cell>
          <table:table-cell table:formula="of:=[.C10]/[.E10]" office:value-type="float" office:value="3.06565496964231" calcext:value-type="float">
            <text:p>3,07</text:p>
          </table:table-cell>
          <table:table-cell table:formula="of:=[.C10]/[.F10]" office:value-type="float" office:value="4.02643373498342" calcext:value-type="float">
            <text:p>4,03</text:p>
          </table:table-cell>
          <table:table-cell table:formula="of:=[.C10]/[.G10]" office:value-type="float" office:value="5.05801647712704" calcext:value-type="float">
            <text:p>5,06</text:p>
          </table:table-cell>
          <table:table-cell table:formula="of:=[.C10]/[.H10]" office:value-type="float" office:value="6.01841837409828" calcext:value-type="float">
            <text:p>6,02</text:p>
          </table:table-cell>
          <table:table-cell table:formula="of:=[.C10]/[.I10]" office:value-type="float" office:value="7.01303738978488" calcext:value-type="float">
            <text:p>7,01</text:p>
          </table:table-cell>
          <table:table-cell table:formula="of:=[.C10]/[.J10]" office:value-type="float" office:value="4.02272190795707" calcext:value-type="float">
            <text:p>4,02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table:formula="of:=[.C11]/[.C11]" office:value-type="float" office:value="1" calcext:value-type="float">
            <text:p>1,00</text:p>
          </table:table-cell>
          <table:table-cell table:formula="of:=[.C11]/[.D11]" office:value-type="float" office:value="2.08481523050871" calcext:value-type="float">
            <text:p>2,08</text:p>
          </table:table-cell>
          <table:table-cell table:formula="of:=[.C11]/[.E11]" office:value-type="float" office:value="3.07009435178546" calcext:value-type="float">
            <text:p>3,07</text:p>
          </table:table-cell>
          <table:table-cell table:formula="of:=[.C11]/[.F11]" office:value-type="float" office:value="4.03136785986605" calcext:value-type="float">
            <text:p>4,03</text:p>
          </table:table-cell>
          <table:table-cell table:formula="of:=[.C11]/[.G11]" office:value-type="float" office:value="5.06459397214327" calcext:value-type="float">
            <text:p>5,06</text:p>
          </table:table-cell>
          <table:table-cell table:formula="of:=[.C11]/[.H11]" office:value-type="float" office:value="6.05036347702093" calcext:value-type="float">
            <text:p>6,05</text:p>
          </table:table-cell>
          <table:table-cell table:formula="of:=[.C11]/[.I11]" office:value-type="float" office:value="7.02576213570699" calcext:value-type="float">
            <text:p>7,03</text:p>
          </table:table-cell>
          <table:table-cell table:formula="of:=[.C11]/[.J11]" office:value-type="float" office:value="4.04127859077915" calcext:value-type="float">
            <text:p>4,04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table:formula="of:=[.C12]/[.C12]" office:value-type="float" office:value="1" calcext:value-type="float">
            <text:p>1,00</text:p>
          </table:table-cell>
          <table:table-cell table:formula="of:=[.C12]/[.D12]" office:value-type="float" office:value="2.07874889148576" calcext:value-type="float">
            <text:p>2,08</text:p>
          </table:table-cell>
          <table:table-cell table:formula="of:=[.C12]/[.E12]" office:value-type="float" office:value="3.07097284813063" calcext:value-type="float">
            <text:p>3,07</text:p>
          </table:table-cell>
          <table:table-cell table:formula="of:=[.C12]/[.F12]" office:value-type="float" office:value="4.02407170013233" calcext:value-type="float">
            <text:p>4,02</text:p>
          </table:table-cell>
          <table:table-cell table:formula="of:=[.C12]/[.G12]" office:value-type="float" office:value="5.06182296075173" calcext:value-type="float">
            <text:p>5,06</text:p>
          </table:table-cell>
          <table:table-cell table:formula="of:=[.C12]/[.H12]" office:value-type="float" office:value="6.03775440770107" calcext:value-type="float">
            <text:p>6,04</text:p>
          </table:table-cell>
          <table:table-cell table:formula="of:=[.C12]/[.I12]" office:value-type="float" office:value="7.02437774635369" calcext:value-type="float">
            <text:p>7,02</text:p>
          </table:table-cell>
          <table:table-cell table:formula="of:=[.C12]/[.J12]" office:value-type="float" office:value="4.04520332921672" calcext:value-type="float">
            <text:p>4,05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table:formula="of:=[.C13]/[.C13]" office:value-type="float" office:value="1" calcext:value-type="float">
            <text:p>1,00</text:p>
          </table:table-cell>
          <table:table-cell table:formula="of:=[.C13]/[.D13]" office:value-type="float" office:value="2.07738097858203" calcext:value-type="float">
            <text:p>2,08</text:p>
          </table:table-cell>
          <table:table-cell table:formula="of:=[.C13]/[.E13]" office:value-type="float" office:value="3.06462642153262" calcext:value-type="float">
            <text:p>3,06</text:p>
          </table:table-cell>
          <table:table-cell table:formula="of:=[.C13]/[.F13]" office:value-type="float" office:value="4.02373544754553" calcext:value-type="float">
            <text:p>4,02</text:p>
          </table:table-cell>
          <table:table-cell table:formula="of:=[.C13]/[.G13]" office:value-type="float" office:value="5.05540745614005" calcext:value-type="float">
            <text:p>5,06</text:p>
          </table:table-cell>
          <table:table-cell table:formula="of:=[.C13]/[.H13]" office:value-type="float" office:value="6.04343213359153" calcext:value-type="float">
            <text:p>6,04</text:p>
          </table:table-cell>
          <table:table-cell table:formula="of:=[.C13]/[.I13]" office:value-type="float" office:value="7.00842708015098" calcext:value-type="float">
            <text:p>7,01</text:p>
          </table:table-cell>
          <table:table-cell table:formula="of:=[.C13]/[.J13]" office:value-type="float" office:value="4.04281002380274" calcext:value-type="float">
            <text:p>4,04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table:formula="of:=[.C14]/[.C14]" office:value-type="float" office:value="1" calcext:value-type="float">
            <text:p>1,00</text:p>
          </table:table-cell>
          <table:table-cell table:formula="of:=[.C14]/[.D14]" office:value-type="float" office:value="2.07596591295754" calcext:value-type="float">
            <text:p>2,08</text:p>
          </table:table-cell>
          <table:table-cell table:formula="of:=[.C14]/[.E14]" office:value-type="float" office:value="3.06937485494784" calcext:value-type="float">
            <text:p>3,07</text:p>
          </table:table-cell>
          <table:table-cell table:formula="of:=[.C14]/[.F14]" office:value-type="float" office:value="4.02201367301752" calcext:value-type="float">
            <text:p>4,02</text:p>
          </table:table-cell>
          <table:table-cell table:formula="of:=[.C14]/[.G14]" office:value-type="float" office:value="5.04682440503519" calcext:value-type="float">
            <text:p>5,05</text:p>
          </table:table-cell>
          <table:table-cell table:formula="of:=[.C14]/[.H14]" office:value-type="float" office:value="6.01878069443463" calcext:value-type="float">
            <text:p>6,02</text:p>
          </table:table-cell>
          <table:table-cell table:formula="of:=[.C14]/[.I14]" office:value-type="float" office:value="7.00732843629807" calcext:value-type="float">
            <text:p>7,01</text:p>
          </table:table-cell>
          <table:table-cell table:formula="of:=[.C14]/[.J14]" office:value-type="float" office:value="4.03476495320548" calcext:value-type="float">
            <text:p>4,03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table:formula="of:=[.C15]/[.C15]" office:value-type="float" office:value="1" calcext:value-type="float">
            <text:p>1,00</text:p>
          </table:table-cell>
          <table:table-cell table:formula="of:=[.C15]/[.D15]" office:value-type="float" office:value="2.06060323673999" calcext:value-type="float">
            <text:p>2,06</text:p>
          </table:table-cell>
          <table:table-cell table:formula="of:=[.C15]/[.E15]" office:value-type="float" office:value="3.04862698427998" calcext:value-type="float">
            <text:p>3,05</text:p>
          </table:table-cell>
          <table:table-cell table:formula="of:=[.C15]/[.F15]" office:value-type="float" office:value="4.00409965388924" calcext:value-type="float">
            <text:p>4,00</text:p>
          </table:table-cell>
          <table:table-cell table:formula="of:=[.C15]/[.G15]" office:value-type="float" office:value="5.02863124490326" calcext:value-type="float">
            <text:p>5,03</text:p>
          </table:table-cell>
          <table:table-cell table:formula="of:=[.C15]/[.H15]" office:value-type="float" office:value="5.99873097627088" calcext:value-type="float">
            <text:p>6,00</text:p>
          </table:table-cell>
          <table:table-cell table:formula="of:=[.C15]/[.I15]" office:value-type="float" office:value="6.99139701486758" calcext:value-type="float">
            <text:p>6,99</text:p>
          </table:table-cell>
          <table:table-cell table:formula="of:=[.C15]/[.J15]" office:value-type="float" office:value="4.03056468808858" calcext:value-type="float">
            <text:p>4,03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table:formula="of:=[.C16]/[.C16]" office:value-type="float" office:value="1" calcext:value-type="float">
            <text:p>1,00</text:p>
          </table:table-cell>
          <table:table-cell table:formula="of:=[.C16]/[.D16]" office:value-type="float" office:value="2.07789760052318" calcext:value-type="float">
            <text:p>2,08</text:p>
          </table:table-cell>
          <table:table-cell table:formula="of:=[.C16]/[.E16]" office:value-type="float" office:value="3.05062944305132" calcext:value-type="float">
            <text:p>3,05</text:p>
          </table:table-cell>
          <table:table-cell table:formula="of:=[.C16]/[.F16]" office:value-type="float" office:value="4.01078877498294" calcext:value-type="float">
            <text:p>4,01</text:p>
          </table:table-cell>
          <table:table-cell table:formula="of:=[.C16]/[.G16]" office:value-type="float" office:value="5.03594174435262" calcext:value-type="float">
            <text:p>5,04</text:p>
          </table:table-cell>
          <table:table-cell table:formula="of:=[.C16]/[.H16]" office:value-type="float" office:value="6.01829052400236" calcext:value-type="float">
            <text:p>6,02</text:p>
          </table:table-cell>
          <table:table-cell table:formula="of:=[.C16]/[.I16]" office:value-type="float" office:value="7.00757685068319" calcext:value-type="float">
            <text:p>7,01</text:p>
          </table:table-cell>
          <table:table-cell table:formula="of:=[.C16]/[.J16]" office:value-type="float" office:value="4.03517052296104" calcext:value-type="float">
            <text:p>4,04</text:p>
          </table:table-cell>
        </table:table-row>
      </table:table>
      <table:table table:name="Eficiencia x Tamanho da Mensagem" table:style-name="ta1">
        <table:shapes>
          <draw:frame draw:z-index="0" draw:style-name="gr1" draw:text-style-name="P1" svg:width="217.71mm" svg:height="150.83mm" svg:x="44.45mm" svg:y="147.49mm">
            <loext:p draw:notify-on-update-of-ranges="'Eficiencia x Tamanho da Mensagem'.B19:'Eficiencia x Tamanho da Mensagem'.B31 'Eficiencia x Tamanho da Mensagem'.C18:'Eficiencia x Tamanho da Mensagem'.C18 'Eficiencia x Tamanho da Mensagem'.C19:'Eficiencia x Tamanho da Mensagem'.C31 'Eficiencia x Tamanho da Mensagem'.B19:'Eficiencia x Tamanho da Mensagem'.B31 'Eficiencia x Tamanho da Mensagem'.D18:'Eficiencia x Tamanho da Mensagem'.D18 'Eficiencia x Tamanho da Mensagem'.D19:'Eficiencia x Tamanho da Mensagem'.D31 'Eficiencia x Tamanho da Mensagem'.B19:'Eficiencia x Tamanho da Mensagem'.B31 'Eficiencia x Tamanho da Mensagem'.E18:'Eficiencia x Tamanho da Mensagem'.E18 'Eficiencia x Tamanho da Mensagem'.E19:'Eficiencia x Tamanho da Mensagem'.E31 'Eficiencia x Tamanho da Mensagem'.B19:'Eficiencia x Tamanho da Mensagem'.B31 'Eficiencia x Tamanho da Mensagem'.F18:'Eficiencia x Tamanho da Mensagem'.F18 'Eficiencia x Tamanho da Mensagem'.F19:'Eficiencia x Tamanho da Mensagem'.F31 'Eficiencia x Tamanho da Mensagem'.B19:'Eficiencia x Tamanho da Mensagem'.B31 'Eficiencia x Tamanho da Mensagem'.G18:'Eficiencia x Tamanho da Mensagem'.G18 'Eficiencia x Tamanho da Mensagem'.G19:'Eficiencia x Tamanho da Mensagem'.G31 'Eficiencia x Tamanho da Mensagem'.B19:'Eficiencia x Tamanho da Mensagem'.B31 'Eficiencia x Tamanho da Mensagem'.H18:'Eficiencia x Tamanho da Mensagem'.H18 'Eficiencia x Tamanho da Mensagem'.H19:'Eficiencia x Tamanho da Mensagem'.H31 'Eficiencia x Tamanho da Mensagem'.B19:'Eficiencia x Tamanho da Mensagem'.B31 'Eficiencia x Tamanho da Mensagem'.I18:'Eficiencia x Tamanho da Mensagem'.I18 'Eficiencia x Tamanho da Mensagem'.I19:'Eficiencia x Tamanho da Mensagem'.I31 'Eficiencia x Tamanho da Mensagem'.B19:'Eficiencia x Tamanho da Mensagem'.B31 'Eficiencia x Tamanho da Mensagem'.J18:'Eficiencia x Tamanho da Mensagem'.J18 'Eficiencia x Tamanho da Mensagem'.J19:'Eficiencia x Tamanho da Mensagem'.J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2"/>
        <table:table-column table:style-name="co4" table:default-cell-style-name="ce2"/>
        <table:table-column table:style-name="co4" table:number-columns-repeated="7" table:default-cell-style-name="ce3"/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>
            <text:p>Tamanho da Mensagem</text:p>
          </table:table-cell>
          <table:table-cell table:style-name="ce4" office:value-type="string" calcext:value-type="string">
            <text:p>1 Slave</text:p>
          </table:table-cell>
          <table:table-cell table:style-name="ce4" office:value-type="string" calcext:value-type="string">
            <text:p>2 Slaves</text:p>
          </table:table-cell>
          <table:table-cell table:style-name="ce4" office:value-type="string" calcext:value-type="string">
            <text:p>3 Slaves</text:p>
          </table:table-cell>
          <table:table-cell table:style-name="ce4" office:value-type="string" calcext:value-type="string">
            <text:p>4 Slaves</text:p>
          </table:table-cell>
          <table:table-cell table:style-name="ce4" office:value-type="string" calcext:value-type="string">
            <text:p>5 Slaves</text:p>
          </table:table-cell>
          <table:table-cell table:style-name="ce4" office:value-type="string" calcext:value-type="string">
            <text:p>6 Slaves</text:p>
          </table:table-cell>
          <table:table-cell table:style-name="ce4" office:value-type="string" calcext:value-type="string">
            <text:p>7 Slaves</text:p>
          </table:table-cell>
          <table:table-cell table:style-name="ce4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0237754971484" calcext:value-type="float">
            <text:p>1,60</text:p>
          </table:table-cell>
          <table:table-cell office:value-type="float" office:value="2.31508913056786" calcext:value-type="float">
            <text:p>2,32</text:p>
          </table:table-cell>
          <table:table-cell office:value-type="float" office:value="2.76856375100869" calcext:value-type="float">
            <text:p>2,77</text:p>
          </table:table-cell>
          <table:table-cell office:value-type="float" office:value="3.31477049952138" calcext:value-type="float">
            <text:p>3,31</text:p>
          </table:table-cell>
          <table:table-cell office:value-type="float" office:value="3.65171142188907" calcext:value-type="float">
            <text:p>3,65</text:p>
          </table:table-cell>
          <table:table-cell office:value-type="float" office:value="3.93703235395272" calcext:value-type="float">
            <text:p>3,94</text:p>
          </table:table-cell>
          <table:table-cell office:value-type="float" office:value="2.37823023876229" calcext:value-type="float">
            <text:p>2,38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.01267510342966" calcext:value-type="float">
            <text:p>2,01</text:p>
          </table:table-cell>
          <table:table-cell office:value-type="float" office:value="2.96707598296867" calcext:value-type="float">
            <text:p>2,97</text:p>
          </table:table-cell>
          <table:table-cell office:value-type="float" office:value="3.80947896728786" calcext:value-type="float">
            <text:p>3,81</text:p>
          </table:table-cell>
          <table:table-cell office:value-type="float" office:value="4.63342232701749" calcext:value-type="float">
            <text:p>4,63</text:p>
          </table:table-cell>
          <table:table-cell office:value-type="float" office:value="5.55927958820447" calcext:value-type="float">
            <text:p>5,56</text:p>
          </table:table-cell>
          <table:table-cell office:value-type="float" office:value="6.14203128165453" calcext:value-type="float">
            <text:p>6,14</text:p>
          </table:table-cell>
          <table:table-cell office:value-type="float" office:value="3.71190431526835" calcext:value-type="float">
            <text:p>3,71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.10728923764344" calcext:value-type="float">
            <text:p>2,11</text:p>
          </table:table-cell>
          <table:table-cell office:value-type="float" office:value="3.150822728999" calcext:value-type="float">
            <text:p>3,15</text:p>
          </table:table-cell>
          <table:table-cell office:value-type="float" office:value="4.08020519736942" calcext:value-type="float">
            <text:p>4,08</text:p>
          </table:table-cell>
          <table:table-cell office:value-type="float" office:value="5.14160543273441" calcext:value-type="float">
            <text:p>5,14</text:p>
          </table:table-cell>
          <table:table-cell office:value-type="float" office:value="6.05736780635635" calcext:value-type="float">
            <text:p>6,06</text:p>
          </table:table-cell>
          <table:table-cell office:value-type="float" office:value="7.02124652272512" calcext:value-type="float">
            <text:p>7,02</text:p>
          </table:table-cell>
          <table:table-cell office:value-type="float" office:value="4.05801159093686" calcext:value-type="float">
            <text:p>4,06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2.09860073095384" calcext:value-type="float">
            <text:p>2,10</text:p>
          </table:table-cell>
          <table:table-cell office:value-type="float" office:value="3.10330939353031" calcext:value-type="float">
            <text:p>3,10</text:p>
          </table:table-cell>
          <table:table-cell office:value-type="float" office:value="4.05666789923744" calcext:value-type="float">
            <text:p>4,06</text:p>
          </table:table-cell>
          <table:table-cell office:value-type="float" office:value="5.08653301306256" calcext:value-type="float">
            <text:p>5,09</text:p>
          </table:table-cell>
          <table:table-cell office:value-type="float" office:value="6.06475458368718" calcext:value-type="float">
            <text:p>6,06</text:p>
          </table:table-cell>
          <table:table-cell office:value-type="float" office:value="7.07570279117771" calcext:value-type="float">
            <text:p>7,08</text:p>
          </table:table-cell>
          <table:table-cell office:value-type="float" office:value="4.07037942893226" calcext:value-type="float">
            <text:p>4,0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2.10022984632288" calcext:value-type="float">
            <text:p>2,10</text:p>
          </table:table-cell>
          <table:table-cell office:value-type="float" office:value="3.11248978164634" calcext:value-type="float">
            <text:p>3,11</text:p>
          </table:table-cell>
          <table:table-cell office:value-type="float" office:value="4.05971204426235" calcext:value-type="float">
            <text:p>4,06</text:p>
          </table:table-cell>
          <table:table-cell office:value-type="float" office:value="5.10989033712825" calcext:value-type="float">
            <text:p>5,11</text:p>
          </table:table-cell>
          <table:table-cell office:value-type="float" office:value="6.08139210103883" calcext:value-type="float">
            <text:p>6,08</text:p>
          </table:table-cell>
          <table:table-cell office:value-type="float" office:value="7.05065506272111" calcext:value-type="float">
            <text:p>7,05</text:p>
          </table:table-cell>
          <table:table-cell office:value-type="float" office:value="4.07335404650117" calcext:value-type="float">
            <text:p>4,07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2.10357083507111" calcext:value-type="float">
            <text:p>2,10</text:p>
          </table:table-cell>
          <table:table-cell office:value-type="float" office:value="3.08450413707342" calcext:value-type="float">
            <text:p>3,08</text:p>
          </table:table-cell>
          <table:table-cell office:value-type="float" office:value="4.04123672986099" calcext:value-type="float">
            <text:p>4,04</text:p>
          </table:table-cell>
          <table:table-cell office:value-type="float" office:value="5.09851610132983" calcext:value-type="float">
            <text:p>5,10</text:p>
          </table:table-cell>
          <table:table-cell office:value-type="float" office:value="6.0915840525895" calcext:value-type="float">
            <text:p>6,09</text:p>
          </table:table-cell>
          <table:table-cell office:value-type="float" office:value="7.02400414842394" calcext:value-type="float">
            <text:p>7,02</text:p>
          </table:table-cell>
          <table:table-cell office:value-type="float" office:value="4.06095836600811" calcext:value-type="float">
            <text:p>4,06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float" office:value="2.09311030204558" calcext:value-type="float">
            <text:p>2,09</text:p>
          </table:table-cell>
          <table:table-cell office:value-type="float" office:value="3.06565496964231" calcext:value-type="float">
            <text:p>3,07</text:p>
          </table:table-cell>
          <table:table-cell office:value-type="float" office:value="4.02643373498343" calcext:value-type="float">
            <text:p>4,03</text:p>
          </table:table-cell>
          <table:table-cell office:value-type="float" office:value="5.05801647712704" calcext:value-type="float">
            <text:p>5,06</text:p>
          </table:table-cell>
          <table:table-cell office:value-type="float" office:value="6.01841837409828" calcext:value-type="float">
            <text:p>6,02</text:p>
          </table:table-cell>
          <table:table-cell office:value-type="float" office:value="7.01303738978488" calcext:value-type="float">
            <text:p>7,01</text:p>
          </table:table-cell>
          <table:table-cell office:value-type="float" office:value="4.02272190795705" calcext:value-type="float">
            <text:p>4,02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office:value-type="float" office:value="2.08481523050871" calcext:value-type="float">
            <text:p>2,08</text:p>
          </table:table-cell>
          <table:table-cell office:value-type="float" office:value="3.07009435178546" calcext:value-type="float">
            <text:p>3,07</text:p>
          </table:table-cell>
          <table:table-cell office:value-type="float" office:value="4.03136785986605" calcext:value-type="float">
            <text:p>4,03</text:p>
          </table:table-cell>
          <table:table-cell office:value-type="float" office:value="5.06459397214328" calcext:value-type="float">
            <text:p>5,06</text:p>
          </table:table-cell>
          <table:table-cell office:value-type="float" office:value="6.05036347702093" calcext:value-type="float">
            <text:p>6,05</text:p>
          </table:table-cell>
          <table:table-cell office:value-type="float" office:value="7.02576213570699" calcext:value-type="float">
            <text:p>7,03</text:p>
          </table:table-cell>
          <table:table-cell office:value-type="float" office:value="4.04127859077916" calcext:value-type="float">
            <text:p>4,04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float" office:value="2.07874889148576" calcext:value-type="float">
            <text:p>2,08</text:p>
          </table:table-cell>
          <table:table-cell office:value-type="float" office:value="3.07097284813063" calcext:value-type="float">
            <text:p>3,07</text:p>
          </table:table-cell>
          <table:table-cell office:value-type="float" office:value="4.02407170013235" calcext:value-type="float">
            <text:p>4,02</text:p>
          </table:table-cell>
          <table:table-cell office:value-type="float" office:value="5.06182296075174" calcext:value-type="float">
            <text:p>5,06</text:p>
          </table:table-cell>
          <table:table-cell office:value-type="float" office:value="6.03775440770107" calcext:value-type="float">
            <text:p>6,04</text:p>
          </table:table-cell>
          <table:table-cell office:value-type="float" office:value="7.02437774635369" calcext:value-type="float">
            <text:p>7,02</text:p>
          </table:table-cell>
          <table:table-cell office:value-type="float" office:value="4.04520332921673" calcext:value-type="float">
            <text:p>4,05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office:value-type="float" office:value="2.07738097858203" calcext:value-type="float">
            <text:p>2,08</text:p>
          </table:table-cell>
          <table:table-cell office:value-type="float" office:value="3.06462642153263" calcext:value-type="float">
            <text:p>3,06</text:p>
          </table:table-cell>
          <table:table-cell office:value-type="float" office:value="4.02373544754554" calcext:value-type="float">
            <text:p>4,02</text:p>
          </table:table-cell>
          <table:table-cell office:value-type="float" office:value="5.05540745614004" calcext:value-type="float">
            <text:p>5,06</text:p>
          </table:table-cell>
          <table:table-cell office:value-type="float" office:value="6.0434321335915" calcext:value-type="float">
            <text:p>6,04</text:p>
          </table:table-cell>
          <table:table-cell office:value-type="float" office:value="7.00842708015098" calcext:value-type="float">
            <text:p>7,01</text:p>
          </table:table-cell>
          <table:table-cell office:value-type="float" office:value="4.04281002380273" calcext:value-type="float">
            <text:p>4,04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.07596591295754" calcext:value-type="float">
            <text:p>2,08</text:p>
          </table:table-cell>
          <table:table-cell office:value-type="float" office:value="3.06937485494784" calcext:value-type="float">
            <text:p>3,07</text:p>
          </table:table-cell>
          <table:table-cell office:value-type="float" office:value="4.02201367301752" calcext:value-type="float">
            <text:p>4,02</text:p>
          </table:table-cell>
          <table:table-cell office:value-type="float" office:value="5.0468244050352" calcext:value-type="float">
            <text:p>5,05</text:p>
          </table:table-cell>
          <table:table-cell office:value-type="float" office:value="6.01878069443465" calcext:value-type="float">
            <text:p>6,02</text:p>
          </table:table-cell>
          <table:table-cell office:value-type="float" office:value="7.00732843629804" calcext:value-type="float">
            <text:p>7,01</text:p>
          </table:table-cell>
          <table:table-cell office:value-type="float" office:value="4.03476495320548" calcext:value-type="float">
            <text:p>4,03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1" calcext:value-type="float">
            <text:p>1</text:p>
          </table:table-cell>
          <table:table-cell office:value-type="float" office:value="2.06060323673999" calcext:value-type="float">
            <text:p>2,06</text:p>
          </table:table-cell>
          <table:table-cell office:value-type="float" office:value="3.04862698427998" calcext:value-type="float">
            <text:p>3,05</text:p>
          </table:table-cell>
          <table:table-cell office:value-type="float" office:value="4.00409965388925" calcext:value-type="float">
            <text:p>4,00</text:p>
          </table:table-cell>
          <table:table-cell office:value-type="float" office:value="5.02863124490325" calcext:value-type="float">
            <text:p>5,03</text:p>
          </table:table-cell>
          <table:table-cell office:value-type="float" office:value="5.99873097627087" calcext:value-type="float">
            <text:p>6,00</text:p>
          </table:table-cell>
          <table:table-cell office:value-type="float" office:value="6.9913970148676" calcext:value-type="float">
            <text:p>6,99</text:p>
          </table:table-cell>
          <table:table-cell office:value-type="float" office:value="4.03056468808858" calcext:value-type="float">
            <text:p>4,03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2.07789760052318" calcext:value-type="float">
            <text:p>2,08</text:p>
          </table:table-cell>
          <table:table-cell office:value-type="float" office:value="3.05062944305132" calcext:value-type="float">
            <text:p>3,05</text:p>
          </table:table-cell>
          <table:table-cell office:value-type="float" office:value="4.01078877498295" calcext:value-type="float">
            <text:p>4,01</text:p>
          </table:table-cell>
          <table:table-cell office:value-type="float" office:value="5.03594174435262" calcext:value-type="float">
            <text:p>5,04</text:p>
          </table:table-cell>
          <table:table-cell office:value-type="float" office:value="6.01829052400237" calcext:value-type="float">
            <text:p>6,02</text:p>
          </table:table-cell>
          <table:table-cell office:value-type="float" office:value="7.00757685068321" calcext:value-type="float">
            <text:p>7,01</text:p>
          </table:table-cell>
          <table:table-cell office:value-type="float" office:value="4.03517052296103" calcext:value-type="float">
            <text:p>4,04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>
            <text:p>Tamanho da Mensagem</text:p>
          </table:table-cell>
          <table:table-cell table:style-name="ce4" office:value-type="string" calcext:value-type="string">
            <text:p>1 Slave</text:p>
          </table:table-cell>
          <table:table-cell table:style-name="ce4" office:value-type="string" calcext:value-type="string">
            <text:p>2 Slaves</text:p>
          </table:table-cell>
          <table:table-cell table:style-name="ce4" office:value-type="string" calcext:value-type="string">
            <text:p>3 Slaves</text:p>
          </table:table-cell>
          <table:table-cell table:style-name="ce4" office:value-type="string" calcext:value-type="string">
            <text:p>4 Slaves</text:p>
          </table:table-cell>
          <table:table-cell table:style-name="ce4" office:value-type="string" calcext:value-type="string">
            <text:p>5 Slaves</text:p>
          </table:table-cell>
          <table:table-cell table:style-name="ce4" office:value-type="string" calcext:value-type="string">
            <text:p>6 Slaves</text:p>
          </table:table-cell>
          <table:table-cell table:style-name="ce4" office:value-type="string" calcext:value-type="string">
            <text:p>7 Slaves</text:p>
          </table:table-cell>
          <table:table-cell table:style-name="ce4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4]/2" office:value-type="float" office:value="0.80118877485742" calcext:value-type="float">
            <text:p>0,80</text:p>
          </table:table-cell>
          <table:table-cell table:formula="of:=[.E4]/3" office:value-type="float" office:value="0.771696376855953" calcext:value-type="float">
            <text:p>0,77</text:p>
          </table:table-cell>
          <table:table-cell table:formula="of:=[.F4]/4" office:value-type="float" office:value="0.692140937752173" calcext:value-type="float">
            <text:p>0,69</text:p>
          </table:table-cell>
          <table:table-cell table:formula="of:=[.G4]/5" office:value-type="float" office:value="0.662954099904276" calcext:value-type="float">
            <text:p>0,66</text:p>
          </table:table-cell>
          <table:table-cell table:formula="of:=[.H4]/6" office:value-type="float" office:value="0.608618570314845" calcext:value-type="float">
            <text:p>0,61</text:p>
          </table:table-cell>
          <table:table-cell table:formula="of:=[.I4]/7" office:value-type="float" office:value="0.562433193421817" calcext:value-type="float">
            <text:p>0,56</text:p>
          </table:table-cell>
          <table:table-cell table:formula="of:=[.J4]/8" office:value-type="float" office:value="0.297278779845286" calcext:value-type="float">
            <text:p>0,3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D5]/2" office:value-type="float" office:value="1.00633755171483" calcext:value-type="float">
            <text:p>1,01</text:p>
          </table:table-cell>
          <table:table-cell table:formula="of:=[.E5]/3" office:value-type="float" office:value="0.989025327656223" calcext:value-type="float">
            <text:p>0,99</text:p>
          </table:table-cell>
          <table:table-cell table:formula="of:=[.F5]/4" office:value-type="float" office:value="0.952369741821965" calcext:value-type="float">
            <text:p>0,95</text:p>
          </table:table-cell>
          <table:table-cell table:formula="of:=[.G5]/5" office:value-type="float" office:value="0.926684465403498" calcext:value-type="float">
            <text:p>0,93</text:p>
          </table:table-cell>
          <table:table-cell table:formula="of:=[.H5]/6" office:value-type="float" office:value="0.926546598034078" calcext:value-type="float">
            <text:p>0,93</text:p>
          </table:table-cell>
          <table:table-cell table:formula="of:=[.I5]/7" office:value-type="float" office:value="0.877433040236361" calcext:value-type="float">
            <text:p>0,88</text:p>
          </table:table-cell>
          <table:table-cell table:formula="of:=[.J5]/8" office:value-type="float" office:value="0.463988039408544" calcext:value-type="float">
            <text:p>0,4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D6]/2" office:value-type="float" office:value="1.05364461882172" calcext:value-type="float">
            <text:p>1,05</text:p>
          </table:table-cell>
          <table:table-cell table:formula="of:=[.E6]/3" office:value-type="float" office:value="1.05027424299967" calcext:value-type="float">
            <text:p>1,05</text:p>
          </table:table-cell>
          <table:table-cell table:formula="of:=[.F6]/4" office:value-type="float" office:value="1.02005129934236" calcext:value-type="float">
            <text:p>1,02</text:p>
          </table:table-cell>
          <table:table-cell table:formula="of:=[.G6]/5" office:value-type="float" office:value="1.02832108654688" calcext:value-type="float">
            <text:p>1,03</text:p>
          </table:table-cell>
          <table:table-cell table:formula="of:=[.H6]/6" office:value-type="float" office:value="1.00956130105939" calcext:value-type="float">
            <text:p>1,01</text:p>
          </table:table-cell>
          <table:table-cell table:formula="of:=[.I6]/7" office:value-type="float" office:value="1.00303521753216" calcext:value-type="float">
            <text:p>1,00</text:p>
          </table:table-cell>
          <table:table-cell table:formula="of:=[.J6]/8" office:value-type="float" office:value="0.507251448867107" calcext:value-type="float">
            <text:p>0,51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table:formula="of:=[.D7]/2" office:value-type="float" office:value="1.04930036547692" calcext:value-type="float">
            <text:p>1,05</text:p>
          </table:table-cell>
          <table:table-cell table:formula="of:=[.E7]/3" office:value-type="float" office:value="1.0344364645101" calcext:value-type="float">
            <text:p>1,03</text:p>
          </table:table-cell>
          <table:table-cell table:formula="of:=[.F7]/4" office:value-type="float" office:value="1.01416697480936" calcext:value-type="float">
            <text:p>1,01</text:p>
          </table:table-cell>
          <table:table-cell table:formula="of:=[.G7]/5" office:value-type="float" office:value="1.01730660261251" calcext:value-type="float">
            <text:p>1,02</text:p>
          </table:table-cell>
          <table:table-cell table:formula="of:=[.H7]/6" office:value-type="float" office:value="1.01079243061453" calcext:value-type="float">
            <text:p>1,01</text:p>
          </table:table-cell>
          <table:table-cell table:formula="of:=[.I7]/7" office:value-type="float" office:value="1.01081468445396" calcext:value-type="float">
            <text:p>1,01</text:p>
          </table:table-cell>
          <table:table-cell table:formula="of:=[.J7]/8" office:value-type="float" office:value="0.508797428616533" calcext:value-type="float">
            <text:p>0,51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formula="of:=[.D8]/2" office:value-type="float" office:value="1.05011492316144" calcext:value-type="float">
            <text:p>1,05</text:p>
          </table:table-cell>
          <table:table-cell table:formula="of:=[.E8]/3" office:value-type="float" office:value="1.03749659388211" calcext:value-type="float">
            <text:p>1,04</text:p>
          </table:table-cell>
          <table:table-cell table:formula="of:=[.F8]/4" office:value-type="float" office:value="1.01492801106559" calcext:value-type="float">
            <text:p>1,01</text:p>
          </table:table-cell>
          <table:table-cell table:formula="of:=[.G8]/5" office:value-type="float" office:value="1.02197806742565" calcext:value-type="float">
            <text:p>1,02</text:p>
          </table:table-cell>
          <table:table-cell table:formula="of:=[.H8]/6" office:value-type="float" office:value="1.01356535017314" calcext:value-type="float">
            <text:p>1,01</text:p>
          </table:table-cell>
          <table:table-cell table:formula="of:=[.I8]/7" office:value-type="float" office:value="1.00723643753159" calcext:value-type="float">
            <text:p>1,01</text:p>
          </table:table-cell>
          <table:table-cell table:formula="of:=[.J8]/8" office:value-type="float" office:value="0.509169255812646" calcext:value-type="float">
            <text:p>0,51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table:formula="of:=[.D9]/2" office:value-type="float" office:value="1.05178541753556" calcext:value-type="float">
            <text:p>1,05</text:p>
          </table:table-cell>
          <table:table-cell table:formula="of:=[.E9]/3" office:value-type="float" office:value="1.02816804569114" calcext:value-type="float">
            <text:p>1,03</text:p>
          </table:table-cell>
          <table:table-cell table:formula="of:=[.F9]/4" office:value-type="float" office:value="1.01030918246525" calcext:value-type="float">
            <text:p>1,01</text:p>
          </table:table-cell>
          <table:table-cell table:formula="of:=[.G9]/5" office:value-type="float" office:value="1.01970322026597" calcext:value-type="float">
            <text:p>1,02</text:p>
          </table:table-cell>
          <table:table-cell table:formula="of:=[.H9]/6" office:value-type="float" office:value="1.01526400876492" calcext:value-type="float">
            <text:p>1,02</text:p>
          </table:table-cell>
          <table:table-cell table:formula="of:=[.I9]/7" office:value-type="float" office:value="1.00342916406056" calcext:value-type="float">
            <text:p>1,00</text:p>
          </table:table-cell>
          <table:table-cell table:formula="of:=[.J9]/8" office:value-type="float" office:value="0.507619795751014" calcext:value-type="float">
            <text:p>0,51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10]/2" office:value-type="float" office:value="1.04655515102279" calcext:value-type="float">
            <text:p>1,05</text:p>
          </table:table-cell>
          <table:table-cell table:formula="of:=[.E10]/3" office:value-type="float" office:value="1.02188498988077" calcext:value-type="float">
            <text:p>1,02</text:p>
          </table:table-cell>
          <table:table-cell table:formula="of:=[.F10]/4" office:value-type="float" office:value="1.00660843374586" calcext:value-type="float">
            <text:p>1,01</text:p>
          </table:table-cell>
          <table:table-cell table:formula="of:=[.G10]/5" office:value-type="float" office:value="1.01160329542541" calcext:value-type="float">
            <text:p>1,01</text:p>
          </table:table-cell>
          <table:table-cell table:formula="of:=[.H10]/6" office:value-type="float" office:value="1.00306972901638" calcext:value-type="float">
            <text:p>1,00</text:p>
          </table:table-cell>
          <table:table-cell table:formula="of:=[.I10]/7" office:value-type="float" office:value="1.00186248425498" calcext:value-type="float">
            <text:p>1,00</text:p>
          </table:table-cell>
          <table:table-cell table:formula="of:=[.J10]/8" office:value-type="float" office:value="0.502840238494631" calcext:value-type="float">
            <text:p>0,50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table:formula="of:=[.D11]/2" office:value-type="float" office:value="1.04240761525436" calcext:value-type="float">
            <text:p>1,04</text:p>
          </table:table-cell>
          <table:table-cell table:formula="of:=[.E11]/3" office:value-type="float" office:value="1.02336478392849" calcext:value-type="float">
            <text:p>1,02</text:p>
          </table:table-cell>
          <table:table-cell table:formula="of:=[.F11]/4" office:value-type="float" office:value="1.00784196496651" calcext:value-type="float">
            <text:p>1,01</text:p>
          </table:table-cell>
          <table:table-cell table:formula="of:=[.G11]/5" office:value-type="float" office:value="1.01291879442866" calcext:value-type="float">
            <text:p>1,01</text:p>
          </table:table-cell>
          <table:table-cell table:formula="of:=[.H11]/6" office:value-type="float" office:value="1.00839391283682" calcext:value-type="float">
            <text:p>1,01</text:p>
          </table:table-cell>
          <table:table-cell table:formula="of:=[.I11]/7" office:value-type="float" office:value="1.003680305101" calcext:value-type="float">
            <text:p>1,00</text:p>
          </table:table-cell>
          <table:table-cell table:formula="of:=[.J11]/8" office:value-type="float" office:value="0.505159823847395" calcext:value-type="float">
            <text:p>0,51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table:formula="of:=[.D12]/2" office:value-type="float" office:value="1.03937444574288" calcext:value-type="float">
            <text:p>1,04</text:p>
          </table:table-cell>
          <table:table-cell table:formula="of:=[.E12]/3" office:value-type="float" office:value="1.02365761604354" calcext:value-type="float">
            <text:p>1,02</text:p>
          </table:table-cell>
          <table:table-cell table:formula="of:=[.F12]/4" office:value-type="float" office:value="1.00601792503309" calcext:value-type="float">
            <text:p>1,01</text:p>
          </table:table-cell>
          <table:table-cell table:formula="of:=[.G12]/5" office:value-type="float" office:value="1.01236459215035" calcext:value-type="float">
            <text:p>1,01</text:p>
          </table:table-cell>
          <table:table-cell table:formula="of:=[.H12]/6" office:value-type="float" office:value="1.00629240128351" calcext:value-type="float">
            <text:p>1,01</text:p>
          </table:table-cell>
          <table:table-cell table:formula="of:=[.I12]/7" office:value-type="float" office:value="1.00348253519338" calcext:value-type="float">
            <text:p>1,00</text:p>
          </table:table-cell>
          <table:table-cell table:formula="of:=[.J12]/8" office:value-type="float" office:value="0.505650416152091" calcext:value-type="float">
            <text:p>0,51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table:formula="of:=[.D13]/2" office:value-type="float" office:value="1.03869048929102" calcext:value-type="float">
            <text:p>1,04</text:p>
          </table:table-cell>
          <table:table-cell table:formula="of:=[.E13]/3" office:value-type="float" office:value="1.02154214051088" calcext:value-type="float">
            <text:p>1,02</text:p>
          </table:table-cell>
          <table:table-cell table:formula="of:=[.F13]/4" office:value-type="float" office:value="1.00593386188639" calcext:value-type="float">
            <text:p>1,01</text:p>
          </table:table-cell>
          <table:table-cell table:formula="of:=[.G13]/5" office:value-type="float" office:value="1.01108149122801" calcext:value-type="float">
            <text:p>1,01</text:p>
          </table:table-cell>
          <table:table-cell table:formula="of:=[.H13]/6" office:value-type="float" office:value="1.00723868893192" calcext:value-type="float">
            <text:p>1,01</text:p>
          </table:table-cell>
          <table:table-cell table:formula="of:=[.I13]/7" office:value-type="float" office:value="1.001203868593" calcext:value-type="float">
            <text:p>1,00</text:p>
          </table:table-cell>
          <table:table-cell table:formula="of:=[.J13]/8" office:value-type="float" office:value="0.505351252975341" calcext:value-type="float">
            <text:p>0,51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[.D14]/2" office:value-type="float" office:value="1.03798295647877" calcext:value-type="float">
            <text:p>1,04</text:p>
          </table:table-cell>
          <table:table-cell table:formula="of:=[.E14]/3" office:value-type="float" office:value="1.02312495164928" calcext:value-type="float">
            <text:p>1,02</text:p>
          </table:table-cell>
          <table:table-cell table:formula="of:=[.F14]/4" office:value-type="float" office:value="1.00550341825438" calcext:value-type="float">
            <text:p>1,01</text:p>
          </table:table-cell>
          <table:table-cell table:formula="of:=[.G14]/5" office:value-type="float" office:value="1.00936488100704" calcext:value-type="float">
            <text:p>1,01</text:p>
          </table:table-cell>
          <table:table-cell table:formula="of:=[.H14]/6" office:value-type="float" office:value="1.00313011573911" calcext:value-type="float">
            <text:p>1,00</text:p>
          </table:table-cell>
          <table:table-cell table:formula="of:=[.I14]/7" office:value-type="float" office:value="1.00104691947115" calcext:value-type="float">
            <text:p>1,00</text:p>
          </table:table-cell>
          <table:table-cell table:formula="of:=[.J14]/8" office:value-type="float" office:value="0.504345619150685" calcext:value-type="float">
            <text:p>0,50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1" calcext:value-type="float">
            <text:p>1</text:p>
          </table:table-cell>
          <table:table-cell table:formula="of:=[.D15]/2" office:value-type="float" office:value="1.03030161837" calcext:value-type="float">
            <text:p>1,03</text:p>
          </table:table-cell>
          <table:table-cell table:formula="of:=[.E15]/3" office:value-type="float" office:value="1.01620899475999" calcext:value-type="float">
            <text:p>1,02</text:p>
          </table:table-cell>
          <table:table-cell table:formula="of:=[.F15]/4" office:value-type="float" office:value="1.00102491347231" calcext:value-type="float">
            <text:p>1,00</text:p>
          </table:table-cell>
          <table:table-cell table:formula="of:=[.G15]/5" office:value-type="float" office:value="1.00572624898065" calcext:value-type="float">
            <text:p>1,01</text:p>
          </table:table-cell>
          <table:table-cell table:formula="of:=[.H15]/6" office:value-type="float" office:value="0.999788496045145" calcext:value-type="float">
            <text:p>1,00</text:p>
          </table:table-cell>
          <table:table-cell table:formula="of:=[.I15]/7" office:value-type="float" office:value="0.998771002123943" calcext:value-type="float">
            <text:p>1,00</text:p>
          </table:table-cell>
          <table:table-cell table:formula="of:=[.J15]/8" office:value-type="float" office:value="0.503820586011072" calcext:value-type="float">
            <text:p>0,50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table:formula="of:=[.D16]/2" office:value-type="float" office:value="1.03894880026159" calcext:value-type="float">
            <text:p>1,04</text:p>
          </table:table-cell>
          <table:table-cell table:formula="of:=[.E16]/3" office:value-type="float" office:value="1.01687648101711" calcext:value-type="float">
            <text:p>1,02</text:p>
          </table:table-cell>
          <table:table-cell table:formula="of:=[.F16]/4" office:value-type="float" office:value="1.00269719374574" calcext:value-type="float">
            <text:p>1,00</text:p>
          </table:table-cell>
          <table:table-cell table:formula="of:=[.G16]/5" office:value-type="float" office:value="1.00718834887052" calcext:value-type="float">
            <text:p>1,01</text:p>
          </table:table-cell>
          <table:table-cell table:formula="of:=[.H16]/6" office:value-type="float" office:value="1.00304842066706" calcext:value-type="float">
            <text:p>1,00</text:p>
          </table:table-cell>
          <table:table-cell table:formula="of:=[.I16]/7" office:value-type="float" office:value="1.00108240724046" calcext:value-type="float">
            <text:p>1,00</text:p>
          </table:table-cell>
          <table:table-cell table:formula="of:=[.J16]/8" office:value-type="float" office:value="0.504396315370129" calcext:value-type="float">
            <text:p>0,50</text:p>
          </table:table-cell>
        </table:table-row>
      </table:table>
      <table:table table:name="Overhead" table:style-name="ta1">
        <table:shapes>
          <draw:frame draw:z-index="0" draw:style-name="gr1" draw:text-style-name="P1" svg:width="187.67mm" svg:height="112.62mm" svg:x="78.95mm" svg:y="74.22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number-columns-repeated="3" table:default-cell-style-name="ce5"/>
        <table:table-column table:style-name="co4" table:number-columns-repeated="2" table:default-cell-style-name="ce5"/>
        <table:table-column table:style-name="co8" table:default-cell-style-name="ce5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Tamanho da Mensagem</text:p>
          </table:table-cell>
          <table:table-cell office:value-type="string" calcext:value-type="string">
            <text:p>1 Slave</text:p>
          </table:table-cell>
          <table:table-cell office:value-type="string" calcext:value-type="string">
            <text:p>2 Slaves</text:p>
          </table:table-cell>
          <table:table-cell office:value-type="string" calcext:value-type="string">
            <text:p>3 Slaves</text:p>
          </table:table-cell>
          <table:table-cell office:value-type="string" calcext:value-type="string">
            <text:p>4 Slaves</text:p>
          </table:table-cell>
          <table:table-cell office:value-type="string" calcext:value-type="string">
            <text:p>5 Slaves</text:p>
          </table:table-cell>
          <table:table-cell office:value-type="string" calcext:value-type="string">
            <text:p>6 Slaves</text:p>
          </table:table-cell>
          <table:table-cell office:value-type="string" calcext:value-type="string">
            <text:p>7 Slaves</text:p>
          </table:table-cell>
          <table:table-cell office:value-type="string" calcext:value-type="string">
            <text:p>8 Slaves</text:p>
          </table:table-cell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.108049997635287" calcext:value-type="float">
            <text:p>0,1080499976</text:p>
          </table:table-cell>
          <table:table-cell office:value-type="float" office:value="0.126584173320845" calcext:value-type="float">
            <text:p>0,1265841733</text:p>
          </table:table-cell>
          <table:table-cell office:value-type="float" office:value="0.216775632013802" calcext:value-type="float">
            <text:p>0,216775632</text:p>
          </table:table-cell>
          <table:table-cell office:value-type="float" office:value="0.225426165478985" calcext:value-type="float">
            <text:p>0,2254261655</text:p>
          </table:table-cell>
          <table:table-cell office:value-type="float" office:value="0.241575450377973" calcext:value-type="float">
            <text:p>0,2415754504</text:p>
          </table:table-cell>
          <table:table-cell office:value-type="float" office:value="0.246852658057689" calcext:value-type="float">
            <text:p>0,2468526581</text:p>
          </table:table-cell>
          <table:table-cell office:value-type="float" office:value="0.268952010203487" calcext:value-type="float">
            <text:p>0,2689520102</text:p>
          </table:table-cell>
          <table:table-cell office:value-type="float" office:value="0.307304215493527" calcext:value-type="float">
            <text:p>0,307304215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116459330941902" calcext:value-type="float">
            <text:p>0,1164593309</text:p>
          </table:table-cell>
          <table:table-cell office:value-type="float" office:value="0.14846178681663" calcext:value-type="float">
            <text:p>0,1484617868</text:p>
          </table:table-cell>
          <table:table-cell office:value-type="float" office:value="0.166381494552627" calcext:value-type="float">
            <text:p>0,1663814946</text:p>
          </table:table-cell>
          <table:table-cell office:value-type="float" office:value="0.22582515406264" calcext:value-type="float">
            <text:p>0,2258251541</text:p>
          </table:table-cell>
          <table:table-cell office:value-type="float" office:value="0.229196394838444" calcext:value-type="float">
            <text:p>0,2291963948</text:p>
          </table:table-cell>
          <table:table-cell office:value-type="float" office:value="0.248315846919918" calcext:value-type="float">
            <text:p>0,2483158469</text:p>
          </table:table-cell>
          <table:table-cell office:value-type="float" office:value="0.331007164172628" calcext:value-type="float">
            <text:p>0,3310071642</text:p>
          </table:table-cell>
          <table:table-cell office:value-type="float" office:value="0.341530300132006" calcext:value-type="float">
            <text:p>0,3415303001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0.124793592553687" calcext:value-type="float">
            <text:p>0,1247935926</text:p>
          </table:table-cell>
          <table:table-cell office:value-type="float" office:value="0.174848521636806" calcext:value-type="float">
            <text:p>0,1748485216</text:p>
          </table:table-cell>
          <table:table-cell office:value-type="float" office:value="0.287526501749343" calcext:value-type="float">
            <text:p>0,2875265017</text:p>
          </table:table-cell>
          <table:table-cell office:value-type="float" office:value="0.202776295608551" calcext:value-type="float">
            <text:p>0,2027762956</text:p>
          </table:table-cell>
          <table:table-cell office:value-type="float" office:value="0.31287962068778" calcext:value-type="float">
            <text:p>0,3128796207</text:p>
          </table:table-cell>
          <table:table-cell office:value-type="float" office:value="0.279024720249006" calcext:value-type="float">
            <text:p>0,2790247202</text:p>
          </table:table-cell>
          <table:table-cell office:value-type="float" office:value="0.314258702813309" calcext:value-type="float">
            <text:p>0,3142587028</text:p>
          </table:table-cell>
          <table:table-cell office:value-type="float" office:value="0.405260648731552" calcext:value-type="float">
            <text:p>0,405260648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.0979856276284171" calcext:value-type="float">
            <text:p>0,0979856276</text:p>
          </table:table-cell>
          <table:table-cell office:value-type="float" office:value="0.153317067969658" calcext:value-type="float">
            <text:p>0,153317068</text:p>
          </table:table-cell>
          <table:table-cell office:value-type="float" office:value="0.181854446286792" calcext:value-type="float">
            <text:p>0,1818544463</text:p>
          </table:table-cell>
          <table:table-cell office:value-type="float" office:value="0.203549943408015" calcext:value-type="float">
            <text:p>0,2035499434</text:p>
          </table:table-cell>
          <table:table-cell office:value-type="float" office:value="0.244478193737804" calcext:value-type="float">
            <text:p>0,2444781937</text:p>
          </table:table-cell>
          <table:table-cell office:value-type="float" office:value="0.27745935172959" calcext:value-type="float">
            <text:p>0,2774593517</text:p>
          </table:table-cell>
          <table:table-cell office:value-type="float" office:value="0.33059983413195" calcext:value-type="float">
            <text:p>0,3305998341</text:p>
          </table:table-cell>
          <table:table-cell office:value-type="float" office:value="0.408485222552173" calcext:value-type="float">
            <text:p>0,4084852226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0.114419903562374" calcext:value-type="float">
            <text:p>0,1144199036</text:p>
          </table:table-cell>
          <table:table-cell office:value-type="float" office:value="0.113599684873625" calcext:value-type="float">
            <text:p>0,1135996849</text:p>
          </table:table-cell>
          <table:table-cell office:value-type="float" office:value="0.221357738604988" calcext:value-type="float">
            <text:p>0,2213577386</text:p>
          </table:table-cell>
          <table:table-cell office:value-type="float" office:value="0.218893606104264" calcext:value-type="float">
            <text:p>0,2188936061</text:p>
          </table:table-cell>
          <table:table-cell office:value-type="float" office:value="0.243961734007732" calcext:value-type="float">
            <text:p>0,243961734</text:p>
          </table:table-cell>
          <table:table-cell office:value-type="float" office:value="0.263515624092241" calcext:value-type="float">
            <text:p>0,2635156241</text:p>
          </table:table-cell>
          <table:table-cell office:value-type="float" office:value="0.288826340742344" calcext:value-type="float">
            <text:p>0,2888263407</text:p>
          </table:table-cell>
          <table:table-cell office:value-type="float" office:value="0.355797251073335" calcext:value-type="float">
            <text:p>0,3557972511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.109958744552083" calcext:value-type="float">
            <text:p>0,1099587446</text:p>
          </table:table-cell>
          <table:table-cell office:value-type="float" office:value="0.145882266760777" calcext:value-type="float">
            <text:p>0,1458822668</text:p>
          </table:table-cell>
          <table:table-cell office:value-type="float" office:value="0.182534254467719" calcext:value-type="float">
            <text:p>0,1825342545</text:p>
          </table:table-cell>
          <table:table-cell office:value-type="float" office:value="0.226078170694334" calcext:value-type="float">
            <text:p>0,2260781707</text:p>
          </table:table-cell>
          <table:table-cell office:value-type="float" office:value="0.257692067288839" calcext:value-type="float">
            <text:p>0,2576920673</text:p>
          </table:table-cell>
          <table:table-cell office:value-type="float" office:value="0.354870681289701" calcext:value-type="float">
            <text:p>0,3548706813</text:p>
          </table:table-cell>
          <table:table-cell office:value-type="float" office:value="0.348394424267729" calcext:value-type="float">
            <text:p>0,3483944243</text:p>
          </table:table-cell>
          <table:table-cell office:value-type="float" office:value="0.358506755170325" calcext:value-type="float">
            <text:p>0,3585067552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0.0843435725217082" calcext:value-type="float">
            <text:p>0,0843435725</text:p>
          </table:table-cell>
          <table:table-cell office:value-type="float" office:value="0.143990201339653" calcext:value-type="float">
            <text:p>0,1439902013</text:p>
          </table:table-cell>
          <table:table-cell office:value-type="float" office:value="0.19557921812376" calcext:value-type="float">
            <text:p>0,1955792181</text:p>
          </table:table-cell>
          <table:table-cell office:value-type="float" office:value="0.233089655370086" calcext:value-type="float">
            <text:p>0,2330896554</text:p>
          </table:table-cell>
          <table:table-cell office:value-type="float" office:value="0.277326589093944" calcext:value-type="float">
            <text:p>0,2773265891</text:p>
          </table:table-cell>
          <table:table-cell office:value-type="float" office:value="0.304392435673452" calcext:value-type="float">
            <text:p>0,3043924357</text:p>
          </table:table-cell>
          <table:table-cell office:value-type="float" office:value="0.358150167456629" calcext:value-type="float">
            <text:p>0,3581501675</text:p>
          </table:table-cell>
          <table:table-cell office:value-type="float" office:value="0.455576934485014" calcext:value-type="float">
            <text:p>0,4555769345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0.113115199546828" calcext:value-type="float">
            <text:p>0,1131151995</text:p>
          </table:table-cell>
          <table:table-cell office:value-type="float" office:value="0.132445267390036" calcext:value-type="float">
            <text:p>0,1324452674</text:p>
          </table:table-cell>
          <table:table-cell office:value-type="float" office:value="0.180856976246027" calcext:value-type="float">
            <text:p>0,1808569762</text:p>
          </table:table-cell>
          <table:table-cell office:value-type="float" office:value="0.269187648917915" calcext:value-type="float">
            <text:p>0,2691876489</text:p>
          </table:table-cell>
          <table:table-cell office:value-type="float" office:value="0.305280079603229" calcext:value-type="float">
            <text:p>0,3052800796</text:p>
          </table:table-cell>
          <table:table-cell office:value-type="float" office:value="0.315448020692101" calcext:value-type="float">
            <text:p>0,3154480207</text:p>
          </table:table-cell>
          <table:table-cell office:value-type="float" office:value="0.374759611151315" calcext:value-type="float">
            <text:p>0,3747596112</text:p>
          </table:table-cell>
          <table:table-cell office:value-type="float" office:value="0.426555072259457" calcext:value-type="float">
            <text:p>0,4265550723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0.112287332985904" calcext:value-type="float">
            <text:p>0,112287333</text:p>
          </table:table-cell>
          <table:table-cell office:value-type="float" office:value="0.143699648860544" calcext:value-type="float">
            <text:p>0,1436996489</text:p>
          </table:table-cell>
          <table:table-cell office:value-type="float" office:value="0.203631270131832" calcext:value-type="float">
            <text:p>0,2036312701</text:p>
          </table:table-cell>
          <table:table-cell office:value-type="float" office:value="0.251217198854934" calcext:value-type="float">
            <text:p>0,2512171989</text:p>
          </table:table-cell>
          <table:table-cell office:value-type="float" office:value="0.330419804185424" calcext:value-type="float">
            <text:p>0,3304198042</text:p>
          </table:table-cell>
          <table:table-cell office:value-type="float" office:value="0.342654974201027" calcext:value-type="float">
            <text:p>0,3426549742</text:p>
          </table:table-cell>
          <table:table-cell office:value-type="float" office:value="0.393530816976116" calcext:value-type="float">
            <text:p>0,393530817</text:p>
          </table:table-cell>
          <table:table-cell office:value-type="float" office:value="0.421942379853063" calcext:value-type="float">
            <text:p>0,4219423799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139418521215152" calcext:value-type="float">
            <text:p>0,1394185212</text:p>
          </table:table-cell>
          <table:table-cell office:value-type="float" office:value="0.170319242382265" calcext:value-type="float">
            <text:p>0,1703192424</text:p>
          </table:table-cell>
          <table:table-cell office:value-type="float" office:value="0.232608645059393" calcext:value-type="float">
            <text:p>0,2326086451</text:p>
          </table:table-cell>
          <table:table-cell office:value-type="float" office:value="0.262484788223384" calcext:value-type="float">
            <text:p>0,2624847882</text:p>
          </table:table-cell>
          <table:table-cell office:value-type="float" office:value="0.303951741223057" calcext:value-type="float">
            <text:p>0,3039517412</text:p>
          </table:table-cell>
          <table:table-cell office:value-type="float" office:value="0.332206213514884" calcext:value-type="float">
            <text:p>0,3322062135</text:p>
          </table:table-cell>
          <table:table-cell office:value-type="float" office:value="0.417949719677117" calcext:value-type="float">
            <text:p>0,4179497197</text:p>
          </table:table-cell>
          <table:table-cell office:value-type="float" office:value="0.436183612838476" calcext:value-type="float">
            <text:p>0,4361836128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0.110516215145674" calcext:value-type="float">
            <text:p>0,1105162151</text:p>
          </table:table-cell>
          <table:table-cell office:value-type="float" office:value="0.183675611450785" calcext:value-type="float">
            <text:p>0,1836756115</text:p>
          </table:table-cell>
          <table:table-cell office:value-type="float" office:value="0.199628877074048" calcext:value-type="float">
            <text:p>0,1996288771</text:p>
          </table:table-cell>
          <table:table-cell office:value-type="float" office:value="0.31425383637239" calcext:value-type="float">
            <text:p>0,3142538364</text:p>
          </table:table-cell>
          <table:table-cell office:value-type="float" office:value="0.384168499508358" calcext:value-type="float">
            <text:p>0,3841684995</text:p>
          </table:table-cell>
          <table:table-cell office:value-type="float" office:value="0.385106887183492" calcext:value-type="float">
            <text:p>0,3851068872</text:p>
          </table:table-cell>
          <table:table-cell office:value-type="float" office:value="0.440482813404355" calcext:value-type="float">
            <text:p>0,4404828134</text:p>
          </table:table-cell>
          <table:table-cell office:value-type="float" office:value="0.47579673126766" calcext:value-type="float">
            <text:p>0,4757967313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0.108402413911284" calcext:value-type="float">
            <text:p>0,1084024139</text:p>
          </table:table-cell>
          <table:table-cell office:value-type="float" office:value="0.12274582513551" calcext:value-type="float">
            <text:p>0,1227458251</text:p>
          </table:table-cell>
          <table:table-cell office:value-type="float" office:value="0.192969113671073" calcext:value-type="float">
            <text:p>0,1929691137</text:p>
          </table:table-cell>
          <table:table-cell office:value-type="float" office:value="0.330866058661585" calcext:value-type="float">
            <text:p>0,3308660587</text:p>
          </table:table-cell>
          <table:table-cell office:value-type="float" office:value="0.332287540238701" calcext:value-type="float">
            <text:p>0,3322875402</text:p>
          </table:table-cell>
          <table:table-cell office:value-type="float" office:value="0.404936035421131" calcext:value-type="float">
            <text:p>0,4049360354</text:p>
          </table:table-cell>
          <table:table-cell office:value-type="float" office:value="0.450948257004543" calcext:value-type="float">
            <text:p>0,450948257</text:p>
          </table:table-cell>
          <table:table-cell office:value-type="float" office:value="0.518337617427744" calcext:value-type="float">
            <text:p>0,5183376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 style:data-style-name="N2" text:time-value="10:55:40.5794381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9:41:04.062037758</meta:creation-date>
    <meta:generator>LibreOffice/5.1.6.2$Linux_X86_64 LibreOffice_project/10m0$Build-2</meta:generator>
    <dc:date>2018-05-24T10:56:08.498367030</dc:date>
    <meta:editing-duration>PT1H41M18S</meta:editing-duration>
    <meta:editing-cycles>9</meta:editing-cycles>
    <meta:document-statistic meta:table-count="5" meta:cell-count="88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11cm" svg:height="11.129cm" xlink:href=".." xlink:type="simple" chart:class="chart:scatter" chart:style-name="ch1">
        <chart:title svg:x="4.934cm" svg:y="0.358cm" chart:style-name="ch2">
          <text:p>Tempo de Resposta x Tamanho da Mensagem</text:p>
        </chart:title>
        <chart:legend chart:legend-position="end" svg:x="16.417cm" svg:y="3.522cm" style:legend-expansion="high" chart:style-name="ch3"/>
        <chart:plot-area chart:style-name="ch4" table:cell-range-address="'TempoResposta x TamanhoMensagem'.B4:'TempoResposta x TamanhoMensagem'.J16 'TempoResposta x TamanhoMensagem'.C3:'TempoResposta x TamanhoMensagem'.J3" chart:data-source-has-labels="row" svg:x="1.393cm" svg:y="1.359cm" svg:width="14.642cm" svg:height="8.567cm">
          <chartooo:coordinate-region svg:x="2.676cm" svg:y="1.558cm" svg:width="12.709cm" svg:height="7.721cm"/>
          <chart:axis chart:dimension="x" chart:name="primary-x" chart:style-name="ch5">
            <chart:title svg:x="6.381cm" svg:y="10.148cm" chart:style-name="ch6">
              <text:p>Tamanho da Mensagem (Bytes)</text:p>
            </chart:title>
          </chart:axis>
          <chart:axis chart:dimension="y" chart:name="primary-y" chart:style-name="ch7">
            <chart:title svg:x="0.451cm" svg:y="7.353cm" chart:style-name="ch8">
              <text:p>Tempo de Resposta (s)</text:p>
            </chart:title>
            <chart:grid chart:style-name="ch9" chart:class="major"/>
          </chart:axis>
          <chart:series chart:style-name="ch10" chart:values-cell-range-address="'TempoResposta x TamanhoMensagem'.C4:'TempoResposta x TamanhoMensagem'.C16" chart:label-cell-address="'TempoResposta x TamanhoMensagem'.C3:'TempoResposta x TamanhoMensagem'.C3" chart:class="chart:scatter">
            <chart:domain table:cell-range-address="'TempoResposta x TamanhoMensagem'.B4:'TempoResposta x TamanhoMensagem'.B16"/>
            <chart:data-point chart:repeated="13"/>
          </chart:series>
          <chart:series chart:style-name="ch11" chart:values-cell-range-address="'TempoResposta x TamanhoMensagem'.D4:'TempoResposta x TamanhoMensagem'.D16" chart:label-cell-address="'TempoResposta x TamanhoMensagem'.D3:'TempoResposta x TamanhoMensagem'.D3" chart:class="chart:scatter">
            <chart:data-point chart:repeated="13"/>
          </chart:series>
          <chart:series chart:style-name="ch12" chart:values-cell-range-address="'TempoResposta x TamanhoMensagem'.E4:'TempoResposta x TamanhoMensagem'.E16" chart:label-cell-address="'TempoResposta x TamanhoMensagem'.E3:'TempoResposta x TamanhoMensagem'.E3" chart:class="chart:scatter">
            <chart:data-point chart:repeated="13"/>
          </chart:series>
          <chart:series chart:style-name="ch13" chart:values-cell-range-address="'TempoResposta x TamanhoMensagem'.F4:'TempoResposta x TamanhoMensagem'.F16" chart:label-cell-address="'TempoResposta x TamanhoMensagem'.F3:'TempoResposta x TamanhoMensagem'.F3" chart:class="chart:scatter">
            <chart:data-point chart:repeated="13"/>
          </chart:series>
          <chart:series chart:style-name="ch14" chart:values-cell-range-address="'TempoResposta x TamanhoMensagem'.G4:'TempoResposta x TamanhoMensagem'.G16" chart:label-cell-address="'TempoResposta x TamanhoMensagem'.G3:'TempoResposta x TamanhoMensagem'.G3" chart:class="chart:scatter">
            <chart:data-point chart:repeated="13"/>
          </chart:series>
          <chart:series chart:style-name="ch15" chart:values-cell-range-address="'TempoResposta x TamanhoMensagem'.H4:'TempoResposta x TamanhoMensagem'.H16" chart:label-cell-address="'TempoResposta x TamanhoMensagem'.H3:'TempoResposta x TamanhoMensagem'.H3" chart:class="chart:scatter">
            <chart:data-point chart:repeated="13"/>
          </chart:series>
          <chart:series chart:style-name="ch16" chart:values-cell-range-address="'TempoResposta x TamanhoMensagem'.I4:'TempoResposta x TamanhoMensagem'.I16" chart:label-cell-address="'TempoResposta x TamanhoMensagem'.I3:'TempoResposta x TamanhoMensagem'.I3" chart:class="chart:scatter">
            <chart:data-point chart:repeated="13"/>
          </chart:series>
          <chart:series chart:style-name="ch17" chart:values-cell-range-address="'TempoResposta x TamanhoMensagem'.J4:'TempoResposta x TamanhoMensagem'.J16" chart:label-cell-address="'TempoResposta x TamanhoMensagem'.J3:'TempoResposta x TamanhoMensagem'.J3" chart:class="chart:scatter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1 Slave</text:p>
                <draw:g>
                  <svg:desc>'TempoResposta x TamanhoMensagem'.C3:'TempoResposta x TamanhoMensagem'.C3</svg:desc>
                </draw:g>
              </table:table-cell>
              <table:table-cell office:value-type="string">
                <text:p>2 Slaves</text:p>
                <draw:g>
                  <svg:desc>'TempoResposta x TamanhoMensagem'.D3:'TempoResposta x TamanhoMensagem'.D3</svg:desc>
                </draw:g>
              </table:table-cell>
              <table:table-cell office:value-type="string">
                <text:p>3 Slaves</text:p>
                <draw:g>
                  <svg:desc>'TempoResposta x TamanhoMensagem'.E3:'TempoResposta x TamanhoMensagem'.E3</svg:desc>
                </draw:g>
              </table:table-cell>
              <table:table-cell office:value-type="string">
                <text:p>4 Slaves</text:p>
                <draw:g>
                  <svg:desc>'TempoResposta x TamanhoMensagem'.F3:'TempoResposta x TamanhoMensagem'.F3</svg:desc>
                </draw:g>
              </table:table-cell>
              <table:table-cell office:value-type="string">
                <text:p>5 Slaves</text:p>
                <draw:g>
                  <svg:desc>'TempoResposta x TamanhoMensagem'.G3:'TempoResposta x TamanhoMensagem'.G3</svg:desc>
                </draw:g>
              </table:table-cell>
              <table:table-cell office:value-type="string">
                <text:p>6 Slaves</text:p>
                <draw:g>
                  <svg:desc>'TempoResposta x TamanhoMensagem'.H3:'TempoResposta x TamanhoMensagem'.H3</svg:desc>
                </draw:g>
              </table:table-cell>
              <table:table-cell office:value-type="string">
                <text:p>7 Slaves</text:p>
                <draw:g>
                  <svg:desc>'TempoResposta x TamanhoMensagem'.I3:'TempoResposta x TamanhoMensagem'.I3</svg:desc>
                </draw:g>
              </table:table-cell>
              <table:table-cell office:value-type="string">
                <text:p>8 Slaves</text:p>
                <draw:g>
                  <svg:desc>'TempoResposta x TamanhoMensagem'.J3:'TempoResposta x TamanhoMensagem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mpoResposta x TamanhoMensagem'.B4:'TempoResposta x TamanhoMensagem'.B16</svg:desc>
                </draw:g>
              </table:table-cell>
              <table:table-cell office:value-type="float" office:value="45.4391862282">
                <text:p>45.4391862282</text:p>
                <draw:g>
                  <svg:desc>'TempoResposta x TamanhoMensagem'.C4:'TempoResposta x TamanhoMensagem'.C16</svg:desc>
                </draw:g>
              </table:table-cell>
              <table:table-cell office:value-type="float" office:value="28.3573532569065">
                <text:p>28.3573532569065</text:p>
                <draw:g>
                  <svg:desc>'TempoResposta x TamanhoMensagem'.D4:'TempoResposta x TamanhoMensagem'.D16</svg:desc>
                </draw:g>
              </table:table-cell>
              <table:table-cell office:value-type="float" office:value="19.6274025169193">
                <text:p>19.6274025169193</text:p>
                <draw:g>
                  <svg:desc>'TempoResposta x TamanhoMensagem'.E4:'TempoResposta x TamanhoMensagem'.E16</svg:desc>
                </draw:g>
              </table:table-cell>
              <table:table-cell office:value-type="float" office:value="16.4125482794625">
                <text:p>16.4125482794625</text:p>
                <draw:g>
                  <svg:desc>'TempoResposta x TamanhoMensagem'.F4:'TempoResposta x TamanhoMensagem'.F16</svg:desc>
                </draw:g>
              </table:table-cell>
              <table:table-cell office:value-type="float" office:value="13.7080941907625">
                <text:p>13.7080941907625</text:p>
                <draw:g>
                  <svg:desc>'TempoResposta x TamanhoMensagem'.G4:'TempoResposta x TamanhoMensagem'.G16</svg:desc>
                </draw:g>
              </table:table-cell>
              <table:table-cell office:value-type="float" office:value="12.4432576889369">
                <text:p>12.4432576889369</text:p>
                <draw:g>
                  <svg:desc>'TempoResposta x TamanhoMensagem'.H4:'TempoResposta x TamanhoMensagem'.H16</svg:desc>
                </draw:g>
              </table:table-cell>
              <table:table-cell office:value-type="float" office:value="11.5414815381387">
                <text:p>11.5414815381387</text:p>
                <draw:g>
                  <svg:desc>'TempoResposta x TamanhoMensagem'.I4:'TempoResposta x TamanhoMensagem'.I16</svg:desc>
                </draw:g>
              </table:table-cell>
              <table:table-cell office:value-type="float" office:value="19.1063024460777">
                <text:p>19.1063024460777</text:p>
                <draw:g>
                  <svg:desc>'TempoResposta x TamanhoMensagem'.J4:'TempoResposta x TamanhoMensagem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113.381395153">
                <text:p>113.381395153</text:p>
              </table:table-cell>
              <table:table-cell office:value-type="float" office:value="56.3336799664261">
                <text:p>56.3336799664261</text:p>
              </table:table-cell>
              <table:table-cell office:value-type="float" office:value="38.213175464269">
                <text:p>38.213175464269</text:p>
              </table:table-cell>
              <table:table-cell office:value-type="float" office:value="29.7629665701295">
                <text:p>29.7629665701295</text:p>
              </table:table-cell>
              <table:table-cell office:value-type="float" office:value="24.4703347009559">
                <text:p>24.4703347009559</text:p>
              </table:table-cell>
              <table:table-cell office:value-type="float" office:value="20.3949798447931">
                <text:p>20.3949798447931</text:p>
              </table:table-cell>
              <table:table-cell office:value-type="float" office:value="18.4599182182051">
                <text:p>18.4599182182051</text:p>
              </table:table-cell>
              <table:table-cell office:value-type="float" office:value="30.5453442554063">
                <text:p>30.5453442554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87.8861169935">
                <text:p>187.8861169935</text:p>
              </table:table-cell>
              <table:table-cell office:value-type="float" office:value="89.1600989732244">
                <text:p>89.1600989732244</text:p>
              </table:table-cell>
              <table:table-cell office:value-type="float" office:value="59.6308117445854">
                <text:p>59.6308117445854</text:p>
              </table:table-cell>
              <table:table-cell office:value-type="float" office:value="46.048202946909">
                <text:p>46.048202946909</text:p>
              </table:table-cell>
              <table:table-cell office:value-type="float" office:value="36.5423055992024">
                <text:p>36.5423055992024</text:p>
              </table:table-cell>
              <table:table-cell office:value-type="float" office:value="31.0177824758041">
                <text:p>31.0177824758041</text:p>
              </table:table-cell>
              <table:table-cell office:value-type="float" office:value="26.7596524898227">
                <text:p>26.7596524898227</text:p>
              </table:table-cell>
              <table:table-cell office:value-type="float" office:value="46.3000444387896">
                <text:p>46.3000444387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256.9670814717">
                <text:p>256.9670814717</text:p>
              </table:table-cell>
              <table:table-cell office:value-type="float" office:value="122.446865514483">
                <text:p>122.446865514483</text:p>
              </table:table-cell>
              <table:table-cell office:value-type="float" office:value="82.8042095987649">
                <text:p>82.8042095987649</text:p>
              </table:table-cell>
              <table:table-cell office:value-type="float" office:value="63.344372242057">
                <text:p>63.344372242057</text:p>
              </table:table-cell>
              <table:table-cell office:value-type="float" office:value="50.5191022670631">
                <text:p>50.5191022670631</text:p>
              </table:table-cell>
              <table:table-cell office:value-type="float" office:value="42.3705655234399">
                <text:p>42.3705655234399</text:p>
              </table:table-cell>
              <table:table-cell office:value-type="float" office:value="36.3168280318525">
                <text:p>36.3168280318525</text:p>
              </table:table-cell>
              <table:table-cell office:value-type="float" office:value="63.1309896186036">
                <text:p>63.1309896186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326.9616727042">
                <text:p>326.9616727042</text:p>
              </table:table-cell>
              <table:table-cell office:value-type="float" office:value="155.678995456926">
                <text:p>155.678995456926</text:p>
              </table:table-cell>
              <table:table-cell office:value-type="float" office:value="105.048271847259">
                <text:p>105.048271847259</text:p>
              </table:table-cell>
              <table:table-cell office:value-type="float" office:value="80.5381438731103">
                <text:p>80.5381438731103</text:p>
              </table:table-cell>
              <table:table-cell office:value-type="float" office:value="63.9860449310448">
                <text:p>63.9860449310448</text:p>
              </table:table-cell>
              <table:table-cell office:value-type="float" office:value="53.7642808212199">
                <text:p>53.7642808212199</text:p>
              </table:table-cell>
              <table:table-cell office:value-type="float" office:value="46.3732333798235">
                <text:p>46.3732333798235</text:p>
              </table:table-cell>
              <table:table-cell office:value-type="float" office:value="80.2684149159696">
                <text:p>80.2684149159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396.8015295557">
                <text:p>396.8015295557</text:p>
              </table:table-cell>
              <table:table-cell office:value-type="float" office:value="188.632359291237">
                <text:p>188.632359291237</text:p>
              </table:table-cell>
              <table:table-cell office:value-type="float" office:value="128.643539422251">
                <text:p>128.643539422251</text:p>
              </table:table-cell>
              <table:table-cell office:value-type="float" office:value="98.188142907765">
                <text:p>98.188142907765</text:p>
              </table:table-cell>
              <table:table-cell office:value-type="float" office:value="77.8268660271964">
                <text:p>77.8268660271964</text:p>
              </table:table-cell>
              <table:table-cell office:value-type="float" office:value="65.1393013918969">
                <text:p>65.1393013918969</text:p>
              </table:table-cell>
              <table:table-cell office:value-type="float" office:value="56.4922117315001">
                <text:p>56.4922117315001</text:p>
              </table:table-cell>
              <table:table-cell office:value-type="float" office:value="97.7113020603935">
                <text:p>97.7113020603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463.4042841706">
                <text:p>463.4042841706</text:p>
              </table:table-cell>
              <table:table-cell office:value-type="float" office:value="221.395061558733">
                <text:p>221.395061558733</text:p>
              </table:table-cell>
              <table:table-cell office:value-type="float" office:value="151.159960517236">
                <text:p>151.159960517236</text:p>
              </table:table-cell>
              <table:table-cell office:value-type="float" office:value="115.09050307828">
                <text:p>115.09050307828</text:p>
              </table:table-cell>
              <table:table-cell office:value-type="float" office:value="91.6177885671528">
                <text:p>91.6177885671528</text:p>
              </table:table-cell>
              <table:table-cell office:value-type="float" office:value="76.9976853329062">
                <text:p>76.9976853329062</text:p>
              </table:table-cell>
              <table:table-cell office:value-type="float" office:value="66.0775436397345">
                <text:p>66.0775436397345</text:p>
              </table:table-cell>
              <table:table-cell office:value-type="float" office:value="115.196698845618">
                <text:p>115.196698845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533.8249750511">
                <text:p>533.8249750511</text:p>
              </table:table-cell>
              <table:table-cell office:value-type="float" office:value="256.053854192557">
                <text:p>256.053854192557</text:p>
              </table:table-cell>
              <table:table-cell office:value-type="float" office:value="173.879012786902">
                <text:p>173.879012786902</text:p>
              </table:table-cell>
              <table:table-cell office:value-type="float" office:value="132.417827796255">
                <text:p>132.417827796255</text:p>
              </table:table-cell>
              <table:table-cell office:value-type="float" office:value="105.403311299443">
                <text:p>105.403311299443</text:p>
              </table:table-cell>
              <table:table-cell office:value-type="float" office:value="88.2302322957206">
                <text:p>88.2302322957206</text:p>
              </table:table-cell>
              <table:table-cell office:value-type="float" office:value="75.9810771756767">
                <text:p>75.9810771756767</text:p>
              </table:table-cell>
              <table:table-cell office:value-type="float" office:value="132.093089615032">
                <text:p>132.093089615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603.7090059868">
                <text:p>603.7090059868</text:p>
              </table:table-cell>
              <table:table-cell office:value-type="float" office:value="290.419400082184">
                <text:p>290.419400082184</text:p>
              </table:table-cell>
              <table:table-cell office:value-type="float" office:value="196.585588945956">
                <text:p>196.585588945956</text:p>
              </table:table-cell>
              <table:table-cell office:value-type="float" office:value="150.024415809228">
                <text:p>150.024415809228</text:p>
              </table:table-cell>
              <table:table-cell office:value-type="float" office:value="119.267112000524">
                <text:p>119.267112000524</text:p>
              </table:table-cell>
              <table:table-cell office:value-type="float" office:value="99.9889967728362">
                <text:p>99.9889967728362</text:p>
              </table:table-cell>
              <table:table-cell office:value-type="float" office:value="85.9448377901063">
                <text:p>85.9448377901063</text:p>
              </table:table-cell>
              <table:table-cell office:value-type="float" office:value="149.240707290651">
                <text:p>149.2407072906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671.940949552">
                <text:p>671.940949552</text:p>
              </table:table-cell>
              <table:table-cell office:value-type="float" office:value="323.455811177519">
                <text:p>323.455811177519</text:p>
              </table:table-cell>
              <table:table-cell office:value-type="float" office:value="219.257050331101">
                <text:p>219.257050331101</text:p>
              </table:table-cell>
              <table:table-cell office:value-type="float" office:value="166.994316179977">
                <text:p>166.994316179977</text:p>
              </table:table-cell>
              <table:table-cell office:value-type="float" office:value="132.915290287016">
                <text:p>132.915290287016</text:p>
              </table:table-cell>
              <table:table-cell office:value-type="float" office:value="111.185322296765">
                <text:p>111.185322296765</text:p>
              </table:table-cell>
              <table:table-cell office:value-type="float" office:value="95.8761419456082">
                <text:p>95.8761419456082</text:p>
              </table:table-cell>
              <table:table-cell office:value-type="float" office:value="166.206412271621">
                <text:p>166.206412271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741.1771755343">
                <text:p>741.1771755343</text:p>
              </table:table-cell>
              <table:table-cell office:value-type="float" office:value="357.027623097325">
                <text:p>357.027623097325</text:p>
              </table:table-cell>
              <table:table-cell office:value-type="float" office:value="241.474961697663">
                <text:p>241.474961697663</text:p>
              </table:table-cell>
              <table:table-cell office:value-type="float" office:value="184.280123289146">
                <text:p>184.280123289146</text:p>
              </table:table-cell>
              <table:table-cell office:value-type="float" office:value="146.860107673814">
                <text:p>146.860107673814</text:p>
              </table:table-cell>
              <table:table-cell office:value-type="float" office:value="123.144074051351">
                <text:p>123.144074051351</text:p>
              </table:table-cell>
              <table:table-cell office:value-type="float" office:value="105.771719175455">
                <text:p>105.771719175455</text:p>
              </table:table-cell>
              <table:table-cell office:value-type="float" office:value="183.697733109697">
                <text:p>183.6977331096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">
                <text:p>55000</text:p>
              </table:table-cell>
              <table:table-cell office:value-type="float" office:value="808.3519330176">
                <text:p>808.3519330176</text:p>
              </table:table-cell>
              <table:table-cell office:value-type="float" office:value="392.288975677077">
                <text:p>392.288975677077</text:p>
              </table:table-cell>
              <table:table-cell office:value-type="float" office:value="265.152784248715">
                <text:p>265.152784248715</text:p>
              </table:table-cell>
              <table:table-cell office:value-type="float" office:value="201.881072623264">
                <text:p>201.881072623264</text:p>
              </table:table-cell>
              <table:table-cell office:value-type="float" office:value="160.749892694339">
                <text:p>160.749892694339</text:p>
              </table:table-cell>
              <table:table-cell office:value-type="float" office:value="134.753823136125">
                <text:p>134.753823136125</text:p>
              </table:table-cell>
              <table:table-cell office:value-type="float" office:value="115.620945470354">
                <text:p>115.620945470354</text:p>
              </table:table-cell>
              <table:table-cell office:value-type="float" office:value="200.555504147223">
                <text:p>200.555504147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880.0551675245">
                <text:p>880.0551675245</text:p>
              </table:table-cell>
              <table:table-cell office:value-type="float" office:value="423.531538466051">
                <text:p>423.531538466051</text:p>
              </table:table-cell>
              <table:table-cell office:value-type="float" office:value="288.483142234491">
                <text:p>288.483142234491</text:p>
              </table:table-cell>
              <table:table-cell office:value-type="float" office:value="219.421968320494">
                <text:p>219.421968320494</text:p>
              </table:table-cell>
              <table:table-cell office:value-type="float" office:value="174.75483478565">
                <text:p>174.75483478565</text:p>
              </table:table-cell>
              <table:table-cell office:value-type="float" office:value="146.230090424288">
                <text:p>146.230090424288</text:p>
              </table:table-cell>
              <table:table-cell office:value-type="float" office:value="125.586231343107">
                <text:p>125.586231343107</text:p>
              </table:table-cell>
              <table:table-cell office:value-type="float" office:value="218.096152942431">
                <text:p>218.096152942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079cm" svg:height="11.058cm" xlink:href=".." xlink:type="simple" chart:class="chart:scatter" chart:style-name="ch1">
        <chart:title svg:x="5.752cm" svg:y="0.357cm" chart:style-name="ch2">
          <text:p>Speed Up x Tamanho da Mensagem</text:p>
        </chart:title>
        <chart:legend chart:legend-position="end" svg:x="16.386cm" svg:y="3.736cm" style:legend-expansion="high" chart:style-name="ch3"/>
        <chart:plot-area chart:style-name="ch4" table:cell-range-address="'Speed Up x Tamanho da Mensagem'.B20:'Speed Up x Tamanho da Mensagem'.B32 'Speed Up x Tamanho da Mensagem'.D19:'Speed Up x Tamanho da Mensagem'.J32" chart:data-source-has-labels="row" svg:x="1.392cm" svg:y="1.357cm" svg:width="14.613cm" svg:height="8.499cm">
          <chartooo:coordinate-region svg:x="2.304cm" svg:y="1.556cm" svg:width="13.236cm" svg:height="7.653cm"/>
          <chart:axis chart:dimension="x" chart:name="primary-x" chart:style-name="ch5">
            <chart:title svg:x="6.365cm" svg:y="10.077cm" chart:style-name="ch6">
              <text:p>Tamanho da Mensagem (Bytes)</text:p>
            </chart:title>
          </chart:axis>
          <chart:axis chart:dimension="y" chart:name="primary-y" chart:style-name="ch7">
            <chart:title svg:x="0.451cm" svg:y="6.391cm" chart:style-name="ch8">
              <text:p>Speed Up</text:p>
            </chart:title>
            <chart:grid chart:style-name="ch9" chart:class="major"/>
          </chart:axis>
          <chart:series chart:style-name="ch10" chart:values-cell-range-address="'Speed Up x Tamanho da Mensagem'.D20:'Speed Up x Tamanho da Mensagem'.D32" chart:label-cell-address="'Speed Up x Tamanho da Mensagem'.D19:'Speed Up x Tamanho da Mensagem'.D19" chart:class="chart:scatter">
            <chart:domain table:cell-range-address="'Speed Up x Tamanho da Mensagem'.B20:'Speed Up x Tamanho da Mensagem'.B32"/>
            <chart:data-point chart:repeated="13"/>
          </chart:series>
          <chart:series chart:style-name="ch11" chart:values-cell-range-address="'Speed Up x Tamanho da Mensagem'.E20:'Speed Up x Tamanho da Mensagem'.E32" chart:label-cell-address="'Speed Up x Tamanho da Mensagem'.E19:'Speed Up x Tamanho da Mensagem'.E19" chart:class="chart:scatter">
            <chart:data-point chart:repeated="13"/>
          </chart:series>
          <chart:series chart:style-name="ch12" chart:values-cell-range-address="'Speed Up x Tamanho da Mensagem'.F20:'Speed Up x Tamanho da Mensagem'.F32" chart:label-cell-address="'Speed Up x Tamanho da Mensagem'.F19:'Speed Up x Tamanho da Mensagem'.F19" chart:class="chart:scatter">
            <chart:data-point chart:repeated="13"/>
          </chart:series>
          <chart:series chart:style-name="ch13" chart:values-cell-range-address="'Speed Up x Tamanho da Mensagem'.G20:'Speed Up x Tamanho da Mensagem'.G32" chart:label-cell-address="'Speed Up x Tamanho da Mensagem'.G19:'Speed Up x Tamanho da Mensagem'.G19" chart:class="chart:scatter">
            <chart:data-point chart:repeated="13"/>
          </chart:series>
          <chart:series chart:style-name="ch14" chart:values-cell-range-address="'Speed Up x Tamanho da Mensagem'.H20:'Speed Up x Tamanho da Mensagem'.H32" chart:label-cell-address="'Speed Up x Tamanho da Mensagem'.H19:'Speed Up x Tamanho da Mensagem'.H19" chart:class="chart:scatter">
            <chart:data-point chart:repeated="13"/>
          </chart:series>
          <chart:series chart:style-name="ch15" chart:values-cell-range-address="'Speed Up x Tamanho da Mensagem'.I20:'Speed Up x Tamanho da Mensagem'.I32" chart:label-cell-address="'Speed Up x Tamanho da Mensagem'.I19:'Speed Up x Tamanho da Mensagem'.I19" chart:class="chart:scatter">
            <chart:data-point chart:repeated="13"/>
          </chart:series>
          <chart:series chart:style-name="ch16" chart:values-cell-range-address="'Speed Up x Tamanho da Mensagem'.J20:'Speed Up x Tamanho da Mensagem'.J32" chart:label-cell-address="'Speed Up x Tamanho da Mensagem'.J19:'Speed Up x Tamanho da Mensagem'.J19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2 Slaves</text:p>
                <draw:g>
                  <svg:desc>'Speed Up x Tamanho da Mensagem'.D19:'Speed Up x Tamanho da Mensagem'.D19</svg:desc>
                </draw:g>
              </table:table-cell>
              <table:table-cell office:value-type="string">
                <text:p>3 Slaves</text:p>
                <draw:g>
                  <svg:desc>'Speed Up x Tamanho da Mensagem'.E19:'Speed Up x Tamanho da Mensagem'.E19</svg:desc>
                </draw:g>
              </table:table-cell>
              <table:table-cell office:value-type="string">
                <text:p>4 Slaves</text:p>
                <draw:g>
                  <svg:desc>'Speed Up x Tamanho da Mensagem'.F19:'Speed Up x Tamanho da Mensagem'.F19</svg:desc>
                </draw:g>
              </table:table-cell>
              <table:table-cell office:value-type="string">
                <text:p>5 Slaves</text:p>
                <draw:g>
                  <svg:desc>'Speed Up x Tamanho da Mensagem'.G19:'Speed Up x Tamanho da Mensagem'.G19</svg:desc>
                </draw:g>
              </table:table-cell>
              <table:table-cell office:value-type="string">
                <text:p>6 Slaves</text:p>
                <draw:g>
                  <svg:desc>'Speed Up x Tamanho da Mensagem'.H19:'Speed Up x Tamanho da Mensagem'.H19</svg:desc>
                </draw:g>
              </table:table-cell>
              <table:table-cell office:value-type="string">
                <text:p>7 Slaves</text:p>
                <draw:g>
                  <svg:desc>'Speed Up x Tamanho da Mensagem'.I19:'Speed Up x Tamanho da Mensagem'.I19</svg:desc>
                </draw:g>
              </table:table-cell>
              <table:table-cell office:value-type="string">
                <text:p>8 Slaves</text:p>
                <draw:g>
                  <svg:desc>'Speed Up x Tamanho da Mensagem'.J19:'Speed Up x Tamanho da Mensagem'.J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eed Up x Tamanho da Mensagem'.B20:'Speed Up x Tamanho da Mensagem'.B32</svg:desc>
                </draw:g>
              </table:table-cell>
              <table:table-cell office:value-type="float" office:value="1.60237754971484">
                <text:p>1.60237754971484</text:p>
                <draw:g>
                  <svg:desc>'Speed Up x Tamanho da Mensagem'.D20:'Speed Up x Tamanho da Mensagem'.D32</svg:desc>
                </draw:g>
              </table:table-cell>
              <table:table-cell office:value-type="float" office:value="2.31508913056786">
                <text:p>2.31508913056786</text:p>
                <draw:g>
                  <svg:desc>'Speed Up x Tamanho da Mensagem'.E20:'Speed Up x Tamanho da Mensagem'.E32</svg:desc>
                </draw:g>
              </table:table-cell>
              <table:table-cell office:value-type="float" office:value="2.76856375100869">
                <text:p>2.76856375100869</text:p>
                <draw:g>
                  <svg:desc>'Speed Up x Tamanho da Mensagem'.F20:'Speed Up x Tamanho da Mensagem'.F32</svg:desc>
                </draw:g>
              </table:table-cell>
              <table:table-cell office:value-type="float" office:value="3.31477049952138">
                <text:p>3.31477049952138</text:p>
                <draw:g>
                  <svg:desc>'Speed Up x Tamanho da Mensagem'.G20:'Speed Up x Tamanho da Mensagem'.G32</svg:desc>
                </draw:g>
              </table:table-cell>
              <table:table-cell office:value-type="float" office:value="3.65171142188907">
                <text:p>3.65171142188907</text:p>
                <draw:g>
                  <svg:desc>'Speed Up x Tamanho da Mensagem'.H20:'Speed Up x Tamanho da Mensagem'.H32</svg:desc>
                </draw:g>
              </table:table-cell>
              <table:table-cell office:value-type="float" office:value="3.93703235395272">
                <text:p>3.93703235395272</text:p>
                <draw:g>
                  <svg:desc>'Speed Up x Tamanho da Mensagem'.I20:'Speed Up x Tamanho da Mensagem'.I32</svg:desc>
                </draw:g>
              </table:table-cell>
              <table:table-cell office:value-type="float" office:value="2.37823023876229">
                <text:p>2.37823023876229</text:p>
                <draw:g>
                  <svg:desc>'Speed Up x Tamanho da Mensagem'.J20:'Speed Up x Tamanho da Mensagem'.J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2.01267510342966">
                <text:p>2.01267510342966</text:p>
              </table:table-cell>
              <table:table-cell office:value-type="float" office:value="2.96707598296867">
                <text:p>2.96707598296867</text:p>
              </table:table-cell>
              <table:table-cell office:value-type="float" office:value="3.80947896728786">
                <text:p>3.80947896728786</text:p>
              </table:table-cell>
              <table:table-cell office:value-type="float" office:value="4.63342232701749">
                <text:p>4.63342232701749</text:p>
              </table:table-cell>
              <table:table-cell office:value-type="float" office:value="5.55927958820447">
                <text:p>5.55927958820447</text:p>
              </table:table-cell>
              <table:table-cell office:value-type="float" office:value="6.14203128165453">
                <text:p>6.14203128165453</text:p>
              </table:table-cell>
              <table:table-cell office:value-type="float" office:value="3.71190431526835">
                <text:p>3.711904315268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2.10728923764344">
                <text:p>2.10728923764344</text:p>
              </table:table-cell>
              <table:table-cell office:value-type="float" office:value="3.150822728999">
                <text:p>3.150822728999</text:p>
              </table:table-cell>
              <table:table-cell office:value-type="float" office:value="4.08020519736942">
                <text:p>4.08020519736942</text:p>
              </table:table-cell>
              <table:table-cell office:value-type="float" office:value="5.14160543273441">
                <text:p>5.14160543273441</text:p>
              </table:table-cell>
              <table:table-cell office:value-type="float" office:value="6.05736780635635">
                <text:p>6.05736780635635</text:p>
              </table:table-cell>
              <table:table-cell office:value-type="float" office:value="7.02124652272512">
                <text:p>7.02124652272512</text:p>
              </table:table-cell>
              <table:table-cell office:value-type="float" office:value="4.05801159093686">
                <text:p>4.05801159093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2.09860073095384">
                <text:p>2.09860073095384</text:p>
              </table:table-cell>
              <table:table-cell office:value-type="float" office:value="3.10330939353031">
                <text:p>3.10330939353031</text:p>
              </table:table-cell>
              <table:table-cell office:value-type="float" office:value="4.05666789923744">
                <text:p>4.05666789923744</text:p>
              </table:table-cell>
              <table:table-cell office:value-type="float" office:value="5.08653301306256">
                <text:p>5.08653301306256</text:p>
              </table:table-cell>
              <table:table-cell office:value-type="float" office:value="6.06475458368718">
                <text:p>6.06475458368718</text:p>
              </table:table-cell>
              <table:table-cell office:value-type="float" office:value="7.07570279117771">
                <text:p>7.07570279117771</text:p>
              </table:table-cell>
              <table:table-cell office:value-type="float" office:value="4.07037942893226">
                <text:p>4.07037942893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2.10022984632288">
                <text:p>2.10022984632288</text:p>
              </table:table-cell>
              <table:table-cell office:value-type="float" office:value="3.11248978164634">
                <text:p>3.11248978164634</text:p>
              </table:table-cell>
              <table:table-cell office:value-type="float" office:value="4.05971204426235">
                <text:p>4.05971204426235</text:p>
              </table:table-cell>
              <table:table-cell office:value-type="float" office:value="5.10989033712825">
                <text:p>5.10989033712825</text:p>
              </table:table-cell>
              <table:table-cell office:value-type="float" office:value="6.08139210103883">
                <text:p>6.08139210103883</text:p>
              </table:table-cell>
              <table:table-cell office:value-type="float" office:value="7.05065506272111">
                <text:p>7.05065506272111</text:p>
              </table:table-cell>
              <table:table-cell office:value-type="float" office:value="4.07335404650117">
                <text:p>4.07335404650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2.10357083507111">
                <text:p>2.10357083507111</text:p>
              </table:table-cell>
              <table:table-cell office:value-type="float" office:value="3.08450413707342">
                <text:p>3.08450413707342</text:p>
              </table:table-cell>
              <table:table-cell office:value-type="float" office:value="4.04123672986099">
                <text:p>4.04123672986099</text:p>
              </table:table-cell>
              <table:table-cell office:value-type="float" office:value="5.09851610132983">
                <text:p>5.09851610132983</text:p>
              </table:table-cell>
              <table:table-cell office:value-type="float" office:value="6.0915840525895">
                <text:p>6.0915840525895</text:p>
              </table:table-cell>
              <table:table-cell office:value-type="float" office:value="7.02400414842394">
                <text:p>7.02400414842394</text:p>
              </table:table-cell>
              <table:table-cell office:value-type="float" office:value="4.06095836600811">
                <text:p>4.060958366008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2.09311030204558">
                <text:p>2.09311030204558</text:p>
              </table:table-cell>
              <table:table-cell office:value-type="float" office:value="3.06565496964231">
                <text:p>3.06565496964231</text:p>
              </table:table-cell>
              <table:table-cell office:value-type="float" office:value="4.02643373498343">
                <text:p>4.02643373498343</text:p>
              </table:table-cell>
              <table:table-cell office:value-type="float" office:value="5.05801647712704">
                <text:p>5.05801647712704</text:p>
              </table:table-cell>
              <table:table-cell office:value-type="float" office:value="6.01841837409828">
                <text:p>6.01841837409828</text:p>
              </table:table-cell>
              <table:table-cell office:value-type="float" office:value="7.01303738978488">
                <text:p>7.01303738978488</text:p>
              </table:table-cell>
              <table:table-cell office:value-type="float" office:value="4.02272190795705">
                <text:p>4.02272190795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2.08481523050871">
                <text:p>2.08481523050871</text:p>
              </table:table-cell>
              <table:table-cell office:value-type="float" office:value="3.07009435178546">
                <text:p>3.07009435178546</text:p>
              </table:table-cell>
              <table:table-cell office:value-type="float" office:value="4.03136785986605">
                <text:p>4.03136785986605</text:p>
              </table:table-cell>
              <table:table-cell office:value-type="float" office:value="5.06459397214328">
                <text:p>5.06459397214328</text:p>
              </table:table-cell>
              <table:table-cell office:value-type="float" office:value="6.05036347702093">
                <text:p>6.05036347702093</text:p>
              </table:table-cell>
              <table:table-cell office:value-type="float" office:value="7.02576213570699">
                <text:p>7.02576213570699</text:p>
              </table:table-cell>
              <table:table-cell office:value-type="float" office:value="4.04127859077916">
                <text:p>4.041278590779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2.07874889148576">
                <text:p>2.07874889148576</text:p>
              </table:table-cell>
              <table:table-cell office:value-type="float" office:value="3.07097284813063">
                <text:p>3.07097284813063</text:p>
              </table:table-cell>
              <table:table-cell office:value-type="float" office:value="4.02407170013235">
                <text:p>4.02407170013235</text:p>
              </table:table-cell>
              <table:table-cell office:value-type="float" office:value="5.06182296075174">
                <text:p>5.06182296075174</text:p>
              </table:table-cell>
              <table:table-cell office:value-type="float" office:value="6.03775440770107">
                <text:p>6.03775440770107</text:p>
              </table:table-cell>
              <table:table-cell office:value-type="float" office:value="7.02437774635369">
                <text:p>7.02437774635369</text:p>
              </table:table-cell>
              <table:table-cell office:value-type="float" office:value="4.04520332921673">
                <text:p>4.045203329216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2.07738097858203">
                <text:p>2.07738097858203</text:p>
              </table:table-cell>
              <table:table-cell office:value-type="float" office:value="3.06462642153263">
                <text:p>3.06462642153263</text:p>
              </table:table-cell>
              <table:table-cell office:value-type="float" office:value="4.02373544754554">
                <text:p>4.02373544754554</text:p>
              </table:table-cell>
              <table:table-cell office:value-type="float" office:value="5.05540745614004">
                <text:p>5.05540745614004</text:p>
              </table:table-cell>
              <table:table-cell office:value-type="float" office:value="6.0434321335915">
                <text:p>6.0434321335915</text:p>
              </table:table-cell>
              <table:table-cell office:value-type="float" office:value="7.00842708015098">
                <text:p>7.00842708015098</text:p>
              </table:table-cell>
              <table:table-cell office:value-type="float" office:value="4.04281002380273">
                <text:p>4.04281002380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2.07596591295754">
                <text:p>2.07596591295754</text:p>
              </table:table-cell>
              <table:table-cell office:value-type="float" office:value="3.06937485494784">
                <text:p>3.06937485494784</text:p>
              </table:table-cell>
              <table:table-cell office:value-type="float" office:value="4.02201367301752">
                <text:p>4.02201367301752</text:p>
              </table:table-cell>
              <table:table-cell office:value-type="float" office:value="5.0468244050352">
                <text:p>5.0468244050352</text:p>
              </table:table-cell>
              <table:table-cell office:value-type="float" office:value="6.01878069443465">
                <text:p>6.01878069443465</text:p>
              </table:table-cell>
              <table:table-cell office:value-type="float" office:value="7.00732843629804">
                <text:p>7.00732843629804</text:p>
              </table:table-cell>
              <table:table-cell office:value-type="float" office:value="4.03476495320548">
                <text:p>4.034764953205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">
                <text:p>55000</text:p>
              </table:table-cell>
              <table:table-cell office:value-type="float" office:value="2.06060323673999">
                <text:p>2.06060323673999</text:p>
              </table:table-cell>
              <table:table-cell office:value-type="float" office:value="3.04862698427998">
                <text:p>3.04862698427998</text:p>
              </table:table-cell>
              <table:table-cell office:value-type="float" office:value="4.00409965388925">
                <text:p>4.00409965388925</text:p>
              </table:table-cell>
              <table:table-cell office:value-type="float" office:value="5.02863124490325">
                <text:p>5.02863124490325</text:p>
              </table:table-cell>
              <table:table-cell office:value-type="float" office:value="5.99873097627087">
                <text:p>5.99873097627087</text:p>
              </table:table-cell>
              <table:table-cell office:value-type="float" office:value="6.9913970148676">
                <text:p>6.9913970148676</text:p>
              </table:table-cell>
              <table:table-cell office:value-type="float" office:value="4.03056468808858">
                <text:p>4.03056468808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2.07789760052318">
                <text:p>2.07789760052318</text:p>
              </table:table-cell>
              <table:table-cell office:value-type="float" office:value="3.05062944305132">
                <text:p>3.05062944305132</text:p>
              </table:table-cell>
              <table:table-cell office:value-type="float" office:value="4.01078877498295">
                <text:p>4.01078877498295</text:p>
              </table:table-cell>
              <table:table-cell office:value-type="float" office:value="5.03594174435262">
                <text:p>5.03594174435262</text:p>
              </table:table-cell>
              <table:table-cell office:value-type="float" office:value="6.01829052400237">
                <text:p>6.01829052400237</text:p>
              </table:table-cell>
              <table:table-cell office:value-type="float" office:value="7.00757685068321">
                <text:p>7.00757685068321</text:p>
              </table:table-cell>
              <table:table-cell office:value-type="float" office:value="4.03517052296103">
                <text:p>4.035170522961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1.772cm" svg:height="15.084cm" xlink:href=".." xlink:type="simple" chart:class="chart:scatter" chart:style-name="ch1">
        <chart:title svg:x="7.257cm" svg:y="0.437cm" chart:style-name="ch2">
          <text:p>Eficiência x Tamanho da Mensagem</text:p>
        </chart:title>
        <chart:legend chart:legend-position="end" svg:x="19.079cm" svg:y="5.5cm" style:legend-expansion="high" chart:style-name="ch3"/>
        <chart:plot-area chart:style-name="ch4" table:cell-range-address="'Eficiencia x Tamanho da Mensagem'.B19:'Eficiencia x Tamanho da Mensagem'.J31 'Eficiencia x Tamanho da Mensagem'.C18:'Eficiencia x Tamanho da Mensagem'.J18" chart:data-source-has-labels="row" svg:x="1.446cm" svg:y="1.517cm" svg:width="17.198cm" svg:height="12.285cm">
          <chartooo:coordinate-region svg:x="2.358cm" svg:y="1.717cm" svg:width="15.821cm" svg:height="11.438cm"/>
          <chart:axis chart:dimension="x" chart:name="primary-x" chart:style-name="ch5">
            <chart:title svg:x="7.726cm" svg:y="14.103cm" chart:style-name="ch6">
              <text:p>Tamanho da Mensagem (bytes)</text:p>
            </chart:title>
          </chart:axis>
          <chart:axis chart:dimension="y" chart:name="primary-y" chart:style-name="ch7">
            <chart:title svg:x="0.451cm" svg:y="8.417cm" chart:style-name="ch8">
              <text:p>Eficiência</text:p>
            </chart:title>
            <chart:grid chart:style-name="ch9" chart:class="major"/>
          </chart:axis>
          <chart:series chart:style-name="ch10" chart:values-cell-range-address="'Eficiencia x Tamanho da Mensagem'.C19:'Eficiencia x Tamanho da Mensagem'.C31" chart:label-cell-address="'Eficiencia x Tamanho da Mensagem'.C18:'Eficiencia x Tamanho da Mensagem'.C18" chart:class="chart:scatter">
            <chart:domain table:cell-range-address="'Eficiencia x Tamanho da Mensagem'.B19:'Eficiencia x Tamanho da Mensagem'.B31"/>
            <chart:data-point chart:repeated="13"/>
          </chart:series>
          <chart:series chart:style-name="ch11" chart:values-cell-range-address="'Eficiencia x Tamanho da Mensagem'.D19:'Eficiencia x Tamanho da Mensagem'.D31" chart:label-cell-address="'Eficiencia x Tamanho da Mensagem'.D18:'Eficiencia x Tamanho da Mensagem'.D18" chart:class="chart:scatter">
            <chart:data-point chart:repeated="13"/>
          </chart:series>
          <chart:series chart:style-name="ch12" chart:values-cell-range-address="'Eficiencia x Tamanho da Mensagem'.E19:'Eficiencia x Tamanho da Mensagem'.E31" chart:label-cell-address="'Eficiencia x Tamanho da Mensagem'.E18:'Eficiencia x Tamanho da Mensagem'.E18" chart:class="chart:scatter">
            <chart:data-point chart:repeated="13"/>
          </chart:series>
          <chart:series chart:style-name="ch13" chart:values-cell-range-address="'Eficiencia x Tamanho da Mensagem'.F19:'Eficiencia x Tamanho da Mensagem'.F31" chart:label-cell-address="'Eficiencia x Tamanho da Mensagem'.F18:'Eficiencia x Tamanho da Mensagem'.F18" chart:class="chart:scatter">
            <chart:data-point chart:repeated="13"/>
          </chart:series>
          <chart:series chart:style-name="ch14" chart:values-cell-range-address="'Eficiencia x Tamanho da Mensagem'.G19:'Eficiencia x Tamanho da Mensagem'.G31" chart:label-cell-address="'Eficiencia x Tamanho da Mensagem'.G18:'Eficiencia x Tamanho da Mensagem'.G18" chart:class="chart:scatter">
            <chart:data-point chart:repeated="13"/>
          </chart:series>
          <chart:series chart:style-name="ch15" chart:values-cell-range-address="'Eficiencia x Tamanho da Mensagem'.H19:'Eficiencia x Tamanho da Mensagem'.H31" chart:label-cell-address="'Eficiencia x Tamanho da Mensagem'.H18:'Eficiencia x Tamanho da Mensagem'.H18" chart:class="chart:scatter">
            <chart:data-point chart:repeated="13"/>
          </chart:series>
          <chart:series chart:style-name="ch16" chart:values-cell-range-address="'Eficiencia x Tamanho da Mensagem'.I19:'Eficiencia x Tamanho da Mensagem'.I31" chart:label-cell-address="'Eficiencia x Tamanho da Mensagem'.I18:'Eficiencia x Tamanho da Mensagem'.I18" chart:class="chart:scatter">
            <chart:data-point chart:repeated="13"/>
          </chart:series>
          <chart:series chart:style-name="ch17" chart:values-cell-range-address="'Eficiencia x Tamanho da Mensagem'.J19:'Eficiencia x Tamanho da Mensagem'.J31" chart:label-cell-address="'Eficiencia x Tamanho da Mensagem'.J18:'Eficiencia x Tamanho da Mensagem'.J18" chart:class="chart:scatter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1 Slave</text:p>
                <draw:g>
                  <svg:desc>'Eficiencia x Tamanho da Mensagem'.C18:'Eficiencia x Tamanho da Mensagem'.C18</svg:desc>
                </draw:g>
              </table:table-cell>
              <table:table-cell office:value-type="string">
                <text:p>2 Slaves</text:p>
                <draw:g>
                  <svg:desc>'Eficiencia x Tamanho da Mensagem'.D18:'Eficiencia x Tamanho da Mensagem'.D18</svg:desc>
                </draw:g>
              </table:table-cell>
              <table:table-cell office:value-type="string">
                <text:p>3 Slaves</text:p>
                <draw:g>
                  <svg:desc>'Eficiencia x Tamanho da Mensagem'.E18:'Eficiencia x Tamanho da Mensagem'.E18</svg:desc>
                </draw:g>
              </table:table-cell>
              <table:table-cell office:value-type="string">
                <text:p>4 Slaves</text:p>
                <draw:g>
                  <svg:desc>'Eficiencia x Tamanho da Mensagem'.F18:'Eficiencia x Tamanho da Mensagem'.F18</svg:desc>
                </draw:g>
              </table:table-cell>
              <table:table-cell office:value-type="string">
                <text:p>5 Slaves</text:p>
                <draw:g>
                  <svg:desc>'Eficiencia x Tamanho da Mensagem'.G18:'Eficiencia x Tamanho da Mensagem'.G18</svg:desc>
                </draw:g>
              </table:table-cell>
              <table:table-cell office:value-type="string">
                <text:p>6 Slaves</text:p>
                <draw:g>
                  <svg:desc>'Eficiencia x Tamanho da Mensagem'.H18:'Eficiencia x Tamanho da Mensagem'.H18</svg:desc>
                </draw:g>
              </table:table-cell>
              <table:table-cell office:value-type="string">
                <text:p>7 Slaves</text:p>
                <draw:g>
                  <svg:desc>'Eficiencia x Tamanho da Mensagem'.I18:'Eficiencia x Tamanho da Mensagem'.I18</svg:desc>
                </draw:g>
              </table:table-cell>
              <table:table-cell office:value-type="string">
                <text:p>8 Slaves</text:p>
                <draw:g>
                  <svg:desc>'Eficiencia x Tamanho da Mensagem'.J18:'Eficiencia x Tamanho da Mensagem'.J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ficiencia x Tamanho da Mensagem'.B19:'Eficiencia x Tamanho da Mensagem'.B31</svg:desc>
                </draw:g>
              </table:table-cell>
              <table:table-cell office:value-type="float" office:value="1">
                <text:p>1</text:p>
                <draw:g>
                  <svg:desc>'Eficiencia x Tamanho da Mensagem'.C19:'Eficiencia x Tamanho da Mensagem'.C31</svg:desc>
                </draw:g>
              </table:table-cell>
              <table:table-cell office:value-type="float" office:value="0.80118877485742">
                <text:p>0.80118877485742</text:p>
                <draw:g>
                  <svg:desc>'Eficiencia x Tamanho da Mensagem'.D19:'Eficiencia x Tamanho da Mensagem'.D31</svg:desc>
                </draw:g>
              </table:table-cell>
              <table:table-cell office:value-type="float" office:value="0.771696376855952">
                <text:p>0.771696376855952</text:p>
                <draw:g>
                  <svg:desc>'Eficiencia x Tamanho da Mensagem'.E19:'Eficiencia x Tamanho da Mensagem'.E31</svg:desc>
                </draw:g>
              </table:table-cell>
              <table:table-cell office:value-type="float" office:value="0.692140937752173">
                <text:p>0.692140937752173</text:p>
                <draw:g>
                  <svg:desc>'Eficiencia x Tamanho da Mensagem'.F19:'Eficiencia x Tamanho da Mensagem'.F31</svg:desc>
                </draw:g>
              </table:table-cell>
              <table:table-cell office:value-type="float" office:value="0.662954099904275">
                <text:p>0.662954099904275</text:p>
                <draw:g>
                  <svg:desc>'Eficiencia x Tamanho da Mensagem'.G19:'Eficiencia x Tamanho da Mensagem'.G31</svg:desc>
                </draw:g>
              </table:table-cell>
              <table:table-cell office:value-type="float" office:value="0.608618570314845">
                <text:p>0.608618570314845</text:p>
                <draw:g>
                  <svg:desc>'Eficiencia x Tamanho da Mensagem'.H19:'Eficiencia x Tamanho da Mensagem'.H31</svg:desc>
                </draw:g>
              </table:table-cell>
              <table:table-cell office:value-type="float" office:value="0.562433193421817">
                <text:p>0.562433193421817</text:p>
                <draw:g>
                  <svg:desc>'Eficiencia x Tamanho da Mensagem'.I19:'Eficiencia x Tamanho da Mensagem'.I31</svg:desc>
                </draw:g>
              </table:table-cell>
              <table:table-cell office:value-type="float" office:value="0.297278779845286">
                <text:p>0.297278779845286</text:p>
                <draw:g>
                  <svg:desc>'Eficiencia x Tamanho da Mensagem'.J19:'Eficiencia x Tamanho da Mensagem'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  <table:table-cell office:value-type="float" office:value="1.00633755171483">
                <text:p>1.00633755171483</text:p>
              </table:table-cell>
              <table:table-cell office:value-type="float" office:value="0.989025327656223">
                <text:p>0.989025327656223</text:p>
              </table:table-cell>
              <table:table-cell office:value-type="float" office:value="0.952369741821965">
                <text:p>0.952369741821965</text:p>
              </table:table-cell>
              <table:table-cell office:value-type="float" office:value="0.926684465403497">
                <text:p>0.926684465403497</text:p>
              </table:table-cell>
              <table:table-cell office:value-type="float" office:value="0.926546598034078">
                <text:p>0.926546598034078</text:p>
              </table:table-cell>
              <table:table-cell office:value-type="float" office:value="0.877433040236361">
                <text:p>0.877433040236361</text:p>
              </table:table-cell>
              <table:table-cell office:value-type="float" office:value="0.463988039408543">
                <text:p>0.4639880394085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1.05364461882172">
                <text:p>1.05364461882172</text:p>
              </table:table-cell>
              <table:table-cell office:value-type="float" office:value="1.05027424299967">
                <text:p>1.05027424299967</text:p>
              </table:table-cell>
              <table:table-cell office:value-type="float" office:value="1.02005129934236">
                <text:p>1.02005129934236</text:p>
              </table:table-cell>
              <table:table-cell office:value-type="float" office:value="1.02832108654688">
                <text:p>1.02832108654688</text:p>
              </table:table-cell>
              <table:table-cell office:value-type="float" office:value="1.00956130105939">
                <text:p>1.00956130105939</text:p>
              </table:table-cell>
              <table:table-cell office:value-type="float" office:value="1.00303521753216">
                <text:p>1.00303521753216</text:p>
              </table:table-cell>
              <table:table-cell office:value-type="float" office:value="0.507251448867108">
                <text:p>0.507251448867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1">
                <text:p>1</text:p>
              </table:table-cell>
              <table:table-cell office:value-type="float" office:value="1.04930036547692">
                <text:p>1.04930036547692</text:p>
              </table:table-cell>
              <table:table-cell office:value-type="float" office:value="1.0344364645101">
                <text:p>1.0344364645101</text:p>
              </table:table-cell>
              <table:table-cell office:value-type="float" office:value="1.01416697480936">
                <text:p>1.01416697480936</text:p>
              </table:table-cell>
              <table:table-cell office:value-type="float" office:value="1.01730660261251">
                <text:p>1.01730660261251</text:p>
              </table:table-cell>
              <table:table-cell office:value-type="float" office:value="1.01079243061453">
                <text:p>1.01079243061453</text:p>
              </table:table-cell>
              <table:table-cell office:value-type="float" office:value="1.01081468445396">
                <text:p>1.01081468445396</text:p>
              </table:table-cell>
              <table:table-cell office:value-type="float" office:value="0.508797428616532">
                <text:p>0.508797428616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">
                <text:p>1</text:p>
              </table:table-cell>
              <table:table-cell office:value-type="float" office:value="1.05011492316144">
                <text:p>1.05011492316144</text:p>
              </table:table-cell>
              <table:table-cell office:value-type="float" office:value="1.03749659388211">
                <text:p>1.03749659388211</text:p>
              </table:table-cell>
              <table:table-cell office:value-type="float" office:value="1.01492801106559">
                <text:p>1.01492801106559</text:p>
              </table:table-cell>
              <table:table-cell office:value-type="float" office:value="1.02197806742565">
                <text:p>1.02197806742565</text:p>
              </table:table-cell>
              <table:table-cell office:value-type="float" office:value="1.01356535017314">
                <text:p>1.01356535017314</text:p>
              </table:table-cell>
              <table:table-cell office:value-type="float" office:value="1.00723643753159">
                <text:p>1.00723643753159</text:p>
              </table:table-cell>
              <table:table-cell office:value-type="float" office:value="0.509169255812647">
                <text:p>0.509169255812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1">
                <text:p>1</text:p>
              </table:table-cell>
              <table:table-cell office:value-type="float" office:value="1.05178541753556">
                <text:p>1.05178541753556</text:p>
              </table:table-cell>
              <table:table-cell office:value-type="float" office:value="1.02816804569114">
                <text:p>1.02816804569114</text:p>
              </table:table-cell>
              <table:table-cell office:value-type="float" office:value="1.01030918246525">
                <text:p>1.01030918246525</text:p>
              </table:table-cell>
              <table:table-cell office:value-type="float" office:value="1.01970322026597">
                <text:p>1.01970322026597</text:p>
              </table:table-cell>
              <table:table-cell office:value-type="float" office:value="1.01526400876492">
                <text:p>1.01526400876492</text:p>
              </table:table-cell>
              <table:table-cell office:value-type="float" office:value="1.00342916406056">
                <text:p>1.00342916406056</text:p>
              </table:table-cell>
              <table:table-cell office:value-type="float" office:value="0.507619795751013">
                <text:p>0.507619795751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1">
                <text:p>1</text:p>
              </table:table-cell>
              <table:table-cell office:value-type="float" office:value="1.04655515102279">
                <text:p>1.04655515102279</text:p>
              </table:table-cell>
              <table:table-cell office:value-type="float" office:value="1.02188498988077">
                <text:p>1.02188498988077</text:p>
              </table:table-cell>
              <table:table-cell office:value-type="float" office:value="1.00660843374586">
                <text:p>1.00660843374586</text:p>
              </table:table-cell>
              <table:table-cell office:value-type="float" office:value="1.01160329542541">
                <text:p>1.01160329542541</text:p>
              </table:table-cell>
              <table:table-cell office:value-type="float" office:value="1.00306972901638">
                <text:p>1.00306972901638</text:p>
              </table:table-cell>
              <table:table-cell office:value-type="float" office:value="1.00186248425498">
                <text:p>1.00186248425498</text:p>
              </table:table-cell>
              <table:table-cell office:value-type="float" office:value="0.502840238494632">
                <text:p>0.502840238494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1">
                <text:p>1</text:p>
              </table:table-cell>
              <table:table-cell office:value-type="float" office:value="1.04240761525436">
                <text:p>1.04240761525436</text:p>
              </table:table-cell>
              <table:table-cell office:value-type="float" office:value="1.02336478392849">
                <text:p>1.02336478392849</text:p>
              </table:table-cell>
              <table:table-cell office:value-type="float" office:value="1.00784196496651">
                <text:p>1.00784196496651</text:p>
              </table:table-cell>
              <table:table-cell office:value-type="float" office:value="1.01291879442866">
                <text:p>1.01291879442866</text:p>
              </table:table-cell>
              <table:table-cell office:value-type="float" office:value="1.00839391283682">
                <text:p>1.00839391283682</text:p>
              </table:table-cell>
              <table:table-cell office:value-type="float" office:value="1.003680305101">
                <text:p>1.003680305101</text:p>
              </table:table-cell>
              <table:table-cell office:value-type="float" office:value="0.505159823847395">
                <text:p>0.505159823847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1">
                <text:p>1</text:p>
              </table:table-cell>
              <table:table-cell office:value-type="float" office:value="1.03937444574288">
                <text:p>1.03937444574288</text:p>
              </table:table-cell>
              <table:table-cell office:value-type="float" office:value="1.02365761604354">
                <text:p>1.02365761604354</text:p>
              </table:table-cell>
              <table:table-cell office:value-type="float" office:value="1.00601792503309">
                <text:p>1.00601792503309</text:p>
              </table:table-cell>
              <table:table-cell office:value-type="float" office:value="1.01236459215035">
                <text:p>1.01236459215035</text:p>
              </table:table-cell>
              <table:table-cell office:value-type="float" office:value="1.00629240128351">
                <text:p>1.00629240128351</text:p>
              </table:table-cell>
              <table:table-cell office:value-type="float" office:value="1.00348253519338">
                <text:p>1.00348253519338</text:p>
              </table:table-cell>
              <table:table-cell office:value-type="float" office:value="0.505650416152091">
                <text:p>0.505650416152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1">
                <text:p>1</text:p>
              </table:table-cell>
              <table:table-cell office:value-type="float" office:value="1.03869048929102">
                <text:p>1.03869048929102</text:p>
              </table:table-cell>
              <table:table-cell office:value-type="float" office:value="1.02154214051088">
                <text:p>1.02154214051088</text:p>
              </table:table-cell>
              <table:table-cell office:value-type="float" office:value="1.00593386188638">
                <text:p>1.00593386188638</text:p>
              </table:table-cell>
              <table:table-cell office:value-type="float" office:value="1.01108149122801">
                <text:p>1.01108149122801</text:p>
              </table:table-cell>
              <table:table-cell office:value-type="float" office:value="1.00723868893192">
                <text:p>1.00723868893192</text:p>
              </table:table-cell>
              <table:table-cell office:value-type="float" office:value="1.001203868593">
                <text:p>1.001203868593</text:p>
              </table:table-cell>
              <table:table-cell office:value-type="float" office:value="0.505351252975341">
                <text:p>0.5053512529753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1">
                <text:p>1</text:p>
              </table:table-cell>
              <table:table-cell office:value-type="float" office:value="1.03798295647877">
                <text:p>1.03798295647877</text:p>
              </table:table-cell>
              <table:table-cell office:value-type="float" office:value="1.02312495164928">
                <text:p>1.02312495164928</text:p>
              </table:table-cell>
              <table:table-cell office:value-type="float" office:value="1.00550341825438">
                <text:p>1.00550341825438</text:p>
              </table:table-cell>
              <table:table-cell office:value-type="float" office:value="1.00936488100704">
                <text:p>1.00936488100704</text:p>
              </table:table-cell>
              <table:table-cell office:value-type="float" office:value="1.00313011573911">
                <text:p>1.00313011573911</text:p>
              </table:table-cell>
              <table:table-cell office:value-type="float" office:value="1.00104691947115">
                <text:p>1.00104691947115</text:p>
              </table:table-cell>
              <table:table-cell office:value-type="float" office:value="0.504345619150685">
                <text:p>0.5043456191506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">
                <text:p>55000</text:p>
              </table:table-cell>
              <table:table-cell office:value-type="float" office:value="1">
                <text:p>1</text:p>
              </table:table-cell>
              <table:table-cell office:value-type="float" office:value="1.03030161836999">
                <text:p>1.03030161836999</text:p>
              </table:table-cell>
              <table:table-cell office:value-type="float" office:value="1.01620899475999">
                <text:p>1.01620899475999</text:p>
              </table:table-cell>
              <table:table-cell office:value-type="float" office:value="1.00102491347231">
                <text:p>1.00102491347231</text:p>
              </table:table-cell>
              <table:table-cell office:value-type="float" office:value="1.00572624898065">
                <text:p>1.00572624898065</text:p>
              </table:table-cell>
              <table:table-cell office:value-type="float" office:value="0.999788496045145">
                <text:p>0.999788496045145</text:p>
              </table:table-cell>
              <table:table-cell office:value-type="float" office:value="0.998771002123942">
                <text:p>0.998771002123942</text:p>
              </table:table-cell>
              <table:table-cell office:value-type="float" office:value="0.503820586011072">
                <text:p>0.503820586011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1">
                <text:p>1</text:p>
              </table:table-cell>
              <table:table-cell office:value-type="float" office:value="1.03894880026159">
                <text:p>1.03894880026159</text:p>
              </table:table-cell>
              <table:table-cell office:value-type="float" office:value="1.01687648101711">
                <text:p>1.01687648101711</text:p>
              </table:table-cell>
              <table:table-cell office:value-type="float" office:value="1.00269719374574">
                <text:p>1.00269719374574</text:p>
              </table:table-cell>
              <table:table-cell office:value-type="float" office:value="1.00718834887052">
                <text:p>1.00718834887052</text:p>
              </table:table-cell>
              <table:table-cell office:value-type="float" office:value="1.00304842066706">
                <text:p>1.00304842066706</text:p>
              </table:table-cell>
              <table:table-cell office:value-type="float" office:value="1.00108240724046">
                <text:p>1.00108240724046</text:p>
              </table:table-cell>
              <table:table-cell office:value-type="float" office:value="0.504396315370129">
                <text:p>0.5043963153701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768cm" svg:height="11.263cm" xlink:href="." xlink:type="simple" chart:class="chart:scatter" chart:style-name="ch1">
        <chart:title svg:x="5.755cm" svg:y="0.361cm" chart:style-name="ch2">
          <text:p>Overhead x Tamanho da Mensagem</text:p>
        </chart:title>
        <chart:legend chart:legend-position="end" svg:x="16.075cm" svg:y="3.589cm" style:legend-expansion="high" chart:style-name="ch3"/>
        <chart:plot-area chart:style-name="ch4" chart:data-source-has-labels="both" svg:x="1.386cm" svg:y="1.365cm" svg:width="14.314cm" svg:height="8.692cm">
          <chartooo:coordinate-region svg:x="2.113cm" svg:y="1.565cm" svg:width="13.122cm" svg:height="7.845cm"/>
          <chart:axis chart:dimension="x" chart:name="primary-x" chart:style-name="ch5" chartooo:axis-type="auto">
            <chart:title svg:x="6.21cm" svg:y="10.282cm" chart:style-name="ch6">
              <text:p>Tamanho da Mensagem (Bytes)</text:p>
            </chart:title>
            <chart:categories table:cell-range-address="local-table.$A$2:.$A$14"/>
          </chart:axis>
          <chart:axis chart:dimension="y" chart:name="primary-y" chart:style-name="ch5">
            <chart:title svg:x="0.451cm" svg:y="7.422cm" chart:style-name="ch7">
              <text:p>Tempo de Resposta (s)</text:p>
            </chart:title>
            <chart:grid chart:style-name="ch8" chart:class="major"/>
          </chart:axis>
          <chart:series chart:style-name="ch9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0" chart:values-cell-range-address="local-table.$D$2:.$D$14" chart:label-cell-address="local-table.$D$1" chart:class="chart:scatter">
            <chart:data-point chart:repeated="13"/>
          </chart:series>
          <chart:series chart:style-name="ch11" chart:values-cell-range-address="local-table.$E$2:.$E$14" chart:label-cell-address="local-table.$E$1" chart:class="chart:scatter">
            <chart:data-point chart:repeated="13"/>
          </chart:series>
          <chart:series chart:style-name="ch12" chart:values-cell-range-address="local-table.$F$2:.$F$14" chart:label-cell-address="local-table.$F$1" chart:class="chart:scatter">
            <chart:data-point chart:repeated="13"/>
          </chart:series>
          <chart:series chart:style-name="ch13" chart:values-cell-range-address="local-table.$G$2:.$G$14" chart:label-cell-address="local-table.$G$1" chart:class="chart:scatter">
            <chart:data-point chart:repeated="13"/>
          </chart:series>
          <chart:series chart:style-name="ch14" chart:values-cell-range-address="local-table.$H$2:.$H$14" chart:label-cell-address="local-table.$H$1" chart:class="chart:scatter">
            <chart:data-point chart:repeated="13"/>
          </chart:series>
          <chart:series chart:style-name="ch15" chart:values-cell-range-address="local-table.$I$2:.$I$14" chart:label-cell-address="local-table.$I$1" chart:class="chart:scatter">
            <chart:data-point chart:repeated="13"/>
          </chart:series>
          <chart:series chart:style-name="ch16" chart:values-cell-range-address="local-table.$J$2:.$J$14" chart:label-cell-address="local-table.$J$1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 Slave</text:p>
              </table:table-cell>
              <table:table-cell office:value-type="string">
                <text:p>2 Slaves</text:p>
              </table:table-cell>
              <table:table-cell office:value-type="string">
                <text:p>3 Slaves</text:p>
              </table:table-cell>
              <table:table-cell office:value-type="string">
                <text:p>4 Slaves</text:p>
              </table:table-cell>
              <table:table-cell office:value-type="string">
                <text:p>5 Slaves</text:p>
              </table:table-cell>
              <table:table-cell office:value-type="string">
                <text:p>6 Slaves</text:p>
              </table:table-cell>
              <table:table-cell office:value-type="string">
                <text:p>7 Slaves</text:p>
              </table:table-cell>
              <table:table-cell office:value-type="string">
                <text:p>8 Slav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108049997635287">
                <text:p>0.108049997635287</text:p>
              </table:table-cell>
              <table:table-cell office:value-type="float" office:value="0.126584173320845">
                <text:p>0.126584173320845</text:p>
              </table:table-cell>
              <table:table-cell office:value-type="float" office:value="0.216775632013802">
                <text:p>0.216775632013802</text:p>
              </table:table-cell>
              <table:table-cell office:value-type="float" office:value="0.225426165478985">
                <text:p>0.225426165478985</text:p>
              </table:table-cell>
              <table:table-cell office:value-type="float" office:value="0.241575450377973">
                <text:p>0.241575450377973</text:p>
              </table:table-cell>
              <table:table-cell office:value-type="float" office:value="0.246852658057689">
                <text:p>0.246852658057689</text:p>
              </table:table-cell>
              <table:table-cell office:value-type="float" office:value="0.268952010203487">
                <text:p>0.268952010203487</text:p>
              </table:table-cell>
              <table:table-cell office:value-type="float" office:value="0.307304215493527">
                <text:p>0.307304215493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116459330941902">
                <text:p>0.116459330941902</text:p>
              </table:table-cell>
              <table:table-cell office:value-type="float" office:value="0.14846178681663">
                <text:p>0.14846178681663</text:p>
              </table:table-cell>
              <table:table-cell office:value-type="float" office:value="0.166381494552627">
                <text:p>0.166381494552627</text:p>
              </table:table-cell>
              <table:table-cell office:value-type="float" office:value="0.22582515406264">
                <text:p>0.22582515406264</text:p>
              </table:table-cell>
              <table:table-cell office:value-type="float" office:value="0.229196394838444">
                <text:p>0.229196394838444</text:p>
              </table:table-cell>
              <table:table-cell office:value-type="float" office:value="0.248315846919918">
                <text:p>0.248315846919918</text:p>
              </table:table-cell>
              <table:table-cell office:value-type="float" office:value="0.331007164172628">
                <text:p>0.331007164172628</text:p>
              </table:table-cell>
              <table:table-cell office:value-type="float" office:value="0.341530300132006">
                <text:p>0.341530300132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0.124793592553687">
                <text:p>0.124793592553687</text:p>
              </table:table-cell>
              <table:table-cell office:value-type="float" office:value="0.174848521636806">
                <text:p>0.174848521636806</text:p>
              </table:table-cell>
              <table:table-cell office:value-type="float" office:value="0.287526501749343">
                <text:p>0.287526501749343</text:p>
              </table:table-cell>
              <table:table-cell office:value-type="float" office:value="0.202776295608551">
                <text:p>0.202776295608551</text:p>
              </table:table-cell>
              <table:table-cell office:value-type="float" office:value="0.31287962068778">
                <text:p>0.31287962068778</text:p>
              </table:table-cell>
              <table:table-cell office:value-type="float" office:value="0.279024720249006">
                <text:p>0.279024720249006</text:p>
              </table:table-cell>
              <table:table-cell office:value-type="float" office:value="0.314258702813309">
                <text:p>0.314258702813309</text:p>
              </table:table-cell>
              <table:table-cell office:value-type="float" office:value="0.405260648731552">
                <text:p>0.405260648731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0979856276284171">
                <text:p>0.0979856276284171</text:p>
              </table:table-cell>
              <table:table-cell office:value-type="float" office:value="0.153317067969658">
                <text:p>0.153317067969658</text:p>
              </table:table-cell>
              <table:table-cell office:value-type="float" office:value="0.181854446286792">
                <text:p>0.181854446286792</text:p>
              </table:table-cell>
              <table:table-cell office:value-type="float" office:value="0.203549943408015">
                <text:p>0.203549943408015</text:p>
              </table:table-cell>
              <table:table-cell office:value-type="float" office:value="0.244478193737804">
                <text:p>0.244478193737804</text:p>
              </table:table-cell>
              <table:table-cell office:value-type="float" office:value="0.27745935172959">
                <text:p>0.27745935172959</text:p>
              </table:table-cell>
              <table:table-cell office:value-type="float" office:value="0.33059983413195">
                <text:p>0.33059983413195</text:p>
              </table:table-cell>
              <table:table-cell office:value-type="float" office:value="0.408485222552173">
                <text:p>0.408485222552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0.114419903562374">
                <text:p>0.114419903562374</text:p>
              </table:table-cell>
              <table:table-cell office:value-type="float" office:value="0.113599684873625">
                <text:p>0.113599684873625</text:p>
              </table:table-cell>
              <table:table-cell office:value-type="float" office:value="0.221357738604988">
                <text:p>0.221357738604988</text:p>
              </table:table-cell>
              <table:table-cell office:value-type="float" office:value="0.218893606104264">
                <text:p>0.218893606104264</text:p>
              </table:table-cell>
              <table:table-cell office:value-type="float" office:value="0.243961734007732">
                <text:p>0.243961734007732</text:p>
              </table:table-cell>
              <table:table-cell office:value-type="float" office:value="0.263515624092241">
                <text:p>0.263515624092241</text:p>
              </table:table-cell>
              <table:table-cell office:value-type="float" office:value="0.288826340742344">
                <text:p>0.288826340742344</text:p>
              </table:table-cell>
              <table:table-cell office:value-type="float" office:value="0.355797251073335">
                <text:p>0.355797251073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0.109958744552083">
                <text:p>0.109958744552083</text:p>
              </table:table-cell>
              <table:table-cell office:value-type="float" office:value="0.145882266760777">
                <text:p>0.145882266760777</text:p>
              </table:table-cell>
              <table:table-cell office:value-type="float" office:value="0.182534254467719">
                <text:p>0.182534254467719</text:p>
              </table:table-cell>
              <table:table-cell office:value-type="float" office:value="0.226078170694334">
                <text:p>0.226078170694334</text:p>
              </table:table-cell>
              <table:table-cell office:value-type="float" office:value="0.257692067288839">
                <text:p>0.257692067288839</text:p>
              </table:table-cell>
              <table:table-cell office:value-type="float" office:value="0.354870681289701">
                <text:p>0.354870681289701</text:p>
              </table:table-cell>
              <table:table-cell office:value-type="float" office:value="0.348394424267729">
                <text:p>0.348394424267729</text:p>
              </table:table-cell>
              <table:table-cell office:value-type="float" office:value="0.358506755170325">
                <text:p>0.358506755170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0.0843435725217082">
                <text:p>0.0843435725217082</text:p>
              </table:table-cell>
              <table:table-cell office:value-type="float" office:value="0.143990201339653">
                <text:p>0.143990201339653</text:p>
              </table:table-cell>
              <table:table-cell office:value-type="float" office:value="0.19557921812376">
                <text:p>0.19557921812376</text:p>
              </table:table-cell>
              <table:table-cell office:value-type="float" office:value="0.233089655370086">
                <text:p>0.233089655370086</text:p>
              </table:table-cell>
              <table:table-cell office:value-type="float" office:value="0.277326589093944">
                <text:p>0.277326589093944</text:p>
              </table:table-cell>
              <table:table-cell office:value-type="float" office:value="0.304392435673452">
                <text:p>0.304392435673452</text:p>
              </table:table-cell>
              <table:table-cell office:value-type="float" office:value="0.358150167456629">
                <text:p>0.358150167456629</text:p>
              </table:table-cell>
              <table:table-cell office:value-type="float" office:value="0.455576934485014">
                <text:p>0.455576934485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0.113115199546828">
                <text:p>0.113115199546828</text:p>
              </table:table-cell>
              <table:table-cell office:value-type="float" office:value="0.132445267390036">
                <text:p>0.132445267390036</text:p>
              </table:table-cell>
              <table:table-cell office:value-type="float" office:value="0.180856976246027">
                <text:p>0.180856976246027</text:p>
              </table:table-cell>
              <table:table-cell office:value-type="float" office:value="0.269187648917915">
                <text:p>0.269187648917915</text:p>
              </table:table-cell>
              <table:table-cell office:value-type="float" office:value="0.305280079603229">
                <text:p>0.305280079603229</text:p>
              </table:table-cell>
              <table:table-cell office:value-type="float" office:value="0.315448020692101">
                <text:p>0.315448020692101</text:p>
              </table:table-cell>
              <table:table-cell office:value-type="float" office:value="0.374759611151315">
                <text:p>0.374759611151315</text:p>
              </table:table-cell>
              <table:table-cell office:value-type="float" office:value="0.426555072259457">
                <text:p>0.426555072259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0.112287332985904">
                <text:p>0.112287332985904</text:p>
              </table:table-cell>
              <table:table-cell office:value-type="float" office:value="0.143699648860544">
                <text:p>0.143699648860544</text:p>
              </table:table-cell>
              <table:table-cell office:value-type="float" office:value="0.203631270131832">
                <text:p>0.203631270131832</text:p>
              </table:table-cell>
              <table:table-cell office:value-type="float" office:value="0.251217198854934">
                <text:p>0.251217198854934</text:p>
              </table:table-cell>
              <table:table-cell office:value-type="float" office:value="0.330419804185424">
                <text:p>0.330419804185424</text:p>
              </table:table-cell>
              <table:table-cell office:value-type="float" office:value="0.342654974201027">
                <text:p>0.342654974201027</text:p>
              </table:table-cell>
              <table:table-cell office:value-type="float" office:value="0.393530816976116">
                <text:p>0.393530816976116</text:p>
              </table:table-cell>
              <table:table-cell office:value-type="float" office:value="0.421942379853063">
                <text:p>0.421942379853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0.139418521215152">
                <text:p>0.139418521215152</text:p>
              </table:table-cell>
              <table:table-cell office:value-type="float" office:value="0.170319242382265">
                <text:p>0.170319242382265</text:p>
              </table:table-cell>
              <table:table-cell office:value-type="float" office:value="0.232608645059393">
                <text:p>0.232608645059393</text:p>
              </table:table-cell>
              <table:table-cell office:value-type="float" office:value="0.262484788223384">
                <text:p>0.262484788223384</text:p>
              </table:table-cell>
              <table:table-cell office:value-type="float" office:value="0.303951741223057">
                <text:p>0.303951741223057</text:p>
              </table:table-cell>
              <table:table-cell office:value-type="float" office:value="0.332206213514884">
                <text:p>0.332206213514884</text:p>
              </table:table-cell>
              <table:table-cell office:value-type="float" office:value="0.417949719677117">
                <text:p>0.417949719677117</text:p>
              </table:table-cell>
              <table:table-cell office:value-type="float" office:value="0.436183612838476">
                <text:p>0.436183612838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">
                <text:p>55000</text:p>
              </table:table-cell>
              <table:table-cell office:value-type="float" office:value="0.110516215145674">
                <text:p>0.110516215145674</text:p>
              </table:table-cell>
              <table:table-cell office:value-type="float" office:value="0.183675611450785">
                <text:p>0.183675611450785</text:p>
              </table:table-cell>
              <table:table-cell office:value-type="float" office:value="0.199628877074048">
                <text:p>0.199628877074048</text:p>
              </table:table-cell>
              <table:table-cell office:value-type="float" office:value="0.31425383637239">
                <text:p>0.31425383637239</text:p>
              </table:table-cell>
              <table:table-cell office:value-type="float" office:value="0.384168499508358">
                <text:p>0.384168499508358</text:p>
              </table:table-cell>
              <table:table-cell office:value-type="float" office:value="0.385106887183492">
                <text:p>0.385106887183492</text:p>
              </table:table-cell>
              <table:table-cell office:value-type="float" office:value="0.440482813404355">
                <text:p>0.440482813404355</text:p>
              </table:table-cell>
              <table:table-cell office:value-type="float" office:value="0.47579673126766">
                <text:p>0.475796731267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0.108402413911284">
                <text:p>0.108402413911284</text:p>
              </table:table-cell>
              <table:table-cell office:value-type="float" office:value="0.12274582513551">
                <text:p>0.12274582513551</text:p>
              </table:table-cell>
              <table:table-cell office:value-type="float" office:value="0.192969113671073">
                <text:p>0.192969113671073</text:p>
              </table:table-cell>
              <table:table-cell office:value-type="float" office:value="0.330866058661585">
                <text:p>0.330866058661585</text:p>
              </table:table-cell>
              <table:table-cell office:value-type="float" office:value="0.332287540238701">
                <text:p>0.332287540238701</text:p>
              </table:table-cell>
              <table:table-cell office:value-type="float" office:value="0.404936035421131">
                <text:p>0.404936035421131</text:p>
              </table:table-cell>
              <table:table-cell office:value-type="float" office:value="0.450948257004543">
                <text:p>0.450948257004543</text:p>
              </table:table-cell>
              <table:table-cell office:value-type="float" office:value="0.518337617427744">
                <text:p>0.5183376174277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